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16cm"/>
    </style:style>
    <style:style style:name="co3" style:family="table-column">
      <style:table-column-properties fo:break-before="auto" style:column-width="2.238cm"/>
    </style:style>
    <style:style style:name="co4" style:family="table-column">
      <style:table-column-properties fo:break-before="auto" style:column-width="1.9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ff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00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 style:data-style-name="N60">
      <style:table-cell-properties fo:background-color="#0000ff"/>
    </style:style>
    <style:style style:name="ce13" style:family="table-cell" style:parent-style-name="Default" style:data-style-name="N60">
      <style:table-cell-properties fo:background-color="#00ff00"/>
    </style:style>
    <style:style style:name="ce14" style:family="table-cell" style:parent-style-name="Default" style:data-style-name="N60">
      <style:table-cell-properties fo:background-color="#00ffff"/>
    </style:style>
    <style:style style:name="ce15" style:family="table-cell" style:parent-style-name="Default" style:data-style-name="N60">
      <style:table-cell-properties fo:background-color="#ff0000"/>
    </style:style>
    <style:style style:name="ce16" style:family="table-cell" style:parent-style-name="Default" style:data-style-name="N60">
      <style:table-cell-properties fo:background-color="#ffff00"/>
    </style:style>
    <style:style style:name="ce17" style:family="table-cell" style:parent-style-name="Default" style:data-style-name="N61">
      <style:table-cell-properties fo:background-color="#0000ff"/>
    </style:style>
    <style:style style:name="ce18" style:family="table-cell" style:parent-style-name="Default" style:data-style-name="N61">
      <style:table-cell-properties fo:background-color="#00ff00"/>
    </style:style>
    <style:style style:name="ce19" style:family="table-cell" style:parent-style-name="Default" style:data-style-name="N61">
      <style:table-cell-properties fo:background-color="#00ffff"/>
    </style:style>
    <style:style style:name="ce20" style:family="table-cell" style:parent-style-name="Default" style:data-style-name="N61">
      <style:table-cell-properties fo:background-color="#ff0000"/>
    </style:style>
    <style:style style:name="ce21" style:family="table-cell" style:parent-style-name="Default" style:data-style-name="N61">
      <style:table-cell-properties fo:background-color="#ffff00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 style:data-style-name="N61">
      <style:table-cell-properties fo:background-color="transparent"/>
    </style:style>
    <style:style style:name="ce24" style:family="table-cell" style:parent-style-name="Default" style:data-style-name="N60">
      <style:table-cell-properties fo:background-color="#ffff00"/>
      <style:text-properties fo:color="#000000"/>
    </style:style>
  </office:automatic-styles>
  <office:body>
    <office:spreadsheet>
      <table:table table:name="Reservoirs" table:style-name="ta1">
        <table:table-column table:style-name="co1" table:number-columns-repeated="15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S_min</text:p>
          </table:table-cell>
          <table:table-cell table:style-name="ce1" office:value-type="string">
            <text:p>S_max</text:p>
          </table:table-cell>
          <table:table-cell table:style-name="ce1" office:value-type="string">
            <text:p>R_min</text:p>
          </table:table-cell>
          <table:table-cell table:style-name="ce1" office:value-type="string">
            <text:p>R_max</text:p>
          </table:table-cell>
          <table:table-cell table:style-name="ce1" office:value-type="string">
            <text:p>h_min</text:p>
          </table:table-cell>
          <table:table-cell table:style-name="ce1" office:value-type="string">
            <text:p>h_max</text:p>
          </table:table-cell>
          <table:table-cell table:style-name="ce1" office:value-type="string">
            <text:p>FrictionLoss</text:p>
          </table:table-cell>
          <table:table-cell table:style-name="ce1" office:value-type="string">
            <text:p>TurbineEff</text:p>
          </table:table-cell>
          <table:table-cell table:style-name="ce1" office:value-type="string">
            <text:p>Release to</text:p>
          </table:table-cell>
          <table:table-cell table:style-name="ce1" office:value-type="string">
            <text:p>Spill to</text:p>
          </table:table-cell>
          <table:table-cell table:style-name="ce1" office:value-type="string">
            <text:p>Capacity</text:p>
          </table:table-cell>
          <table:table-cell table:style-name="ce1" office:value-type="string">
            <text:p>Spill_cost</text:p>
          </table:table-cell>
          <table:table-cell table:style-name="ce1" office:value-type="string">
            <text:p>TurbineElev</text:p>
          </table:table-cell>
          <table:table-cell table:style-name="ce1" office:value-type="string">
            <text:p>IncrementalFlow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Cabonga</text:p>
          </table:table-cell>
          <table:table-cell table:style-name="ce12" office:value-type="float" office:value="28000000">
            <text:p>2.80E+007</text:p>
          </table:table-cell>
          <table:table-cell table:style-name="ce12" office:value-type="float" office:value="1633000000">
            <text:p>1.63E+009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356.28">
            <text:p>356.28</text:p>
          </table:table-cell>
          <table:table-cell table:style-name="ce7" office:value-type="float" office:value="361.04">
            <text:p>361.04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2">
            <text:p>2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354.18">
            <text:p>354.18</text:p>
          </table:table-cell>
          <table:table-cell table:style-name="ce7" office:value-type="string">
            <text:p>Cabonga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string">
            <text:p>Baskatong</text:p>
          </table:table-cell>
          <table:table-cell table:style-name="ce13" office:value-type="float" office:value="31000000">
            <text:p>3.10E+007</text:p>
          </table:table-cell>
          <table:table-cell table:style-name="ce13" office:value-type="float" office:value="3175000000">
            <text:p>3.18E+00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20">
            <text:p>320</text:p>
          </table:table-cell>
          <table:table-cell table:style-name="ce8" office:value-type="float" office:value="208">
            <text:p>208</text:p>
          </table:table-cell>
          <table:table-cell table:style-name="ce8" office:value-type="float" office:value="223.45">
            <text:p>223.4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85">
            <text:p>0.85</text:p>
          </table:table-cell>
          <table:table-cell table:number-columns-repeated="2" table:style-name="ce8" office:value-type="float" office:value="3">
            <text:p>3</text:p>
          </table:table-cell>
          <table:table-cell table:style-name="ce13" office:value-type="float" office:value="50000000">
            <text:p>5.00E+007</text:p>
          </table:table-cell>
          <table:table-cell table:style-name="ce8" office:value-type="float" office:value="0.001">
            <text:p>0.001</text:p>
          </table:table-cell>
          <table:table-cell table:style-name="ce8" office:value-type="float" office:value="204.7">
            <text:p>204.7</text:p>
          </table:table-cell>
          <table:table-cell table:style-name="ce8" office:value-type="string">
            <text:p>Ceizur Baskatong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string">
            <text:p>Paugan</text:p>
          </table:table-cell>
          <table:table-cell table:style-name="ce14" office:value-type="float" office:value="2000000">
            <text:p>2.00E+006</text:p>
          </table:table-cell>
          <table:table-cell table:style-name="ce14" office:value-type="float" office:value="95000000">
            <text:p>9.50E+00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40">
            <text:p>640</text:p>
          </table:table-cell>
          <table:table-cell table:style-name="ce9" office:value-type="float" office:value="137.86">
            <text:p>137.86</text:p>
          </table:table-cell>
          <table:table-cell table:style-name="ce9" office:value-type="float" office:value="141.55">
            <text:p>141.5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85">
            <text:p>0.85</text:p>
          </table:table-cell>
          <table:table-cell table:number-columns-repeated="2" table:style-name="ce9" office:value-type="float" office:value="4">
            <text:p>4</text:p>
          </table:table-cell>
          <table:table-cell table:style-name="ce14" office:value-type="float" office:value="219000000">
            <text:p>2.19E+008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100.5">
            <text:p>100.5</text:p>
          </table:table-cell>
          <table:table-cell table:style-name="ce9" office:value-type="string">
            <text:p>Maniwaki Paugan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string">
            <text:p>Chelsea</text:p>
          </table:table-cell>
          <table:table-cell table:style-name="ce15" office:value-type="float" office:value="0">
            <text:p>0.00E+000</text:p>
          </table:table-cell>
          <table:table-cell table:style-name="ce15" office:value-type="float" office:value="5000000">
            <text:p>5.00E+00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635">
            <text:p>635</text:p>
          </table:table-cell>
          <table:table-cell table:style-name="ce10" office:value-type="float" office:value="96.95">
            <text:p>96.95</text:p>
          </table:table-cell>
          <table:table-cell table:style-name="ce10" office:value-type="float" office:value="97.54">
            <text:p>97.5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.85">
            <text:p>0.85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5" office:value-type="float" office:value="148000000">
            <text:p>1.48E+008</text:p>
          </table:table-cell>
          <table:table-cell table:style-name="ce10" office:value-type="float" office:value="0.001">
            <text:p>0.001</text:p>
          </table:table-cell>
          <table:table-cell table:style-name="ce10" office:value-type="float" office:value="69.6">
            <text:p>69.6</text:p>
          </table:table-cell>
          <table:table-cell table:style-name="ce10" office:value-type="string">
            <text:p>Chelsea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string">
            <text:p>RapidesF</text:p>
          </table:table-cell>
          <table:table-cell table:style-name="ce16" office:value-type="float" office:value="0">
            <text:p>0.00E+000</text:p>
          </table:table-cell>
          <table:table-cell table:style-name="ce16" office:value-type="float" office:value="3000000">
            <text:p>3.00E+00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10">
            <text:p>610</text:p>
          </table:table-cell>
          <table:table-cell table:style-name="ce11" office:value-type="float" office:value="65.5">
            <text:p>65.5</text:p>
          </table:table-cell>
          <table:table-cell table:style-name="ce11" office:value-type="float" office:value="70.71">
            <text:p>70.7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.85">
            <text:p>0.85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6" office:value-type="float" office:value="95000000">
            <text:p>9.50E+007</text:p>
          </table:table-cell>
          <table:table-cell table:style-name="ce11" office:value-type="float" office:value="0.001">
            <text:p>0.001</text:p>
          </table:table-cell>
          <table:table-cell table:style-name="ce11" office:value-type="float" office:value="49">
            <text:p>49</text:p>
          </table:table-cell>
          <table:table-cell table:style-name="ce11" office:value-type="string">
            <text:p>none</text:p>
          </table:table-cell>
        </table:table-row>
        <table:table-row table:style-name="ro1" table:number-rows-repeated="104856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Energy price" table:style-name="ta1">
        <table:table-column table:style-name="co1" table:number-columns-repeated="13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Jan</text:p>
          </table:table-cell>
          <table:table-cell table:style-name="ce1" office:value-type="string">
            <text:p>Feb</text:p>
          </table:table-cell>
          <table:table-cell table:style-name="ce1" office:value-type="string">
            <text:p>Mar</text:p>
          </table:table-cell>
          <table:table-cell table:style-name="ce1" office:value-type="string">
            <text:p>Apr</text:p>
          </table:table-cell>
          <table:table-cell table:style-name="ce1" office:value-type="string">
            <text:p>May</text:p>
          </table:table-cell>
          <table:table-cell table:style-name="ce1" office:value-type="string">
            <text:p>Jun</text:p>
          </table:table-cell>
          <table:table-cell table:style-name="ce1" office:value-type="string">
            <text:p>Jul</text:p>
          </table:table-cell>
          <table:table-cell table:style-name="ce1" office:value-type="string">
            <text:p>Aug</text:p>
          </table:table-cell>
          <table:table-cell table:style-name="ce1" office:value-type="string">
            <text:p>Sep</text:p>
          </table:table-cell>
          <table:table-cell table:style-name="ce1" office:value-type="string">
            <text:p>Oct</text:p>
          </table:table-cell>
          <table:table-cell table:style-name="ce1" office:value-type="string">
            <text:p>Nov</text:p>
          </table:table-cell>
          <table:table-cell table:style-name="ce1" office:value-type="string">
            <text:p>Dec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float" office:value="0.055">
            <text:p>0.055</text:p>
          </table:table-cell>
          <table:table-cell table:style-name="ce7" office:value-type="float" office:value="0.053">
            <text:p>0.053</text:p>
          </table:table-cell>
          <table:table-cell table:style-name="ce7" office:value-type="float" office:value="0.052">
            <text:p>0.052</text:p>
          </table:table-cell>
          <table:table-cell table:style-name="ce7" office:value-type="float" office:value="0.051">
            <text:p>0.051</text:p>
          </table:table-cell>
          <table:table-cell table:style-name="ce7" office:value-type="float" office:value="0.05">
            <text:p>0.05</text:p>
          </table:table-cell>
          <table:table-cell table:number-columns-repeated="2" table:style-name="ce7" office:value-type="float" office:value="0.049">
            <text:p>0.049</text:p>
          </table:table-cell>
          <table:table-cell table:style-name="ce7" office:value-type="float" office:value="0.048">
            <text:p>0.048</text:p>
          </table:table-cell>
          <table:table-cell table:style-name="ce7" office:value-type="float" office:value="0.051">
            <text:p>0.051</text:p>
          </table:table-cell>
          <table:table-cell table:style-name="ce7" office:value-type="float" office:value="0.052">
            <text:p>0.052</text:p>
          </table:table-cell>
          <table:table-cell table:style-name="ce7" office:value-type="float" office:value="0.053">
            <text:p>0.053</text:p>
          </table:table-cell>
          <table:table-cell table:style-name="ce7" office:value-type="float" office:value="0.054">
            <text:p>0.054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float" office:value="0.055">
            <text:p>0.055</text:p>
          </table:table-cell>
          <table:table-cell table:style-name="ce8" office:value-type="float" office:value="0.053">
            <text:p>0.053</text:p>
          </table:table-cell>
          <table:table-cell table:style-name="ce8" office:value-type="float" office:value="0.052">
            <text:p>0.052</text:p>
          </table:table-cell>
          <table:table-cell table:style-name="ce8" office:value-type="float" office:value="0.051">
            <text:p>0.051</text:p>
          </table:table-cell>
          <table:table-cell table:style-name="ce8" office:value-type="float" office:value="0.05">
            <text:p>0.05</text:p>
          </table:table-cell>
          <table:table-cell table:number-columns-repeated="2" table:style-name="ce8" office:value-type="float" office:value="0.049">
            <text:p>0.049</text:p>
          </table:table-cell>
          <table:table-cell table:style-name="ce8" office:value-type="float" office:value="0.048">
            <text:p>0.048</text:p>
          </table:table-cell>
          <table:table-cell table:style-name="ce8" office:value-type="float" office:value="0.051">
            <text:p>0.051</text:p>
          </table:table-cell>
          <table:table-cell table:style-name="ce8" office:value-type="float" office:value="0.052">
            <text:p>0.052</text:p>
          </table:table-cell>
          <table:table-cell table:style-name="ce8" office:value-type="float" office:value="0.053">
            <text:p>0.053</text:p>
          </table:table-cell>
          <table:table-cell table:style-name="ce8" office:value-type="float" office:value="0.054">
            <text:p>0.054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9" office:value-type="float" office:value="0.055">
            <text:p>0.055</text:p>
          </table:table-cell>
          <table:table-cell table:style-name="ce9" office:value-type="float" office:value="0.053">
            <text:p>0.053</text:p>
          </table:table-cell>
          <table:table-cell table:style-name="ce9" office:value-type="float" office:value="0.052">
            <text:p>0.052</text:p>
          </table:table-cell>
          <table:table-cell table:style-name="ce9" office:value-type="float" office:value="0.051">
            <text:p>0.051</text:p>
          </table:table-cell>
          <table:table-cell table:style-name="ce9" office:value-type="float" office:value="0.05">
            <text:p>0.05</text:p>
          </table:table-cell>
          <table:table-cell table:number-columns-repeated="2" table:style-name="ce9" office:value-type="float" office:value="0.049">
            <text:p>0.049</text:p>
          </table:table-cell>
          <table:table-cell table:style-name="ce9" office:value-type="float" office:value="0.048">
            <text:p>0.048</text:p>
          </table:table-cell>
          <table:table-cell table:style-name="ce9" office:value-type="float" office:value="0.051">
            <text:p>0.051</text:p>
          </table:table-cell>
          <table:table-cell table:style-name="ce9" office:value-type="float" office:value="0.052">
            <text:p>0.052</text:p>
          </table:table-cell>
          <table:table-cell table:style-name="ce9" office:value-type="float" office:value="0.053">
            <text:p>0.053</text:p>
          </table:table-cell>
          <table:table-cell table:style-name="ce9" office:value-type="float" office:value="0.054">
            <text:p>0.054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float" office:value="0.055">
            <text:p>0.055</text:p>
          </table:table-cell>
          <table:table-cell table:style-name="ce10" office:value-type="float" office:value="0.053">
            <text:p>0.053</text:p>
          </table:table-cell>
          <table:table-cell table:style-name="ce10" office:value-type="float" office:value="0.052">
            <text:p>0.052</text:p>
          </table:table-cell>
          <table:table-cell table:style-name="ce10" office:value-type="float" office:value="0.051">
            <text:p>0.051</text:p>
          </table:table-cell>
          <table:table-cell table:style-name="ce10" office:value-type="float" office:value="0.05">
            <text:p>0.05</text:p>
          </table:table-cell>
          <table:table-cell table:number-columns-repeated="2" table:style-name="ce10" office:value-type="float" office:value="0.049">
            <text:p>0.049</text:p>
          </table:table-cell>
          <table:table-cell table:style-name="ce10" office:value-type="float" office:value="0.048">
            <text:p>0.048</text:p>
          </table:table-cell>
          <table:table-cell table:style-name="ce10" office:value-type="float" office:value="0.051">
            <text:p>0.051</text:p>
          </table:table-cell>
          <table:table-cell table:style-name="ce10" office:value-type="float" office:value="0.052">
            <text:p>0.052</text:p>
          </table:table-cell>
          <table:table-cell table:style-name="ce10" office:value-type="float" office:value="0.053">
            <text:p>0.053</text:p>
          </table:table-cell>
          <table:table-cell table:style-name="ce10" office:value-type="float" office:value="0.054">
            <text:p>0.054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1" office:value-type="float" office:value="0.055">
            <text:p>0.055</text:p>
          </table:table-cell>
          <table:table-cell table:style-name="ce11" office:value-type="float" office:value="0.053">
            <text:p>0.053</text:p>
          </table:table-cell>
          <table:table-cell table:style-name="ce11" office:value-type="float" office:value="0.052">
            <text:p>0.052</text:p>
          </table:table-cell>
          <table:table-cell table:style-name="ce11" office:value-type="float" office:value="0.051">
            <text:p>0.051</text:p>
          </table:table-cell>
          <table:table-cell table:style-name="ce11" office:value-type="float" office:value="0.05">
            <text:p>0.05</text:p>
          </table:table-cell>
          <table:table-cell table:number-columns-repeated="2" table:style-name="ce11" office:value-type="float" office:value="0.049">
            <text:p>0.049</text:p>
          </table:table-cell>
          <table:table-cell table:style-name="ce11" office:value-type="float" office:value="0.048">
            <text:p>0.048</text:p>
          </table:table-cell>
          <table:table-cell table:style-name="ce11" office:value-type="float" office:value="0.051">
            <text:p>0.051</text:p>
          </table:table-cell>
          <table:table-cell table:style-name="ce11" office:value-type="float" office:value="0.052">
            <text:p>0.052</text:p>
          </table:table-cell>
          <table:table-cell table:style-name="ce11" office:value-type="float" office:value="0.053">
            <text:p>0.053</text:p>
          </table:table-cell>
          <table:table-cell table:style-name="ce11" office:value-type="float" office:value="0.054">
            <text:p>0.054</text:p>
          </table:table-cell>
        </table:table-row>
        <table:table-row table:style-name="ro1" table:number-rows-repeated="104856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vaporation" table:style-name="ta1">
        <table:table-column table:style-name="co1" table:number-columns-repeated="13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Jan</text:p>
          </table:table-cell>
          <table:table-cell table:style-name="ce1" office:value-type="string">
            <text:p>Feb</text:p>
          </table:table-cell>
          <table:table-cell table:style-name="ce1" office:value-type="string">
            <text:p>Mar</text:p>
          </table:table-cell>
          <table:table-cell table:style-name="ce1" office:value-type="string">
            <text:p>Apr</text:p>
          </table:table-cell>
          <table:table-cell table:style-name="ce1" office:value-type="string">
            <text:p>May</text:p>
          </table:table-cell>
          <table:table-cell table:style-name="ce1" office:value-type="string">
            <text:p>Jun</text:p>
          </table:table-cell>
          <table:table-cell table:style-name="ce1" office:value-type="string">
            <text:p>Jul</text:p>
          </table:table-cell>
          <table:table-cell table:style-name="ce1" office:value-type="string">
            <text:p>Aug</text:p>
          </table:table-cell>
          <table:table-cell table:style-name="ce1" office:value-type="string">
            <text:p>Sep</text:p>
          </table:table-cell>
          <table:table-cell table:style-name="ce1" office:value-type="string">
            <text:p>Oct</text:p>
          </table:table-cell>
          <table:table-cell table:style-name="ce1" office:value-type="string">
            <text:p>Nov</text:p>
          </table:table-cell>
          <table:table-cell table:style-name="ce1" office:value-type="string">
            <text:p>Dec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12" table:style-name="ce7" office:value-type="float" office:value="0">
            <text:p>0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number-columns-repeated="12" table:style-name="ce8" office:value-type="float" office:value="0">
            <text:p>0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number-columns-repeated="12" table:style-name="ce9" office:value-type="float" office:value="0">
            <text:p>0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number-columns-repeated="12" table:style-name="ce10" office:value-type="float" office:value="0">
            <text:p>0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number-columns-repeated="12" table:style-name="ce11" office:value-type="float" office:value="0">
            <text:p>0</text:p>
          </table:table-cell>
        </table:table-row>
        <table:table-row table:style-name="ro1" table:number-rows-repeated="104856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Water value" table:style-name="ta1">
        <table:table-column table:style-name="co1" table:number-columns-repeated="13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Jan</text:p>
          </table:table-cell>
          <table:table-cell table:style-name="ce1" office:value-type="string">
            <text:p>Feb</text:p>
          </table:table-cell>
          <table:table-cell table:style-name="ce1" office:value-type="string">
            <text:p>Mar</text:p>
          </table:table-cell>
          <table:table-cell table:style-name="ce1" office:value-type="string">
            <text:p>Apr</text:p>
          </table:table-cell>
          <table:table-cell table:style-name="ce1" office:value-type="string">
            <text:p>May</text:p>
          </table:table-cell>
          <table:table-cell table:style-name="ce1" office:value-type="string">
            <text:p>Jun</text:p>
          </table:table-cell>
          <table:table-cell table:style-name="ce1" office:value-type="string">
            <text:p>Jul</text:p>
          </table:table-cell>
          <table:table-cell table:style-name="ce1" office:value-type="string">
            <text:p>Aug</text:p>
          </table:table-cell>
          <table:table-cell table:style-name="ce1" office:value-type="string">
            <text:p>Sep</text:p>
          </table:table-cell>
          <table:table-cell table:style-name="ce1" office:value-type="string">
            <text:p>Oct</text:p>
          </table:table-cell>
          <table:table-cell table:style-name="ce1" office:value-type="string">
            <text:p>Nov</text:p>
          </table:table-cell>
          <table:table-cell table:style-name="ce1" office:value-type="string">
            <text:p>Dec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float" office:value="0.009812">
            <text:p>0.009812</text:p>
          </table:table-cell>
          <table:table-cell table:style-name="ce7" office:value-type="float" office:value="0.00688">
            <text:p>0.00688</text:p>
          </table:table-cell>
          <table:table-cell table:style-name="ce7" office:value-type="float" office:value="0.007801">
            <text:p>0.007801</text:p>
          </table:table-cell>
          <table:table-cell table:style-name="ce7" office:value-type="float" office:value="0.012541">
            <text:p>0.012541</text:p>
          </table:table-cell>
          <table:table-cell table:style-name="ce7" office:value-type="float" office:value="0.012427">
            <text:p>0.012427</text:p>
          </table:table-cell>
          <table:table-cell table:style-name="ce7" office:value-type="float" office:value="0.011375">
            <text:p>0.011375</text:p>
          </table:table-cell>
          <table:table-cell table:style-name="ce7" office:value-type="float" office:value="0.010925">
            <text:p>0.010925</text:p>
          </table:table-cell>
          <table:table-cell table:style-name="ce7" office:value-type="float" office:value="0.008616">
            <text:p>0.008616</text:p>
          </table:table-cell>
          <table:table-cell table:style-name="ce7" office:value-type="float" office:value="0.008356">
            <text:p>0.008356</text:p>
          </table:table-cell>
          <table:table-cell table:style-name="ce7" office:value-type="float" office:value="0.010853">
            <text:p>0.010853</text:p>
          </table:table-cell>
          <table:table-cell table:style-name="ce7" office:value-type="float" office:value="0.01091">
            <text:p>0.01091</text:p>
          </table:table-cell>
          <table:table-cell table:style-name="ce7" office:value-type="float" office:value="0.011821">
            <text:p>0.011821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float" office:value="0.005823">
            <text:p>0.005823</text:p>
          </table:table-cell>
          <table:table-cell table:style-name="ce8" office:value-type="float" office:value="0.006381">
            <text:p>0.006381</text:p>
          </table:table-cell>
          <table:table-cell table:style-name="ce8" office:value-type="float" office:value="0.007713">
            <text:p>0.007713</text:p>
          </table:table-cell>
          <table:table-cell table:style-name="ce8" office:value-type="float" office:value="0.001747">
            <text:p>0.001747</text:p>
          </table:table-cell>
          <table:table-cell table:style-name="ce8" office:value-type="float" office:value="0.00189">
            <text:p>0.00189</text:p>
          </table:table-cell>
          <table:table-cell table:style-name="ce8" office:value-type="float" office:value="0.00499">
            <text:p>0.00499</text:p>
          </table:table-cell>
          <table:table-cell table:style-name="ce8" office:value-type="float" office:value="0.007278">
            <text:p>0.007278</text:p>
          </table:table-cell>
          <table:table-cell table:style-name="ce8" office:value-type="float" office:value="0.007318">
            <text:p>0.007318</text:p>
          </table:table-cell>
          <table:table-cell table:style-name="ce8" office:value-type="float" office:value="0.008188">
            <text:p>0.008188</text:p>
          </table:table-cell>
          <table:table-cell table:style-name="ce8" office:value-type="float" office:value="0.007331">
            <text:p>0.007331</text:p>
          </table:table-cell>
          <table:table-cell table:style-name="ce8" office:value-type="float" office:value="0.007704">
            <text:p>0.007704</text:p>
          </table:table-cell>
          <table:table-cell table:style-name="ce8" office:value-type="float" office:value="0.005889">
            <text:p>0.005889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9" office:value-type="float" office:value="0.007448">
            <text:p>0.007448</text:p>
          </table:table-cell>
          <table:table-cell table:style-name="ce9" office:value-type="float" office:value="0.008276">
            <text:p>0.008276</text:p>
          </table:table-cell>
          <table:table-cell table:style-name="ce9" office:value-type="float" office:value="0.008658">
            <text:p>0.008658</text:p>
          </table:table-cell>
          <table:table-cell table:style-name="ce9" office:value-type="float" office:value="0.001918">
            <text:p>0.001918</text:p>
          </table:table-cell>
          <table:table-cell table:style-name="ce9" office:value-type="float" office:value="0.003443">
            <text:p>0.003443</text:p>
          </table:table-cell>
          <table:table-cell table:style-name="ce9" office:value-type="float" office:value="0.007039">
            <text:p>0.007039</text:p>
          </table:table-cell>
          <table:table-cell table:style-name="ce9" office:value-type="float" office:value="0.009444">
            <text:p>0.009444</text:p>
          </table:table-cell>
          <table:table-cell table:style-name="ce9" office:value-type="float" office:value="0.00924">
            <text:p>0.00924</text:p>
          </table:table-cell>
          <table:table-cell table:style-name="ce9" office:value-type="float" office:value="0.010279">
            <text:p>0.010279</text:p>
          </table:table-cell>
          <table:table-cell table:style-name="ce9" office:value-type="float" office:value="0.009064">
            <text:p>0.009064</text:p>
          </table:table-cell>
          <table:table-cell table:style-name="ce9" office:value-type="float" office:value="0.009315">
            <text:p>0.009315</text:p>
          </table:table-cell>
          <table:table-cell table:style-name="ce9" office:value-type="float" office:value="0.007825">
            <text:p>0.007825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float" office:value="0.003588">
            <text:p>0.003588</text:p>
          </table:table-cell>
          <table:table-cell table:style-name="ce10" office:value-type="float" office:value="0.003998">
            <text:p>0.003998</text:p>
          </table:table-cell>
          <table:table-cell table:style-name="ce10" office:value-type="float" office:value="0.004776">
            <text:p>0.004776</text:p>
          </table:table-cell>
          <table:table-cell table:style-name="ce10" office:value-type="float" office:value="0.000283">
            <text:p>0.000283</text:p>
          </table:table-cell>
          <table:table-cell table:style-name="ce10" office:value-type="float" office:value="0.001786">
            <text:p>0.001786</text:p>
          </table:table-cell>
          <table:table-cell table:style-name="ce10" office:value-type="float" office:value="0.003724">
            <text:p>0.003724</text:p>
          </table:table-cell>
          <table:table-cell table:style-name="ce10" office:value-type="float" office:value="0.005192">
            <text:p>0.005192</text:p>
          </table:table-cell>
          <table:table-cell table:style-name="ce10" office:value-type="float" office:value="0.004773">
            <text:p>0.004773</text:p>
          </table:table-cell>
          <table:table-cell table:style-name="ce10" office:value-type="float" office:value="0.005508">
            <text:p>0.005508</text:p>
          </table:table-cell>
          <table:table-cell table:style-name="ce10" office:value-type="float" office:value="0.004577">
            <text:p>0.004577</text:p>
          </table:table-cell>
          <table:table-cell table:style-name="ce10" office:value-type="float" office:value="0.005009">
            <text:p>0.005009</text:p>
          </table:table-cell>
          <table:table-cell table:style-name="ce10" office:value-type="float" office:value="0.004256">
            <text:p>0.004256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1" office:value-type="float" office:value="0.00119">
            <text:p>0.00119</text:p>
          </table:table-cell>
          <table:table-cell table:style-name="ce11" office:value-type="float" office:value="0.001304">
            <text:p>0.001304</text:p>
          </table:table-cell>
          <table:table-cell table:style-name="ce11" office:value-type="float" office:value="0.0018">
            <text:p>0.0018</text:p>
          </table:table-cell>
          <table:table-cell table:style-name="ce11" office:value-type="float" office:value="0.000109">
            <text:p>0.000109</text:p>
          </table:table-cell>
          <table:table-cell table:style-name="ce11" office:value-type="float" office:value="0.000585">
            <text:p>0.000585</text:p>
          </table:table-cell>
          <table:table-cell table:style-name="ce11" office:value-type="float" office:value="0.001378">
            <text:p>0.001378</text:p>
          </table:table-cell>
          <table:table-cell table:style-name="ce11" office:value-type="float" office:value="0.002019">
            <text:p>0.002019</text:p>
          </table:table-cell>
          <table:table-cell table:style-name="ce11" office:value-type="float" office:value="0.001665">
            <text:p>0.001665</text:p>
          </table:table-cell>
          <table:table-cell table:style-name="ce11" office:value-type="float" office:value="0.002206">
            <text:p>0.002206</text:p>
          </table:table-cell>
          <table:table-cell table:style-name="ce11" office:value-type="float" office:value="0.0018">
            <text:p>0.0018</text:p>
          </table:table-cell>
          <table:table-cell table:style-name="ce11" office:value-type="float" office:value="0.002006">
            <text:p>0.002006</text:p>
          </table:table-cell>
          <table:table-cell table:style-name="ce11" office:value-type="float" office:value="0.001634">
            <text:p>0.001634</text:p>
          </table:table-cell>
        </table:table-row>
        <table:table-row table:style-name="ro1" table:number-rows-repeated="104856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Benders beta" table:style-name="ta1">
        <table:table-column table:style-name="co1" table:default-cell-style-name="ce2"/>
        <table:table-column table:style-name="co1" table:number-columns-repeated="12" table:default-cell-style-name="ce17"/>
        <table:table-column table:style-name="co1" table:default-cell-style-name="ce23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Jan</text:p>
          </table:table-cell>
          <table:table-cell table:style-name="ce1" office:value-type="string">
            <text:p>Feb</text:p>
          </table:table-cell>
          <table:table-cell table:style-name="ce1" office:value-type="string">
            <text:p>Mar</text:p>
          </table:table-cell>
          <table:table-cell table:style-name="ce1" office:value-type="string">
            <text:p>Apr</text:p>
          </table:table-cell>
          <table:table-cell table:style-name="ce1" office:value-type="string">
            <text:p>May</text:p>
          </table:table-cell>
          <table:table-cell table:style-name="ce1" office:value-type="string">
            <text:p>Jun</text:p>
          </table:table-cell>
          <table:table-cell table:style-name="ce1" office:value-type="string">
            <text:p>Jul</text:p>
          </table:table-cell>
          <table:table-cell table:style-name="ce1" office:value-type="string">
            <text:p>Aug</text:p>
          </table:table-cell>
          <table:table-cell table:style-name="ce1" office:value-type="string">
            <text:p>Sep</text:p>
          </table:table-cell>
          <table:table-cell table:style-name="ce1" office:value-type="string">
            <text:p>Oct</text:p>
          </table:table-cell>
          <table:table-cell table:style-name="ce1" office:value-type="string">
            <text:p>Nov</text:p>
          </table:table-cell>
          <table:table-cell table:style-name="ce1" office:value-type="string">
            <text:p>Dec</text:p>
          </table:table-cell>
          <table:table-cell table:style-name="ce2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96884000">
            <text:p>1.80E+09</text:p>
          </table:table-cell>
          <table:table-cell office:value-type="float" office:value="1799257000">
            <text:p>1.80E+09</text:p>
          </table:table-cell>
          <table:table-cell office:value-type="float" office:value="1800115000">
            <text:p>1.80E+09</text:p>
          </table:table-cell>
          <table:table-cell office:value-type="float" office:value="1788470000">
            <text:p>1.79E+09</text:p>
          </table:table-cell>
          <table:table-cell office:value-type="float" office:value="1749774000">
            <text:p>1.75E+09</text:p>
          </table:table-cell>
          <table:table-cell office:value-type="float" office:value="1698309000">
            <text:p>1.70E+09</text:p>
          </table:table-cell>
          <table:table-cell office:value-type="float" office:value="1686318000">
            <text:p>1.69E+09</text:p>
          </table:table-cell>
          <table:table-cell office:value-type="float" office:value="1681366000">
            <text:p>1.68E+09</text:p>
          </table:table-cell>
          <table:table-cell office:value-type="float" office:value="1679469000">
            <text:p>1.68E+09</text:p>
          </table:table-cell>
          <table:table-cell office:value-type="float" office:value="1673276000">
            <text:p>1.67E+09</text:p>
          </table:table-cell>
          <table:table-cell office:value-type="float" office:value="1653421000">
            <text:p>1.65E+09</text:p>
          </table:table-cell>
          <table:table-cell office:value-type="float" office:value="1639130000">
            <text:p>1.64E+0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94250000">
            <text:p>1.89E+09</text:p>
          </table:table-cell>
          <table:table-cell office:value-type="float" office:value="1871396000">
            <text:p>1.87E+09</text:p>
          </table:table-cell>
          <table:table-cell office:value-type="float" office:value="1850462000">
            <text:p>1.85E+09</text:p>
          </table:table-cell>
          <table:table-cell office:value-type="float" office:value="1830085000">
            <text:p>1.83E+09</text:p>
          </table:table-cell>
          <table:table-cell office:value-type="float" office:value="1832531000">
            <text:p>1.83E+09</text:p>
          </table:table-cell>
          <table:table-cell office:value-type="float" office:value="1769680000">
            <text:p>1.77E+09</text:p>
          </table:table-cell>
          <table:table-cell office:value-type="float" office:value="1716949000">
            <text:p>1.72E+09</text:p>
          </table:table-cell>
          <table:table-cell office:value-type="float" office:value="1717988000">
            <text:p>1.72E+09</text:p>
          </table:table-cell>
          <table:table-cell office:value-type="float" office:value="1754948000">
            <text:p>1.75E+09</text:p>
          </table:table-cell>
          <table:table-cell office:value-type="float" office:value="1789308000">
            <text:p>1.79E+09</text:p>
          </table:table-cell>
          <table:table-cell office:value-type="float" office:value="1771424000">
            <text:p>1.77E+09</text:p>
          </table:table-cell>
          <table:table-cell office:value-type="float" office:value="1752155000">
            <text:p>1.75E+0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91428000">
            <text:p>1.79E+09</text:p>
          </table:table-cell>
          <table:table-cell office:value-type="float" office:value="1787333000">
            <text:p>1.79E+09</text:p>
          </table:table-cell>
          <table:table-cell office:value-type="float" office:value="1783681000">
            <text:p>1.78E+09</text:p>
          </table:table-cell>
          <table:table-cell office:value-type="float" office:value="1771381000">
            <text:p>1.77E+09</text:p>
          </table:table-cell>
          <table:table-cell office:value-type="float" office:value="1751876000">
            <text:p>1.75E+09</text:p>
          </table:table-cell>
          <table:table-cell office:value-type="float" office:value="1711006000">
            <text:p>1.71E+09</text:p>
          </table:table-cell>
          <table:table-cell office:value-type="float" office:value="1701861000">
            <text:p>1.70E+09</text:p>
          </table:table-cell>
          <table:table-cell office:value-type="float" office:value="1696863000">
            <text:p>1.70E+09</text:p>
          </table:table-cell>
          <table:table-cell office:value-type="float" office:value="1691929000">
            <text:p>1.69E+09</text:p>
          </table:table-cell>
          <table:table-cell office:value-type="float" office:value="1682595000">
            <text:p>1.68E+09</text:p>
          </table:table-cell>
          <table:table-cell office:value-type="float" office:value="1664275000">
            <text:p>1.66E+09</text:p>
          </table:table-cell>
          <table:table-cell office:value-type="float" office:value="1642585000">
            <text:p>1.64E+0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17211000">
            <text:p>1.82E+09</text:p>
          </table:table-cell>
          <table:table-cell office:value-type="float" office:value="1798046000">
            <text:p>1.80E+09</text:p>
          </table:table-cell>
          <table:table-cell office:value-type="float" office:value="1780319000">
            <text:p>1.78E+09</text:p>
          </table:table-cell>
          <table:table-cell office:value-type="float" office:value="1761748000">
            <text:p>1.76E+09</text:p>
          </table:table-cell>
          <table:table-cell office:value-type="float" office:value="1757859000">
            <text:p>1.76E+09</text:p>
          </table:table-cell>
          <table:table-cell office:value-type="float" office:value="1713183000">
            <text:p>1.71E+09</text:p>
          </table:table-cell>
          <table:table-cell office:value-type="float" office:value="1704394000">
            <text:p>1.70E+09</text:p>
          </table:table-cell>
          <table:table-cell office:value-type="float" office:value="1699434000">
            <text:p>1.70E+09</text:p>
          </table:table-cell>
          <table:table-cell office:value-type="float" office:value="1694824000">
            <text:p>1.69E+09</text:p>
          </table:table-cell>
          <table:table-cell office:value-type="float" office:value="1682978000">
            <text:p>1.68E+09</text:p>
          </table:table-cell>
          <table:table-cell office:value-type="float" office:value="1663946000">
            <text:p>1.66E+09</text:p>
          </table:table-cell>
          <table:table-cell office:value-type="float" office:value="1644654000">
            <text:p>1.64E+0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78699000">
            <text:p>1.78E+09</text:p>
          </table:table-cell>
          <table:table-cell office:value-type="float" office:value="1775391000">
            <text:p>1.78E+09</text:p>
          </table:table-cell>
          <table:table-cell office:value-type="float" office:value="1773323000">
            <text:p>1.77E+09</text:p>
          </table:table-cell>
          <table:table-cell office:value-type="float" office:value="1761709000">
            <text:p>1.76E+09</text:p>
          </table:table-cell>
          <table:table-cell office:value-type="float" office:value="1745739000">
            <text:p>1.75E+09</text:p>
          </table:table-cell>
          <table:table-cell office:value-type="float" office:value="1708232000">
            <text:p>1.71E+09</text:p>
          </table:table-cell>
          <table:table-cell office:value-type="float" office:value="1699218000">
            <text:p>1.70E+09</text:p>
          </table:table-cell>
          <table:table-cell office:value-type="float" office:value="1694231000">
            <text:p>1.69E+09</text:p>
          </table:table-cell>
          <table:table-cell office:value-type="float" office:value="1689789000">
            <text:p>1.69E+09</text:p>
          </table:table-cell>
          <table:table-cell office:value-type="float" office:value="1680556000">
            <text:p>1.68E+09</text:p>
          </table:table-cell>
          <table:table-cell office:value-type="float" office:value="1659935000">
            <text:p>1.66E+09</text:p>
          </table:table-cell>
          <table:table-cell office:value-type="float" office:value="1641122000">
            <text:p>1.64E+0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89261000">
            <text:p>1.79E+09</text:p>
          </table:table-cell>
          <table:table-cell office:value-type="float" office:value="1800408000">
            <text:p>1.80E+09</text:p>
          </table:table-cell>
          <table:table-cell office:value-type="float" office:value="1794446000">
            <text:p>1.79E+09</text:p>
          </table:table-cell>
          <table:table-cell office:value-type="float" office:value="1779703000">
            <text:p>1.78E+09</text:p>
          </table:table-cell>
          <table:table-cell office:value-type="float" office:value="1775874000">
            <text:p>1.78E+09</text:p>
          </table:table-cell>
          <table:table-cell office:value-type="float" office:value="1721287000">
            <text:p>1.72E+09</text:p>
          </table:table-cell>
          <table:table-cell office:value-type="float" office:value="1705283000">
            <text:p>1.71E+09</text:p>
          </table:table-cell>
          <table:table-cell office:value-type="float" office:value="1697010000">
            <text:p>1.70E+09</text:p>
          </table:table-cell>
          <table:table-cell office:value-type="float" office:value="1691973000">
            <text:p>1.69E+09</text:p>
          </table:table-cell>
          <table:table-cell office:value-type="float" office:value="1684416000">
            <text:p>1.68E+09</text:p>
          </table:table-cell>
          <table:table-cell office:value-type="float" office:value="1661896000">
            <text:p>1.66E+09</text:p>
          </table:table-cell>
          <table:table-cell office:value-type="float" office:value="1643564000">
            <text:p>1.64E+0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80562000">
            <text:p>1.78E+09</text:p>
          </table:table-cell>
          <table:table-cell office:value-type="float" office:value="1783753000">
            <text:p>1.78E+09</text:p>
          </table:table-cell>
          <table:table-cell office:value-type="float" office:value="1788446000">
            <text:p>1.79E+09</text:p>
          </table:table-cell>
          <table:table-cell office:value-type="float" office:value="1774584000">
            <text:p>1.77E+09</text:p>
          </table:table-cell>
          <table:table-cell office:value-type="float" office:value="1753390000">
            <text:p>1.75E+09</text:p>
          </table:table-cell>
          <table:table-cell office:value-type="float" office:value="1711826000">
            <text:p>1.71E+09</text:p>
          </table:table-cell>
          <table:table-cell office:value-type="float" office:value="1710036000">
            <text:p>1.71E+09</text:p>
          </table:table-cell>
          <table:table-cell office:value-type="float" office:value="1703990000">
            <text:p>1.70E+09</text:p>
          </table:table-cell>
          <table:table-cell office:value-type="float" office:value="1697674000">
            <text:p>1.70E+09</text:p>
          </table:table-cell>
          <table:table-cell office:value-type="float" office:value="1688162000">
            <text:p>1.69E+09</text:p>
          </table:table-cell>
          <table:table-cell office:value-type="float" office:value="1668948000">
            <text:p>1.67E+09</text:p>
          </table:table-cell>
          <table:table-cell office:value-type="float" office:value="1649873000">
            <text:p>1.65E+0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80120000">
            <text:p>1.78E+09</text:p>
          </table:table-cell>
          <table:table-cell office:value-type="float" office:value="1784278000">
            <text:p>1.78E+09</text:p>
          </table:table-cell>
          <table:table-cell office:value-type="float" office:value="1784861000">
            <text:p>1.78E+09</text:p>
          </table:table-cell>
          <table:table-cell office:value-type="float" office:value="1771106000">
            <text:p>1.77E+09</text:p>
          </table:table-cell>
          <table:table-cell office:value-type="float" office:value="1752218000">
            <text:p>1.75E+09</text:p>
          </table:table-cell>
          <table:table-cell office:value-type="float" office:value="1710069000">
            <text:p>1.71E+09</text:p>
          </table:table-cell>
          <table:table-cell office:value-type="float" office:value="1711846000">
            <text:p>1.71E+09</text:p>
          </table:table-cell>
          <table:table-cell office:value-type="float" office:value="1705945000">
            <text:p>1.71E+09</text:p>
          </table:table-cell>
          <table:table-cell office:value-type="float" office:value="1703321000">
            <text:p>1.70E+09</text:p>
          </table:table-cell>
          <table:table-cell office:value-type="float" office:value="1695488000">
            <text:p>1.70E+09</text:p>
          </table:table-cell>
          <table:table-cell office:value-type="float" office:value="1674417000">
            <text:p>1.67E+09</text:p>
          </table:table-cell>
          <table:table-cell office:value-type="float" office:value="1659014000">
            <text:p>1.66E+09</text:p>
          </table:table-cell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8" office:value-type="float" office:value="1796884000">
            <text:p>1.80E+09</text:p>
          </table:table-cell>
          <table:table-cell table:style-name="ce18" office:value-type="float" office:value="1799257000">
            <text:p>1.80E+09</text:p>
          </table:table-cell>
          <table:table-cell table:style-name="ce18" office:value-type="float" office:value="1800115000">
            <text:p>1.80E+09</text:p>
          </table:table-cell>
          <table:table-cell table:style-name="ce18" office:value-type="float" office:value="1788470000">
            <text:p>1.79E+09</text:p>
          </table:table-cell>
          <table:table-cell table:style-name="ce18" office:value-type="float" office:value="1749774000">
            <text:p>1.75E+09</text:p>
          </table:table-cell>
          <table:table-cell table:style-name="ce18" office:value-type="float" office:value="1698309000">
            <text:p>1.70E+09</text:p>
          </table:table-cell>
          <table:table-cell table:style-name="ce18" office:value-type="float" office:value="1686318000">
            <text:p>1.69E+09</text:p>
          </table:table-cell>
          <table:table-cell table:style-name="ce18" office:value-type="float" office:value="1681366000">
            <text:p>1.68E+09</text:p>
          </table:table-cell>
          <table:table-cell table:style-name="ce18" office:value-type="float" office:value="1679469000">
            <text:p>1.68E+09</text:p>
          </table:table-cell>
          <table:table-cell table:style-name="ce18" office:value-type="float" office:value="1673276000">
            <text:p>1.67E+09</text:p>
          </table:table-cell>
          <table:table-cell table:style-name="ce18" office:value-type="float" office:value="1653421000">
            <text:p>1.65E+09</text:p>
          </table:table-cell>
          <table:table-cell table:style-name="ce18" office:value-type="float" office:value="1639130000">
            <text:p>1.64E+09</text:p>
          </table:table-cell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8" office:value-type="float" office:value="1894250000">
            <text:p>1.89E+09</text:p>
          </table:table-cell>
          <table:table-cell table:style-name="ce18" office:value-type="float" office:value="1871396000">
            <text:p>1.87E+09</text:p>
          </table:table-cell>
          <table:table-cell table:style-name="ce18" office:value-type="float" office:value="1850462000">
            <text:p>1.85E+09</text:p>
          </table:table-cell>
          <table:table-cell table:style-name="ce18" office:value-type="float" office:value="1830085000">
            <text:p>1.83E+09</text:p>
          </table:table-cell>
          <table:table-cell table:style-name="ce18" office:value-type="float" office:value="1832531000">
            <text:p>1.83E+09</text:p>
          </table:table-cell>
          <table:table-cell table:style-name="ce18" office:value-type="float" office:value="1769680000">
            <text:p>1.77E+09</text:p>
          </table:table-cell>
          <table:table-cell table:style-name="ce18" office:value-type="float" office:value="1716949000">
            <text:p>1.72E+09</text:p>
          </table:table-cell>
          <table:table-cell table:style-name="ce18" office:value-type="float" office:value="1717988000">
            <text:p>1.72E+09</text:p>
          </table:table-cell>
          <table:table-cell table:style-name="ce18" office:value-type="float" office:value="1754948000">
            <text:p>1.75E+09</text:p>
          </table:table-cell>
          <table:table-cell table:style-name="ce18" office:value-type="float" office:value="1789308000">
            <text:p>1.79E+09</text:p>
          </table:table-cell>
          <table:table-cell table:style-name="ce18" office:value-type="float" office:value="1771424000">
            <text:p>1.77E+09</text:p>
          </table:table-cell>
          <table:table-cell table:style-name="ce18" office:value-type="float" office:value="1752155000">
            <text:p>1.75E+09</text:p>
          </table:table-cell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8" office:value-type="float" office:value="1791428000">
            <text:p>1.79E+09</text:p>
          </table:table-cell>
          <table:table-cell table:style-name="ce18" office:value-type="float" office:value="1787333000">
            <text:p>1.79E+09</text:p>
          </table:table-cell>
          <table:table-cell table:style-name="ce18" office:value-type="float" office:value="1783681000">
            <text:p>1.78E+09</text:p>
          </table:table-cell>
          <table:table-cell table:style-name="ce18" office:value-type="float" office:value="1771381000">
            <text:p>1.77E+09</text:p>
          </table:table-cell>
          <table:table-cell table:style-name="ce18" office:value-type="float" office:value="1751876000">
            <text:p>1.75E+09</text:p>
          </table:table-cell>
          <table:table-cell table:style-name="ce18" office:value-type="float" office:value="1711006000">
            <text:p>1.71E+09</text:p>
          </table:table-cell>
          <table:table-cell table:style-name="ce18" office:value-type="float" office:value="1701861000">
            <text:p>1.70E+09</text:p>
          </table:table-cell>
          <table:table-cell table:style-name="ce18" office:value-type="float" office:value="1696863000">
            <text:p>1.70E+09</text:p>
          </table:table-cell>
          <table:table-cell table:style-name="ce18" office:value-type="float" office:value="1691929000">
            <text:p>1.69E+09</text:p>
          </table:table-cell>
          <table:table-cell table:style-name="ce18" office:value-type="float" office:value="1682595000">
            <text:p>1.68E+09</text:p>
          </table:table-cell>
          <table:table-cell table:style-name="ce18" office:value-type="float" office:value="1664275000">
            <text:p>1.66E+09</text:p>
          </table:table-cell>
          <table:table-cell table:style-name="ce18" office:value-type="float" office:value="1642585000">
            <text:p>1.64E+09</text:p>
          </table:table-cell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8" office:value-type="float" office:value="1817211000">
            <text:p>1.82E+09</text:p>
          </table:table-cell>
          <table:table-cell table:style-name="ce18" office:value-type="float" office:value="1798046000">
            <text:p>1.80E+09</text:p>
          </table:table-cell>
          <table:table-cell table:style-name="ce18" office:value-type="float" office:value="1780319000">
            <text:p>1.78E+09</text:p>
          </table:table-cell>
          <table:table-cell table:style-name="ce18" office:value-type="float" office:value="1761748000">
            <text:p>1.76E+09</text:p>
          </table:table-cell>
          <table:table-cell table:style-name="ce18" office:value-type="float" office:value="1757859000">
            <text:p>1.76E+09</text:p>
          </table:table-cell>
          <table:table-cell table:style-name="ce18" office:value-type="float" office:value="1713183000">
            <text:p>1.71E+09</text:p>
          </table:table-cell>
          <table:table-cell table:style-name="ce18" office:value-type="float" office:value="1704394000">
            <text:p>1.70E+09</text:p>
          </table:table-cell>
          <table:table-cell table:style-name="ce18" office:value-type="float" office:value="1699434000">
            <text:p>1.70E+09</text:p>
          </table:table-cell>
          <table:table-cell table:style-name="ce18" office:value-type="float" office:value="1694824000">
            <text:p>1.69E+09</text:p>
          </table:table-cell>
          <table:table-cell table:style-name="ce18" office:value-type="float" office:value="1682978000">
            <text:p>1.68E+09</text:p>
          </table:table-cell>
          <table:table-cell table:style-name="ce18" office:value-type="float" office:value="1663946000">
            <text:p>1.66E+09</text:p>
          </table:table-cell>
          <table:table-cell table:style-name="ce18" office:value-type="float" office:value="1644654000">
            <text:p>1.64E+09</text:p>
          </table:table-cell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8" office:value-type="float" office:value="1778699000">
            <text:p>1.78E+09</text:p>
          </table:table-cell>
          <table:table-cell table:style-name="ce18" office:value-type="float" office:value="1775391000">
            <text:p>1.78E+09</text:p>
          </table:table-cell>
          <table:table-cell table:style-name="ce18" office:value-type="float" office:value="1773323000">
            <text:p>1.77E+09</text:p>
          </table:table-cell>
          <table:table-cell table:style-name="ce18" office:value-type="float" office:value="1761709000">
            <text:p>1.76E+09</text:p>
          </table:table-cell>
          <table:table-cell table:style-name="ce18" office:value-type="float" office:value="1745739000">
            <text:p>1.75E+09</text:p>
          </table:table-cell>
          <table:table-cell table:style-name="ce18" office:value-type="float" office:value="1708232000">
            <text:p>1.71E+09</text:p>
          </table:table-cell>
          <table:table-cell table:style-name="ce18" office:value-type="float" office:value="1699218000">
            <text:p>1.70E+09</text:p>
          </table:table-cell>
          <table:table-cell table:style-name="ce18" office:value-type="float" office:value="1694231000">
            <text:p>1.69E+09</text:p>
          </table:table-cell>
          <table:table-cell table:style-name="ce18" office:value-type="float" office:value="1689789000">
            <text:p>1.69E+09</text:p>
          </table:table-cell>
          <table:table-cell table:style-name="ce18" office:value-type="float" office:value="1680556000">
            <text:p>1.68E+09</text:p>
          </table:table-cell>
          <table:table-cell table:style-name="ce18" office:value-type="float" office:value="1659935000">
            <text:p>1.66E+09</text:p>
          </table:table-cell>
          <table:table-cell table:style-name="ce18" office:value-type="float" office:value="1641122000">
            <text:p>1.64E+09</text:p>
          </table:table-cell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8" office:value-type="float" office:value="1789261000">
            <text:p>1.79E+09</text:p>
          </table:table-cell>
          <table:table-cell table:style-name="ce18" office:value-type="float" office:value="1800408000">
            <text:p>1.80E+09</text:p>
          </table:table-cell>
          <table:table-cell table:style-name="ce18" office:value-type="float" office:value="1794446000">
            <text:p>1.79E+09</text:p>
          </table:table-cell>
          <table:table-cell table:style-name="ce18" office:value-type="float" office:value="1779703000">
            <text:p>1.78E+09</text:p>
          </table:table-cell>
          <table:table-cell table:style-name="ce18" office:value-type="float" office:value="1775874000">
            <text:p>1.78E+09</text:p>
          </table:table-cell>
          <table:table-cell table:style-name="ce18" office:value-type="float" office:value="1721287000">
            <text:p>1.72E+09</text:p>
          </table:table-cell>
          <table:table-cell table:style-name="ce18" office:value-type="float" office:value="1705283000">
            <text:p>1.71E+09</text:p>
          </table:table-cell>
          <table:table-cell table:style-name="ce18" office:value-type="float" office:value="1697010000">
            <text:p>1.70E+09</text:p>
          </table:table-cell>
          <table:table-cell table:style-name="ce18" office:value-type="float" office:value="1691973000">
            <text:p>1.69E+09</text:p>
          </table:table-cell>
          <table:table-cell table:style-name="ce18" office:value-type="float" office:value="1684416000">
            <text:p>1.68E+09</text:p>
          </table:table-cell>
          <table:table-cell table:style-name="ce18" office:value-type="float" office:value="1661896000">
            <text:p>1.66E+09</text:p>
          </table:table-cell>
          <table:table-cell table:style-name="ce18" office:value-type="float" office:value="1643564000">
            <text:p>1.64E+09</text:p>
          </table:table-cell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8" office:value-type="float" office:value="1780562000">
            <text:p>1.78E+09</text:p>
          </table:table-cell>
          <table:table-cell table:style-name="ce18" office:value-type="float" office:value="1783753000">
            <text:p>1.78E+09</text:p>
          </table:table-cell>
          <table:table-cell table:style-name="ce18" office:value-type="float" office:value="1788446000">
            <text:p>1.79E+09</text:p>
          </table:table-cell>
          <table:table-cell table:style-name="ce18" office:value-type="float" office:value="1774584000">
            <text:p>1.77E+09</text:p>
          </table:table-cell>
          <table:table-cell table:style-name="ce18" office:value-type="float" office:value="1753390000">
            <text:p>1.75E+09</text:p>
          </table:table-cell>
          <table:table-cell table:style-name="ce18" office:value-type="float" office:value="1711826000">
            <text:p>1.71E+09</text:p>
          </table:table-cell>
          <table:table-cell table:style-name="ce18" office:value-type="float" office:value="1710036000">
            <text:p>1.71E+09</text:p>
          </table:table-cell>
          <table:table-cell table:style-name="ce18" office:value-type="float" office:value="1703990000">
            <text:p>1.70E+09</text:p>
          </table:table-cell>
          <table:table-cell table:style-name="ce18" office:value-type="float" office:value="1697674000">
            <text:p>1.70E+09</text:p>
          </table:table-cell>
          <table:table-cell table:style-name="ce18" office:value-type="float" office:value="1688162000">
            <text:p>1.69E+09</text:p>
          </table:table-cell>
          <table:table-cell table:style-name="ce18" office:value-type="float" office:value="1668948000">
            <text:p>1.67E+09</text:p>
          </table:table-cell>
          <table:table-cell table:style-name="ce18" office:value-type="float" office:value="1649873000">
            <text:p>1.65E+09</text:p>
          </table:table-cell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8" office:value-type="float" office:value="1780120000">
            <text:p>1.78E+09</text:p>
          </table:table-cell>
          <table:table-cell table:style-name="ce18" office:value-type="float" office:value="1784278000">
            <text:p>1.78E+09</text:p>
          </table:table-cell>
          <table:table-cell table:style-name="ce18" office:value-type="float" office:value="1784861000">
            <text:p>1.78E+09</text:p>
          </table:table-cell>
          <table:table-cell table:style-name="ce18" office:value-type="float" office:value="1771106000">
            <text:p>1.77E+09</text:p>
          </table:table-cell>
          <table:table-cell table:style-name="ce18" office:value-type="float" office:value="1752218000">
            <text:p>1.75E+09</text:p>
          </table:table-cell>
          <table:table-cell table:style-name="ce18" office:value-type="float" office:value="1710069000">
            <text:p>1.71E+09</text:p>
          </table:table-cell>
          <table:table-cell table:style-name="ce18" office:value-type="float" office:value="1711846000">
            <text:p>1.71E+09</text:p>
          </table:table-cell>
          <table:table-cell table:style-name="ce18" office:value-type="float" office:value="1705945000">
            <text:p>1.71E+09</text:p>
          </table:table-cell>
          <table:table-cell table:style-name="ce18" office:value-type="float" office:value="1703321000">
            <text:p>1.70E+09</text:p>
          </table:table-cell>
          <table:table-cell table:style-name="ce18" office:value-type="float" office:value="1695488000">
            <text:p>1.70E+09</text:p>
          </table:table-cell>
          <table:table-cell table:style-name="ce18" office:value-type="float" office:value="1674417000">
            <text:p>1.67E+09</text:p>
          </table:table-cell>
          <table:table-cell table:style-name="ce18" office:value-type="float" office:value="1659014000">
            <text:p>1.66E+09</text:p>
          </table:table-cell>
          <table:table-cell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9" office:value-type="float" office:value="1796884000">
            <text:p>1.80E+09</text:p>
          </table:table-cell>
          <table:table-cell table:style-name="ce19" office:value-type="float" office:value="1799257000">
            <text:p>1.80E+09</text:p>
          </table:table-cell>
          <table:table-cell table:style-name="ce19" office:value-type="float" office:value="1800115000">
            <text:p>1.80E+09</text:p>
          </table:table-cell>
          <table:table-cell table:style-name="ce19" office:value-type="float" office:value="1788470000">
            <text:p>1.79E+09</text:p>
          </table:table-cell>
          <table:table-cell table:style-name="ce19" office:value-type="float" office:value="1749774000">
            <text:p>1.75E+09</text:p>
          </table:table-cell>
          <table:table-cell table:style-name="ce19" office:value-type="float" office:value="1698309000">
            <text:p>1.70E+09</text:p>
          </table:table-cell>
          <table:table-cell table:style-name="ce19" office:value-type="float" office:value="1686318000">
            <text:p>1.69E+09</text:p>
          </table:table-cell>
          <table:table-cell table:style-name="ce19" office:value-type="float" office:value="1681366000">
            <text:p>1.68E+09</text:p>
          </table:table-cell>
          <table:table-cell table:style-name="ce19" office:value-type="float" office:value="1679469000">
            <text:p>1.68E+09</text:p>
          </table:table-cell>
          <table:table-cell table:style-name="ce19" office:value-type="float" office:value="1673276000">
            <text:p>1.67E+09</text:p>
          </table:table-cell>
          <table:table-cell table:style-name="ce19" office:value-type="float" office:value="1653421000">
            <text:p>1.65E+09</text:p>
          </table:table-cell>
          <table:table-cell table:style-name="ce19" office:value-type="float" office:value="1639130000">
            <text:p>1.64E+09</text:p>
          </table:table-cell>
          <table:table-cell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9" office:value-type="float" office:value="1894250000">
            <text:p>1.89E+09</text:p>
          </table:table-cell>
          <table:table-cell table:style-name="ce19" office:value-type="float" office:value="1871396000">
            <text:p>1.87E+09</text:p>
          </table:table-cell>
          <table:table-cell table:style-name="ce19" office:value-type="float" office:value="1850462000">
            <text:p>1.85E+09</text:p>
          </table:table-cell>
          <table:table-cell table:style-name="ce19" office:value-type="float" office:value="1830085000">
            <text:p>1.83E+09</text:p>
          </table:table-cell>
          <table:table-cell table:style-name="ce19" office:value-type="float" office:value="1832531000">
            <text:p>1.83E+09</text:p>
          </table:table-cell>
          <table:table-cell table:style-name="ce19" office:value-type="float" office:value="1769680000">
            <text:p>1.77E+09</text:p>
          </table:table-cell>
          <table:table-cell table:style-name="ce19" office:value-type="float" office:value="1716949000">
            <text:p>1.72E+09</text:p>
          </table:table-cell>
          <table:table-cell table:style-name="ce19" office:value-type="float" office:value="1717988000">
            <text:p>1.72E+09</text:p>
          </table:table-cell>
          <table:table-cell table:style-name="ce19" office:value-type="float" office:value="1754948000">
            <text:p>1.75E+09</text:p>
          </table:table-cell>
          <table:table-cell table:style-name="ce19" office:value-type="float" office:value="1789308000">
            <text:p>1.79E+09</text:p>
          </table:table-cell>
          <table:table-cell table:style-name="ce19" office:value-type="float" office:value="1771424000">
            <text:p>1.77E+09</text:p>
          </table:table-cell>
          <table:table-cell table:style-name="ce19" office:value-type="float" office:value="1752155000">
            <text:p>1.75E+09</text:p>
          </table:table-cell>
          <table:table-cell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9" office:value-type="float" office:value="1791428000">
            <text:p>1.79E+09</text:p>
          </table:table-cell>
          <table:table-cell table:style-name="ce19" office:value-type="float" office:value="1787333000">
            <text:p>1.79E+09</text:p>
          </table:table-cell>
          <table:table-cell table:style-name="ce19" office:value-type="float" office:value="1783681000">
            <text:p>1.78E+09</text:p>
          </table:table-cell>
          <table:table-cell table:style-name="ce19" office:value-type="float" office:value="1771381000">
            <text:p>1.77E+09</text:p>
          </table:table-cell>
          <table:table-cell table:style-name="ce19" office:value-type="float" office:value="1751876000">
            <text:p>1.75E+09</text:p>
          </table:table-cell>
          <table:table-cell table:style-name="ce19" office:value-type="float" office:value="1711006000">
            <text:p>1.71E+09</text:p>
          </table:table-cell>
          <table:table-cell table:style-name="ce19" office:value-type="float" office:value="1701861000">
            <text:p>1.70E+09</text:p>
          </table:table-cell>
          <table:table-cell table:style-name="ce19" office:value-type="float" office:value="1696863000">
            <text:p>1.70E+09</text:p>
          </table:table-cell>
          <table:table-cell table:style-name="ce19" office:value-type="float" office:value="1691929000">
            <text:p>1.69E+09</text:p>
          </table:table-cell>
          <table:table-cell table:style-name="ce19" office:value-type="float" office:value="1682595000">
            <text:p>1.68E+09</text:p>
          </table:table-cell>
          <table:table-cell table:style-name="ce19" office:value-type="float" office:value="1664275000">
            <text:p>1.66E+09</text:p>
          </table:table-cell>
          <table:table-cell table:style-name="ce19" office:value-type="float" office:value="1642585000">
            <text:p>1.64E+09</text:p>
          </table:table-cell>
          <table:table-cell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9" office:value-type="float" office:value="1817211000">
            <text:p>1.82E+09</text:p>
          </table:table-cell>
          <table:table-cell table:style-name="ce19" office:value-type="float" office:value="1798046000">
            <text:p>1.80E+09</text:p>
          </table:table-cell>
          <table:table-cell table:style-name="ce19" office:value-type="float" office:value="1780319000">
            <text:p>1.78E+09</text:p>
          </table:table-cell>
          <table:table-cell table:style-name="ce19" office:value-type="float" office:value="1761748000">
            <text:p>1.76E+09</text:p>
          </table:table-cell>
          <table:table-cell table:style-name="ce19" office:value-type="float" office:value="1757859000">
            <text:p>1.76E+09</text:p>
          </table:table-cell>
          <table:table-cell table:style-name="ce19" office:value-type="float" office:value="1713183000">
            <text:p>1.71E+09</text:p>
          </table:table-cell>
          <table:table-cell table:style-name="ce19" office:value-type="float" office:value="1704394000">
            <text:p>1.70E+09</text:p>
          </table:table-cell>
          <table:table-cell table:style-name="ce19" office:value-type="float" office:value="1699434000">
            <text:p>1.70E+09</text:p>
          </table:table-cell>
          <table:table-cell table:style-name="ce19" office:value-type="float" office:value="1694824000">
            <text:p>1.69E+09</text:p>
          </table:table-cell>
          <table:table-cell table:style-name="ce19" office:value-type="float" office:value="1682978000">
            <text:p>1.68E+09</text:p>
          </table:table-cell>
          <table:table-cell table:style-name="ce19" office:value-type="float" office:value="1663946000">
            <text:p>1.66E+09</text:p>
          </table:table-cell>
          <table:table-cell table:style-name="ce19" office:value-type="float" office:value="1644654000">
            <text:p>1.64E+09</text:p>
          </table:table-cell>
          <table:table-cell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9" office:value-type="float" office:value="1778699000">
            <text:p>1.78E+09</text:p>
          </table:table-cell>
          <table:table-cell table:style-name="ce19" office:value-type="float" office:value="1775391000">
            <text:p>1.78E+09</text:p>
          </table:table-cell>
          <table:table-cell table:style-name="ce19" office:value-type="float" office:value="1773323000">
            <text:p>1.77E+09</text:p>
          </table:table-cell>
          <table:table-cell table:style-name="ce19" office:value-type="float" office:value="1761709000">
            <text:p>1.76E+09</text:p>
          </table:table-cell>
          <table:table-cell table:style-name="ce19" office:value-type="float" office:value="1745739000">
            <text:p>1.75E+09</text:p>
          </table:table-cell>
          <table:table-cell table:style-name="ce19" office:value-type="float" office:value="1708232000">
            <text:p>1.71E+09</text:p>
          </table:table-cell>
          <table:table-cell table:style-name="ce19" office:value-type="float" office:value="1699218000">
            <text:p>1.70E+09</text:p>
          </table:table-cell>
          <table:table-cell table:style-name="ce19" office:value-type="float" office:value="1694231000">
            <text:p>1.69E+09</text:p>
          </table:table-cell>
          <table:table-cell table:style-name="ce19" office:value-type="float" office:value="1689789000">
            <text:p>1.69E+09</text:p>
          </table:table-cell>
          <table:table-cell table:style-name="ce19" office:value-type="float" office:value="1680556000">
            <text:p>1.68E+09</text:p>
          </table:table-cell>
          <table:table-cell table:style-name="ce19" office:value-type="float" office:value="1659935000">
            <text:p>1.66E+09</text:p>
          </table:table-cell>
          <table:table-cell table:style-name="ce19" office:value-type="float" office:value="1641122000">
            <text:p>1.64E+09</text:p>
          </table:table-cell>
          <table:table-cell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9" office:value-type="float" office:value="1789261000">
            <text:p>1.79E+09</text:p>
          </table:table-cell>
          <table:table-cell table:style-name="ce19" office:value-type="float" office:value="1800408000">
            <text:p>1.80E+09</text:p>
          </table:table-cell>
          <table:table-cell table:style-name="ce19" office:value-type="float" office:value="1794446000">
            <text:p>1.79E+09</text:p>
          </table:table-cell>
          <table:table-cell table:style-name="ce19" office:value-type="float" office:value="1779703000">
            <text:p>1.78E+09</text:p>
          </table:table-cell>
          <table:table-cell table:style-name="ce19" office:value-type="float" office:value="1775874000">
            <text:p>1.78E+09</text:p>
          </table:table-cell>
          <table:table-cell table:style-name="ce19" office:value-type="float" office:value="1721287000">
            <text:p>1.72E+09</text:p>
          </table:table-cell>
          <table:table-cell table:style-name="ce19" office:value-type="float" office:value="1705283000">
            <text:p>1.71E+09</text:p>
          </table:table-cell>
          <table:table-cell table:style-name="ce19" office:value-type="float" office:value="1697010000">
            <text:p>1.70E+09</text:p>
          </table:table-cell>
          <table:table-cell table:style-name="ce19" office:value-type="float" office:value="1691973000">
            <text:p>1.69E+09</text:p>
          </table:table-cell>
          <table:table-cell table:style-name="ce19" office:value-type="float" office:value="1684416000">
            <text:p>1.68E+09</text:p>
          </table:table-cell>
          <table:table-cell table:style-name="ce19" office:value-type="float" office:value="1661896000">
            <text:p>1.66E+09</text:p>
          </table:table-cell>
          <table:table-cell table:style-name="ce19" office:value-type="float" office:value="1643564000">
            <text:p>1.64E+09</text:p>
          </table:table-cell>
          <table:table-cell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9" office:value-type="float" office:value="1780562000">
            <text:p>1.78E+09</text:p>
          </table:table-cell>
          <table:table-cell table:style-name="ce19" office:value-type="float" office:value="1783753000">
            <text:p>1.78E+09</text:p>
          </table:table-cell>
          <table:table-cell table:style-name="ce19" office:value-type="float" office:value="1788446000">
            <text:p>1.79E+09</text:p>
          </table:table-cell>
          <table:table-cell table:style-name="ce19" office:value-type="float" office:value="1774584000">
            <text:p>1.77E+09</text:p>
          </table:table-cell>
          <table:table-cell table:style-name="ce19" office:value-type="float" office:value="1753390000">
            <text:p>1.75E+09</text:p>
          </table:table-cell>
          <table:table-cell table:style-name="ce19" office:value-type="float" office:value="1711826000">
            <text:p>1.71E+09</text:p>
          </table:table-cell>
          <table:table-cell table:style-name="ce19" office:value-type="float" office:value="1710036000">
            <text:p>1.71E+09</text:p>
          </table:table-cell>
          <table:table-cell table:style-name="ce19" office:value-type="float" office:value="1703990000">
            <text:p>1.70E+09</text:p>
          </table:table-cell>
          <table:table-cell table:style-name="ce19" office:value-type="float" office:value="1697674000">
            <text:p>1.70E+09</text:p>
          </table:table-cell>
          <table:table-cell table:style-name="ce19" office:value-type="float" office:value="1688162000">
            <text:p>1.69E+09</text:p>
          </table:table-cell>
          <table:table-cell table:style-name="ce19" office:value-type="float" office:value="1668948000">
            <text:p>1.67E+09</text:p>
          </table:table-cell>
          <table:table-cell table:style-name="ce19" office:value-type="float" office:value="1649873000">
            <text:p>1.65E+09</text:p>
          </table:table-cell>
          <table:table-cell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9" office:value-type="float" office:value="1780120000">
            <text:p>1.78E+09</text:p>
          </table:table-cell>
          <table:table-cell table:style-name="ce19" office:value-type="float" office:value="1784278000">
            <text:p>1.78E+09</text:p>
          </table:table-cell>
          <table:table-cell table:style-name="ce19" office:value-type="float" office:value="1784861000">
            <text:p>1.78E+09</text:p>
          </table:table-cell>
          <table:table-cell table:style-name="ce19" office:value-type="float" office:value="1771106000">
            <text:p>1.77E+09</text:p>
          </table:table-cell>
          <table:table-cell table:style-name="ce19" office:value-type="float" office:value="1752218000">
            <text:p>1.75E+09</text:p>
          </table:table-cell>
          <table:table-cell table:style-name="ce19" office:value-type="float" office:value="1710069000">
            <text:p>1.71E+09</text:p>
          </table:table-cell>
          <table:table-cell table:style-name="ce19" office:value-type="float" office:value="1711846000">
            <text:p>1.71E+09</text:p>
          </table:table-cell>
          <table:table-cell table:style-name="ce19" office:value-type="float" office:value="1705945000">
            <text:p>1.71E+09</text:p>
          </table:table-cell>
          <table:table-cell table:style-name="ce19" office:value-type="float" office:value="1703321000">
            <text:p>1.70E+09</text:p>
          </table:table-cell>
          <table:table-cell table:style-name="ce19" office:value-type="float" office:value="1695488000">
            <text:p>1.70E+09</text:p>
          </table:table-cell>
          <table:table-cell table:style-name="ce19" office:value-type="float" office:value="1674417000">
            <text:p>1.67E+09</text:p>
          </table:table-cell>
          <table:table-cell table:style-name="ce19" office:value-type="float" office:value="1659014000">
            <text:p>1.66E+09</text:p>
          </table:table-cell>
          <table:table-cell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20" office:value-type="float" office:value="1796884000">
            <text:p>1.80E+09</text:p>
          </table:table-cell>
          <table:table-cell table:style-name="ce20" office:value-type="float" office:value="1799257000">
            <text:p>1.80E+09</text:p>
          </table:table-cell>
          <table:table-cell table:style-name="ce20" office:value-type="float" office:value="1800115000">
            <text:p>1.80E+09</text:p>
          </table:table-cell>
          <table:table-cell table:style-name="ce20" office:value-type="float" office:value="1788470000">
            <text:p>1.79E+09</text:p>
          </table:table-cell>
          <table:table-cell table:style-name="ce20" office:value-type="float" office:value="1749774000">
            <text:p>1.75E+09</text:p>
          </table:table-cell>
          <table:table-cell table:style-name="ce20" office:value-type="float" office:value="1698309000">
            <text:p>1.70E+09</text:p>
          </table:table-cell>
          <table:table-cell table:style-name="ce20" office:value-type="float" office:value="1686318000">
            <text:p>1.69E+09</text:p>
          </table:table-cell>
          <table:table-cell table:style-name="ce20" office:value-type="float" office:value="1681366000">
            <text:p>1.68E+09</text:p>
          </table:table-cell>
          <table:table-cell table:style-name="ce20" office:value-type="float" office:value="1679469000">
            <text:p>1.68E+09</text:p>
          </table:table-cell>
          <table:table-cell table:style-name="ce20" office:value-type="float" office:value="1673276000">
            <text:p>1.67E+09</text:p>
          </table:table-cell>
          <table:table-cell table:style-name="ce20" office:value-type="float" office:value="1653421000">
            <text:p>1.65E+09</text:p>
          </table:table-cell>
          <table:table-cell table:style-name="ce20" office:value-type="float" office:value="1639130000">
            <text:p>1.64E+09</text:p>
          </table:table-cell>
          <table:table-cell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20" office:value-type="float" office:value="1894250000">
            <text:p>1.89E+09</text:p>
          </table:table-cell>
          <table:table-cell table:style-name="ce20" office:value-type="float" office:value="1871396000">
            <text:p>1.87E+09</text:p>
          </table:table-cell>
          <table:table-cell table:style-name="ce20" office:value-type="float" office:value="1850462000">
            <text:p>1.85E+09</text:p>
          </table:table-cell>
          <table:table-cell table:style-name="ce20" office:value-type="float" office:value="1830085000">
            <text:p>1.83E+09</text:p>
          </table:table-cell>
          <table:table-cell table:style-name="ce20" office:value-type="float" office:value="1832531000">
            <text:p>1.83E+09</text:p>
          </table:table-cell>
          <table:table-cell table:style-name="ce20" office:value-type="float" office:value="1769680000">
            <text:p>1.77E+09</text:p>
          </table:table-cell>
          <table:table-cell table:style-name="ce20" office:value-type="float" office:value="1716949000">
            <text:p>1.72E+09</text:p>
          </table:table-cell>
          <table:table-cell table:style-name="ce20" office:value-type="float" office:value="1717988000">
            <text:p>1.72E+09</text:p>
          </table:table-cell>
          <table:table-cell table:style-name="ce20" office:value-type="float" office:value="1754948000">
            <text:p>1.75E+09</text:p>
          </table:table-cell>
          <table:table-cell table:style-name="ce20" office:value-type="float" office:value="1789308000">
            <text:p>1.79E+09</text:p>
          </table:table-cell>
          <table:table-cell table:style-name="ce20" office:value-type="float" office:value="1771424000">
            <text:p>1.77E+09</text:p>
          </table:table-cell>
          <table:table-cell table:style-name="ce20" office:value-type="float" office:value="1752155000">
            <text:p>1.75E+09</text:p>
          </table:table-cell>
          <table:table-cell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20" office:value-type="float" office:value="1791428000">
            <text:p>1.79E+09</text:p>
          </table:table-cell>
          <table:table-cell table:style-name="ce20" office:value-type="float" office:value="1787333000">
            <text:p>1.79E+09</text:p>
          </table:table-cell>
          <table:table-cell table:style-name="ce20" office:value-type="float" office:value="1783681000">
            <text:p>1.78E+09</text:p>
          </table:table-cell>
          <table:table-cell table:style-name="ce20" office:value-type="float" office:value="1771381000">
            <text:p>1.77E+09</text:p>
          </table:table-cell>
          <table:table-cell table:style-name="ce20" office:value-type="float" office:value="1751876000">
            <text:p>1.75E+09</text:p>
          </table:table-cell>
          <table:table-cell table:style-name="ce20" office:value-type="float" office:value="1711006000">
            <text:p>1.71E+09</text:p>
          </table:table-cell>
          <table:table-cell table:style-name="ce20" office:value-type="float" office:value="1701861000">
            <text:p>1.70E+09</text:p>
          </table:table-cell>
          <table:table-cell table:style-name="ce20" office:value-type="float" office:value="1696863000">
            <text:p>1.70E+09</text:p>
          </table:table-cell>
          <table:table-cell table:style-name="ce20" office:value-type="float" office:value="1691929000">
            <text:p>1.69E+09</text:p>
          </table:table-cell>
          <table:table-cell table:style-name="ce20" office:value-type="float" office:value="1682595000">
            <text:p>1.68E+09</text:p>
          </table:table-cell>
          <table:table-cell table:style-name="ce20" office:value-type="float" office:value="1664275000">
            <text:p>1.66E+09</text:p>
          </table:table-cell>
          <table:table-cell table:style-name="ce20" office:value-type="float" office:value="1642585000">
            <text:p>1.64E+09</text:p>
          </table:table-cell>
          <table:table-cell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20" office:value-type="float" office:value="1817211000">
            <text:p>1.82E+09</text:p>
          </table:table-cell>
          <table:table-cell table:style-name="ce20" office:value-type="float" office:value="1798046000">
            <text:p>1.80E+09</text:p>
          </table:table-cell>
          <table:table-cell table:style-name="ce20" office:value-type="float" office:value="1780319000">
            <text:p>1.78E+09</text:p>
          </table:table-cell>
          <table:table-cell table:style-name="ce20" office:value-type="float" office:value="1761748000">
            <text:p>1.76E+09</text:p>
          </table:table-cell>
          <table:table-cell table:style-name="ce20" office:value-type="float" office:value="1757859000">
            <text:p>1.76E+09</text:p>
          </table:table-cell>
          <table:table-cell table:style-name="ce20" office:value-type="float" office:value="1713183000">
            <text:p>1.71E+09</text:p>
          </table:table-cell>
          <table:table-cell table:style-name="ce20" office:value-type="float" office:value="1704394000">
            <text:p>1.70E+09</text:p>
          </table:table-cell>
          <table:table-cell table:style-name="ce20" office:value-type="float" office:value="1699434000">
            <text:p>1.70E+09</text:p>
          </table:table-cell>
          <table:table-cell table:style-name="ce20" office:value-type="float" office:value="1694824000">
            <text:p>1.69E+09</text:p>
          </table:table-cell>
          <table:table-cell table:style-name="ce20" office:value-type="float" office:value="1682978000">
            <text:p>1.68E+09</text:p>
          </table:table-cell>
          <table:table-cell table:style-name="ce20" office:value-type="float" office:value="1663946000">
            <text:p>1.66E+09</text:p>
          </table:table-cell>
          <table:table-cell table:style-name="ce20" office:value-type="float" office:value="1644654000">
            <text:p>1.64E+09</text:p>
          </table:table-cell>
          <table:table-cell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20" office:value-type="float" office:value="1778699000">
            <text:p>1.78E+09</text:p>
          </table:table-cell>
          <table:table-cell table:style-name="ce20" office:value-type="float" office:value="1775391000">
            <text:p>1.78E+09</text:p>
          </table:table-cell>
          <table:table-cell table:style-name="ce20" office:value-type="float" office:value="1773323000">
            <text:p>1.77E+09</text:p>
          </table:table-cell>
          <table:table-cell table:style-name="ce20" office:value-type="float" office:value="1761709000">
            <text:p>1.76E+09</text:p>
          </table:table-cell>
          <table:table-cell table:style-name="ce20" office:value-type="float" office:value="1745739000">
            <text:p>1.75E+09</text:p>
          </table:table-cell>
          <table:table-cell table:style-name="ce20" office:value-type="float" office:value="1708232000">
            <text:p>1.71E+09</text:p>
          </table:table-cell>
          <table:table-cell table:style-name="ce20" office:value-type="float" office:value="1699218000">
            <text:p>1.70E+09</text:p>
          </table:table-cell>
          <table:table-cell table:style-name="ce20" office:value-type="float" office:value="1694231000">
            <text:p>1.69E+09</text:p>
          </table:table-cell>
          <table:table-cell table:style-name="ce20" office:value-type="float" office:value="1689789000">
            <text:p>1.69E+09</text:p>
          </table:table-cell>
          <table:table-cell table:style-name="ce20" office:value-type="float" office:value="1680556000">
            <text:p>1.68E+09</text:p>
          </table:table-cell>
          <table:table-cell table:style-name="ce20" office:value-type="float" office:value="1659935000">
            <text:p>1.66E+09</text:p>
          </table:table-cell>
          <table:table-cell table:style-name="ce20" office:value-type="float" office:value="1641122000">
            <text:p>1.64E+09</text:p>
          </table:table-cell>
          <table:table-cell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20" office:value-type="float" office:value="1789261000">
            <text:p>1.79E+09</text:p>
          </table:table-cell>
          <table:table-cell table:style-name="ce20" office:value-type="float" office:value="1800408000">
            <text:p>1.80E+09</text:p>
          </table:table-cell>
          <table:table-cell table:style-name="ce20" office:value-type="float" office:value="1794446000">
            <text:p>1.79E+09</text:p>
          </table:table-cell>
          <table:table-cell table:style-name="ce20" office:value-type="float" office:value="1779703000">
            <text:p>1.78E+09</text:p>
          </table:table-cell>
          <table:table-cell table:style-name="ce20" office:value-type="float" office:value="1775874000">
            <text:p>1.78E+09</text:p>
          </table:table-cell>
          <table:table-cell table:style-name="ce20" office:value-type="float" office:value="1721287000">
            <text:p>1.72E+09</text:p>
          </table:table-cell>
          <table:table-cell table:style-name="ce20" office:value-type="float" office:value="1705283000">
            <text:p>1.71E+09</text:p>
          </table:table-cell>
          <table:table-cell table:style-name="ce20" office:value-type="float" office:value="1697010000">
            <text:p>1.70E+09</text:p>
          </table:table-cell>
          <table:table-cell table:style-name="ce20" office:value-type="float" office:value="1691973000">
            <text:p>1.69E+09</text:p>
          </table:table-cell>
          <table:table-cell table:style-name="ce20" office:value-type="float" office:value="1684416000">
            <text:p>1.68E+09</text:p>
          </table:table-cell>
          <table:table-cell table:style-name="ce20" office:value-type="float" office:value="1661896000">
            <text:p>1.66E+09</text:p>
          </table:table-cell>
          <table:table-cell table:style-name="ce20" office:value-type="float" office:value="1643564000">
            <text:p>1.64E+09</text:p>
          </table:table-cell>
          <table:table-cell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20" office:value-type="float" office:value="1780562000">
            <text:p>1.78E+09</text:p>
          </table:table-cell>
          <table:table-cell table:style-name="ce20" office:value-type="float" office:value="1783753000">
            <text:p>1.78E+09</text:p>
          </table:table-cell>
          <table:table-cell table:style-name="ce20" office:value-type="float" office:value="1788446000">
            <text:p>1.79E+09</text:p>
          </table:table-cell>
          <table:table-cell table:style-name="ce20" office:value-type="float" office:value="1774584000">
            <text:p>1.77E+09</text:p>
          </table:table-cell>
          <table:table-cell table:style-name="ce20" office:value-type="float" office:value="1753390000">
            <text:p>1.75E+09</text:p>
          </table:table-cell>
          <table:table-cell table:style-name="ce20" office:value-type="float" office:value="1711826000">
            <text:p>1.71E+09</text:p>
          </table:table-cell>
          <table:table-cell table:style-name="ce20" office:value-type="float" office:value="1710036000">
            <text:p>1.71E+09</text:p>
          </table:table-cell>
          <table:table-cell table:style-name="ce20" office:value-type="float" office:value="1703990000">
            <text:p>1.70E+09</text:p>
          </table:table-cell>
          <table:table-cell table:style-name="ce20" office:value-type="float" office:value="1697674000">
            <text:p>1.70E+09</text:p>
          </table:table-cell>
          <table:table-cell table:style-name="ce20" office:value-type="float" office:value="1688162000">
            <text:p>1.69E+09</text:p>
          </table:table-cell>
          <table:table-cell table:style-name="ce20" office:value-type="float" office:value="1668948000">
            <text:p>1.67E+09</text:p>
          </table:table-cell>
          <table:table-cell table:style-name="ce20" office:value-type="float" office:value="1649873000">
            <text:p>1.65E+09</text:p>
          </table:table-cell>
          <table:table-cell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20" office:value-type="float" office:value="1780120000">
            <text:p>1.78E+09</text:p>
          </table:table-cell>
          <table:table-cell table:style-name="ce20" office:value-type="float" office:value="1784278000">
            <text:p>1.78E+09</text:p>
          </table:table-cell>
          <table:table-cell table:style-name="ce20" office:value-type="float" office:value="1784861000">
            <text:p>1.78E+09</text:p>
          </table:table-cell>
          <table:table-cell table:style-name="ce20" office:value-type="float" office:value="1771106000">
            <text:p>1.77E+09</text:p>
          </table:table-cell>
          <table:table-cell table:style-name="ce20" office:value-type="float" office:value="1752218000">
            <text:p>1.75E+09</text:p>
          </table:table-cell>
          <table:table-cell table:style-name="ce20" office:value-type="float" office:value="1710069000">
            <text:p>1.71E+09</text:p>
          </table:table-cell>
          <table:table-cell table:style-name="ce20" office:value-type="float" office:value="1711846000">
            <text:p>1.71E+09</text:p>
          </table:table-cell>
          <table:table-cell table:style-name="ce20" office:value-type="float" office:value="1705945000">
            <text:p>1.71E+09</text:p>
          </table:table-cell>
          <table:table-cell table:style-name="ce20" office:value-type="float" office:value="1703321000">
            <text:p>1.70E+09</text:p>
          </table:table-cell>
          <table:table-cell table:style-name="ce20" office:value-type="float" office:value="1695488000">
            <text:p>1.70E+09</text:p>
          </table:table-cell>
          <table:table-cell table:style-name="ce20" office:value-type="float" office:value="1674417000">
            <text:p>1.67E+09</text:p>
          </table:table-cell>
          <table:table-cell table:style-name="ce20" office:value-type="float" office:value="1659014000">
            <text:p>1.66E+09</text:p>
          </table:table-cell>
          <table:table-cell/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21" office:value-type="float" office:value="1796884000">
            <text:p>1.80E+09</text:p>
          </table:table-cell>
          <table:table-cell table:style-name="ce21" office:value-type="float" office:value="1799257000">
            <text:p>1.80E+09</text:p>
          </table:table-cell>
          <table:table-cell table:style-name="ce21" office:value-type="float" office:value="1800115000">
            <text:p>1.80E+09</text:p>
          </table:table-cell>
          <table:table-cell table:style-name="ce21" office:value-type="float" office:value="1788470000">
            <text:p>1.79E+09</text:p>
          </table:table-cell>
          <table:table-cell table:style-name="ce21" office:value-type="float" office:value="1749774000">
            <text:p>1.75E+09</text:p>
          </table:table-cell>
          <table:table-cell table:style-name="ce21" office:value-type="float" office:value="1698309000">
            <text:p>1.70E+09</text:p>
          </table:table-cell>
          <table:table-cell table:style-name="ce21" office:value-type="float" office:value="1686318000">
            <text:p>1.69E+09</text:p>
          </table:table-cell>
          <table:table-cell table:style-name="ce21" office:value-type="float" office:value="1681366000">
            <text:p>1.68E+09</text:p>
          </table:table-cell>
          <table:table-cell table:style-name="ce21" office:value-type="float" office:value="1679469000">
            <text:p>1.68E+09</text:p>
          </table:table-cell>
          <table:table-cell table:style-name="ce21" office:value-type="float" office:value="1673276000">
            <text:p>1.67E+09</text:p>
          </table:table-cell>
          <table:table-cell table:style-name="ce21" office:value-type="float" office:value="1653421000">
            <text:p>1.65E+09</text:p>
          </table:table-cell>
          <table:table-cell table:style-name="ce21" office:value-type="float" office:value="1639130000">
            <text:p>1.64E+09</text:p>
          </table:table-cell>
          <table:table-cell/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21" office:value-type="float" office:value="1894250000">
            <text:p>1.89E+09</text:p>
          </table:table-cell>
          <table:table-cell table:style-name="ce21" office:value-type="float" office:value="1871396000">
            <text:p>1.87E+09</text:p>
          </table:table-cell>
          <table:table-cell table:style-name="ce21" office:value-type="float" office:value="1850462000">
            <text:p>1.85E+09</text:p>
          </table:table-cell>
          <table:table-cell table:style-name="ce21" office:value-type="float" office:value="1830085000">
            <text:p>1.83E+09</text:p>
          </table:table-cell>
          <table:table-cell table:style-name="ce21" office:value-type="float" office:value="1832531000">
            <text:p>1.83E+09</text:p>
          </table:table-cell>
          <table:table-cell table:style-name="ce21" office:value-type="float" office:value="1769680000">
            <text:p>1.77E+09</text:p>
          </table:table-cell>
          <table:table-cell table:style-name="ce21" office:value-type="float" office:value="1716949000">
            <text:p>1.72E+09</text:p>
          </table:table-cell>
          <table:table-cell table:style-name="ce21" office:value-type="float" office:value="1717988000">
            <text:p>1.72E+09</text:p>
          </table:table-cell>
          <table:table-cell table:style-name="ce21" office:value-type="float" office:value="1754948000">
            <text:p>1.75E+09</text:p>
          </table:table-cell>
          <table:table-cell table:style-name="ce21" office:value-type="float" office:value="1789308000">
            <text:p>1.79E+09</text:p>
          </table:table-cell>
          <table:table-cell table:style-name="ce21" office:value-type="float" office:value="1771424000">
            <text:p>1.77E+09</text:p>
          </table:table-cell>
          <table:table-cell table:style-name="ce21" office:value-type="float" office:value="1752155000">
            <text:p>1.75E+09</text:p>
          </table:table-cell>
          <table:table-cell/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21" office:value-type="float" office:value="1791428000">
            <text:p>1.79E+09</text:p>
          </table:table-cell>
          <table:table-cell table:style-name="ce21" office:value-type="float" office:value="1787333000">
            <text:p>1.79E+09</text:p>
          </table:table-cell>
          <table:table-cell table:style-name="ce21" office:value-type="float" office:value="1783681000">
            <text:p>1.78E+09</text:p>
          </table:table-cell>
          <table:table-cell table:style-name="ce21" office:value-type="float" office:value="1771381000">
            <text:p>1.77E+09</text:p>
          </table:table-cell>
          <table:table-cell table:style-name="ce21" office:value-type="float" office:value="1751876000">
            <text:p>1.75E+09</text:p>
          </table:table-cell>
          <table:table-cell table:style-name="ce21" office:value-type="float" office:value="1711006000">
            <text:p>1.71E+09</text:p>
          </table:table-cell>
          <table:table-cell table:style-name="ce21" office:value-type="float" office:value="1701861000">
            <text:p>1.70E+09</text:p>
          </table:table-cell>
          <table:table-cell table:style-name="ce21" office:value-type="float" office:value="1696863000">
            <text:p>1.70E+09</text:p>
          </table:table-cell>
          <table:table-cell table:style-name="ce21" office:value-type="float" office:value="1691929000">
            <text:p>1.69E+09</text:p>
          </table:table-cell>
          <table:table-cell table:style-name="ce21" office:value-type="float" office:value="1682595000">
            <text:p>1.68E+09</text:p>
          </table:table-cell>
          <table:table-cell table:style-name="ce21" office:value-type="float" office:value="1664275000">
            <text:p>1.66E+09</text:p>
          </table:table-cell>
          <table:table-cell table:style-name="ce21" office:value-type="float" office:value="1642585000">
            <text:p>1.64E+09</text:p>
          </table:table-cell>
          <table:table-cell/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21" office:value-type="float" office:value="1817211000">
            <text:p>1.82E+09</text:p>
          </table:table-cell>
          <table:table-cell table:style-name="ce21" office:value-type="float" office:value="1798046000">
            <text:p>1.80E+09</text:p>
          </table:table-cell>
          <table:table-cell table:style-name="ce21" office:value-type="float" office:value="1780319000">
            <text:p>1.78E+09</text:p>
          </table:table-cell>
          <table:table-cell table:style-name="ce21" office:value-type="float" office:value="1761748000">
            <text:p>1.76E+09</text:p>
          </table:table-cell>
          <table:table-cell table:style-name="ce21" office:value-type="float" office:value="1757859000">
            <text:p>1.76E+09</text:p>
          </table:table-cell>
          <table:table-cell table:style-name="ce21" office:value-type="float" office:value="1713183000">
            <text:p>1.71E+09</text:p>
          </table:table-cell>
          <table:table-cell table:style-name="ce21" office:value-type="float" office:value="1704394000">
            <text:p>1.70E+09</text:p>
          </table:table-cell>
          <table:table-cell table:style-name="ce21" office:value-type="float" office:value="1699434000">
            <text:p>1.70E+09</text:p>
          </table:table-cell>
          <table:table-cell table:style-name="ce21" office:value-type="float" office:value="1694824000">
            <text:p>1.69E+09</text:p>
          </table:table-cell>
          <table:table-cell table:style-name="ce21" office:value-type="float" office:value="1682978000">
            <text:p>1.68E+09</text:p>
          </table:table-cell>
          <table:table-cell table:style-name="ce21" office:value-type="float" office:value="1663946000">
            <text:p>1.66E+09</text:p>
          </table:table-cell>
          <table:table-cell table:style-name="ce21" office:value-type="float" office:value="1644654000">
            <text:p>1.64E+09</text:p>
          </table:table-cell>
          <table:table-cell/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21" office:value-type="float" office:value="1778699000">
            <text:p>1.78E+09</text:p>
          </table:table-cell>
          <table:table-cell table:style-name="ce21" office:value-type="float" office:value="1775391000">
            <text:p>1.78E+09</text:p>
          </table:table-cell>
          <table:table-cell table:style-name="ce21" office:value-type="float" office:value="1773323000">
            <text:p>1.77E+09</text:p>
          </table:table-cell>
          <table:table-cell table:style-name="ce21" office:value-type="float" office:value="1761709000">
            <text:p>1.76E+09</text:p>
          </table:table-cell>
          <table:table-cell table:style-name="ce21" office:value-type="float" office:value="1745739000">
            <text:p>1.75E+09</text:p>
          </table:table-cell>
          <table:table-cell table:style-name="ce21" office:value-type="float" office:value="1708232000">
            <text:p>1.71E+09</text:p>
          </table:table-cell>
          <table:table-cell table:style-name="ce21" office:value-type="float" office:value="1699218000">
            <text:p>1.70E+09</text:p>
          </table:table-cell>
          <table:table-cell table:style-name="ce21" office:value-type="float" office:value="1694231000">
            <text:p>1.69E+09</text:p>
          </table:table-cell>
          <table:table-cell table:style-name="ce21" office:value-type="float" office:value="1689789000">
            <text:p>1.69E+09</text:p>
          </table:table-cell>
          <table:table-cell table:style-name="ce21" office:value-type="float" office:value="1680556000">
            <text:p>1.68E+09</text:p>
          </table:table-cell>
          <table:table-cell table:style-name="ce21" office:value-type="float" office:value="1659935000">
            <text:p>1.66E+09</text:p>
          </table:table-cell>
          <table:table-cell table:style-name="ce21" office:value-type="float" office:value="1641122000">
            <text:p>1.64E+09</text:p>
          </table:table-cell>
          <table:table-cell/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21" office:value-type="float" office:value="1789261000">
            <text:p>1.79E+09</text:p>
          </table:table-cell>
          <table:table-cell table:style-name="ce21" office:value-type="float" office:value="1800408000">
            <text:p>1.80E+09</text:p>
          </table:table-cell>
          <table:table-cell table:style-name="ce21" office:value-type="float" office:value="1794446000">
            <text:p>1.79E+09</text:p>
          </table:table-cell>
          <table:table-cell table:style-name="ce21" office:value-type="float" office:value="1779703000">
            <text:p>1.78E+09</text:p>
          </table:table-cell>
          <table:table-cell table:style-name="ce21" office:value-type="float" office:value="1775874000">
            <text:p>1.78E+09</text:p>
          </table:table-cell>
          <table:table-cell table:style-name="ce21" office:value-type="float" office:value="1721287000">
            <text:p>1.72E+09</text:p>
          </table:table-cell>
          <table:table-cell table:style-name="ce21" office:value-type="float" office:value="1705283000">
            <text:p>1.71E+09</text:p>
          </table:table-cell>
          <table:table-cell table:style-name="ce21" office:value-type="float" office:value="1697010000">
            <text:p>1.70E+09</text:p>
          </table:table-cell>
          <table:table-cell table:style-name="ce21" office:value-type="float" office:value="1691973000">
            <text:p>1.69E+09</text:p>
          </table:table-cell>
          <table:table-cell table:style-name="ce21" office:value-type="float" office:value="1684416000">
            <text:p>1.68E+09</text:p>
          </table:table-cell>
          <table:table-cell table:style-name="ce21" office:value-type="float" office:value="1661896000">
            <text:p>1.66E+09</text:p>
          </table:table-cell>
          <table:table-cell table:style-name="ce21" office:value-type="float" office:value="1643564000">
            <text:p>1.64E+09</text:p>
          </table:table-cell>
          <table:table-cell/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21" office:value-type="float" office:value="1780562000">
            <text:p>1.78E+09</text:p>
          </table:table-cell>
          <table:table-cell table:style-name="ce21" office:value-type="float" office:value="1783753000">
            <text:p>1.78E+09</text:p>
          </table:table-cell>
          <table:table-cell table:style-name="ce21" office:value-type="float" office:value="1788446000">
            <text:p>1.79E+09</text:p>
          </table:table-cell>
          <table:table-cell table:style-name="ce21" office:value-type="float" office:value="1774584000">
            <text:p>1.77E+09</text:p>
          </table:table-cell>
          <table:table-cell table:style-name="ce21" office:value-type="float" office:value="1753390000">
            <text:p>1.75E+09</text:p>
          </table:table-cell>
          <table:table-cell table:style-name="ce21" office:value-type="float" office:value="1711826000">
            <text:p>1.71E+09</text:p>
          </table:table-cell>
          <table:table-cell table:style-name="ce21" office:value-type="float" office:value="1710036000">
            <text:p>1.71E+09</text:p>
          </table:table-cell>
          <table:table-cell table:style-name="ce21" office:value-type="float" office:value="1703990000">
            <text:p>1.70E+09</text:p>
          </table:table-cell>
          <table:table-cell table:style-name="ce21" office:value-type="float" office:value="1697674000">
            <text:p>1.70E+09</text:p>
          </table:table-cell>
          <table:table-cell table:style-name="ce21" office:value-type="float" office:value="1688162000">
            <text:p>1.69E+09</text:p>
          </table:table-cell>
          <table:table-cell table:style-name="ce21" office:value-type="float" office:value="1668948000">
            <text:p>1.67E+09</text:p>
          </table:table-cell>
          <table:table-cell table:style-name="ce21" office:value-type="float" office:value="1649873000">
            <text:p>1.65E+09</text:p>
          </table:table-cell>
          <table:table-cell/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21" office:value-type="float" office:value="1780120000">
            <text:p>1.78E+09</text:p>
          </table:table-cell>
          <table:table-cell table:style-name="ce21" office:value-type="float" office:value="1784278000">
            <text:p>1.78E+09</text:p>
          </table:table-cell>
          <table:table-cell table:style-name="ce21" office:value-type="float" office:value="1784861000">
            <text:p>1.78E+09</text:p>
          </table:table-cell>
          <table:table-cell table:style-name="ce21" office:value-type="float" office:value="1771106000">
            <text:p>1.77E+09</text:p>
          </table:table-cell>
          <table:table-cell table:style-name="ce21" office:value-type="float" office:value="1752218000">
            <text:p>1.75E+09</text:p>
          </table:table-cell>
          <table:table-cell table:style-name="ce21" office:value-type="float" office:value="1710069000">
            <text:p>1.71E+09</text:p>
          </table:table-cell>
          <table:table-cell table:style-name="ce21" office:value-type="float" office:value="1711846000">
            <text:p>1.71E+09</text:p>
          </table:table-cell>
          <table:table-cell table:style-name="ce21" office:value-type="float" office:value="1705945000">
            <text:p>1.71E+09</text:p>
          </table:table-cell>
          <table:table-cell table:style-name="ce21" office:value-type="float" office:value="1703321000">
            <text:p>1.70E+09</text:p>
          </table:table-cell>
          <table:table-cell table:style-name="ce21" office:value-type="float" office:value="1695488000">
            <text:p>1.70E+09</text:p>
          </table:table-cell>
          <table:table-cell table:style-name="ce21" office:value-type="float" office:value="1674417000">
            <text:p>1.67E+09</text:p>
          </table:table-cell>
          <table:table-cell table:style-name="ce21" office:value-type="float" office:value="1659014000">
            <text:p>1.66E+09</text:p>
          </table:table-cell>
          <table:table-cell/>
        </table:table-row>
      </table:table>
      <table:table table:name="Benders phi" table:style-name="ta1">
        <table:table-column table:style-name="co1" table:number-columns-repeated="13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Jan</text:p>
          </table:table-cell>
          <table:table-cell table:style-name="ce1" office:value-type="string">
            <text:p>Feb</text:p>
          </table:table-cell>
          <table:table-cell table:style-name="ce1" office:value-type="string">
            <text:p>Mar</text:p>
          </table:table-cell>
          <table:table-cell table:style-name="ce1" office:value-type="string">
            <text:p>Apr</text:p>
          </table:table-cell>
          <table:table-cell table:style-name="ce1" office:value-type="string">
            <text:p>May</text:p>
          </table:table-cell>
          <table:table-cell table:style-name="ce1" office:value-type="string">
            <text:p>Jun</text:p>
          </table:table-cell>
          <table:table-cell table:style-name="ce1" office:value-type="string">
            <text:p>Jul</text:p>
          </table:table-cell>
          <table:table-cell table:style-name="ce1" office:value-type="string">
            <text:p>Aug</text:p>
          </table:table-cell>
          <table:table-cell table:style-name="ce1" office:value-type="string">
            <text:p>Sep</text:p>
          </table:table-cell>
          <table:table-cell table:style-name="ce1" office:value-type="string">
            <text:p>Oct</text:p>
          </table:table-cell>
          <table:table-cell table:style-name="ce1" office:value-type="string">
            <text:p>Nov</text:p>
          </table:table-cell>
          <table:table-cell table:style-name="ce1" office:value-type="string">
            <text:p>Dec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12" table:style-name="ce12" office:value-type="float" office:value="0.05">
            <text:p>5.00E-002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5" table:style-name="ce12" office:value-type="float" office:value="-0.002645399">
            <text:p>-2.65E-003</text:p>
          </table:table-cell>
          <table:table-cell table:style-name="ce12" office:value-type="float" office:value="0.007403109">
            <text:p>7.40E-003</text:p>
          </table:table-cell>
          <table:table-cell table:style-name="ce12" office:value-type="float" office:value="0.03398587">
            <text:p>3.40E-002</text:p>
          </table:table-cell>
          <table:table-cell table:style-name="ce12" office:value-type="float" office:value="0.03304078">
            <text:p>3.30E-002</text:p>
          </table:table-cell>
          <table:table-cell table:style-name="ce12" office:value-type="float" office:value="0.01665657">
            <text:p>1.67E-002</text:p>
          </table:table-cell>
          <table:table-cell table:number-columns-repeated="3" table:style-name="ce12" office:value-type="float" office:value="-0.002645399">
            <text:p>-2.65E-003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12" table:style-name="ce12" office:value-type="float" office:value="0.01433024">
            <text:p>1.43E-002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6" table:style-name="ce12" office:value-type="float" office:value="0.01415999">
            <text:p>1.42E-002</text:p>
          </table:table-cell>
          <table:table-cell table:style-name="ce12" office:value-type="float" office:value="0.01412514">
            <text:p>1.41E-002</text:p>
          </table:table-cell>
          <table:table-cell table:style-name="ce12" office:value-type="float" office:value="0.01408939">
            <text:p>1.41E-002</text:p>
          </table:table-cell>
          <table:table-cell table:number-columns-repeated="4" table:style-name="ce12" office:value-type="float" office:value="0.01408182">
            <text:p>1.41E-002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4" table:style-name="ce12" office:value-type="float" office:value="0.01415999">
            <text:p>1.42E-002</text:p>
          </table:table-cell>
          <table:table-cell table:number-columns-repeated="3" table:style-name="ce12" office:value-type="float" office:value="0.01410117">
            <text:p>1.41E-002</text:p>
          </table:table-cell>
          <table:table-cell table:style-name="ce12" office:value-type="float" office:value="0.01410114">
            <text:p>1.41E-002</text:p>
          </table:table-cell>
          <table:table-cell table:style-name="ce12" office:value-type="float" office:value="0.01410516">
            <text:p>1.41E-002</text:p>
          </table:table-cell>
          <table:table-cell table:style-name="ce12" office:value-type="float" office:value="0.01412052">
            <text:p>1.41E-002</text:p>
          </table:table-cell>
          <table:table-cell table:style-name="ce12" office:value-type="float" office:value="0.01421275">
            <text:p>1.42E-002</text:p>
          </table:table-cell>
          <table:table-cell table:style-name="ce12" office:value-type="float" office:value="0.01423589">
            <text:p>1.42E-002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2" office:value-type="float" office:value="0.01120073">
            <text:p>1.12E-002</text:p>
          </table:table-cell>
          <table:table-cell table:style-name="ce12" office:value-type="float" office:value="0.003972524">
            <text:p>3.97E-003</text:p>
          </table:table-cell>
          <table:table-cell table:style-name="ce12" office:value-type="float" office:value="-0.0005439831">
            <text:p>-5.44E-004</text:p>
          </table:table-cell>
          <table:table-cell table:style-name="ce12" office:value-type="float" office:value="-0.002645399">
            <text:p>-2.65E-003</text:p>
          </table:table-cell>
          <table:table-cell table:style-name="ce12" office:value-type="float" office:value="-0.001554741">
            <text:p>-1.55E-003</text:p>
          </table:table-cell>
          <table:table-cell table:style-name="ce12" office:value-type="float" office:value="0.006740403">
            <text:p>6.74E-003</text:p>
          </table:table-cell>
          <table:table-cell table:style-name="ce12" office:value-type="float" office:value="0.01165359">
            <text:p>1.17E-002</text:p>
          </table:table-cell>
          <table:table-cell table:style-name="ce12" office:value-type="float" office:value="0.0132434">
            <text:p>1.32E-002</text:p>
          </table:table-cell>
          <table:table-cell table:style-name="ce12" office:value-type="float" office:value="0.01341814">
            <text:p>1.34E-002</text:p>
          </table:table-cell>
          <table:table-cell table:style-name="ce12" office:value-type="float" office:value="0.01282665">
            <text:p>1.28E-002</text:p>
          </table:table-cell>
          <table:table-cell table:style-name="ce12" office:value-type="float" office:value="0.01387491">
            <text:p>1.39E-002</text:p>
          </table:table-cell>
          <table:table-cell table:style-name="ce12" office:value-type="float" office:value="0.01372708">
            <text:p>1.37E-002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2" office:value-type="float" office:value="0.01396451">
            <text:p>1.40E-002</text:p>
          </table:table-cell>
          <table:table-cell table:style-name="ce12" office:value-type="float" office:value="0.01025048">
            <text:p>1.03E-002</text:p>
          </table:table-cell>
          <table:table-cell table:style-name="ce12" office:value-type="float" office:value="0.003007607">
            <text:p>3.01E-003</text:p>
          </table:table-cell>
          <table:table-cell table:style-name="ce12" office:value-type="float" office:value="0.001424606">
            <text:p>1.42E-003</text:p>
          </table:table-cell>
          <table:table-cell table:style-name="ce12" office:value-type="float" office:value="0.01326384">
            <text:p>1.33E-002</text:p>
          </table:table-cell>
          <table:table-cell table:style-name="ce12" office:value-type="float" office:value="0.01222855">
            <text:p>1.22E-002</text:p>
          </table:table-cell>
          <table:table-cell table:style-name="ce12" office:value-type="float" office:value="0.00837572">
            <text:p>8.38E-003</text:p>
          </table:table-cell>
          <table:table-cell table:style-name="ce12" office:value-type="float" office:value="0.007857299">
            <text:p>7.86E-003</text:p>
          </table:table-cell>
          <table:table-cell table:style-name="ce12" office:value-type="float" office:value="0.00808488">
            <text:p>8.08E-003</text:p>
          </table:table-cell>
          <table:table-cell table:style-name="ce12" office:value-type="float" office:value="0.008120352">
            <text:p>8.12E-003</text:p>
          </table:table-cell>
          <table:table-cell table:number-columns-repeated="2" table:style-name="ce12" office:value-type="float" office:value="0.008117762">
            <text:p>8.12E-003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2" office:value-type="float" office:value="0.01415999">
            <text:p>1.42E-002</text:p>
          </table:table-cell>
          <table:table-cell table:style-name="ce12" office:value-type="float" office:value="0.009788319">
            <text:p>9.79E-003</text:p>
          </table:table-cell>
          <table:table-cell table:style-name="ce12" office:value-type="float" office:value="0.005307405">
            <text:p>5.31E-003</text:p>
          </table:table-cell>
          <table:table-cell table:style-name="ce12" office:value-type="float" office:value="0.004676619">
            <text:p>4.68E-003</text:p>
          </table:table-cell>
          <table:table-cell table:style-name="ce12" office:value-type="float" office:value="0.01410117">
            <text:p>1.41E-002</text:p>
          </table:table-cell>
          <table:table-cell table:style-name="ce12" office:value-type="float" office:value="0.01326384">
            <text:p>1.33E-002</text:p>
          </table:table-cell>
          <table:table-cell table:style-name="ce12" office:value-type="float" office:value="0.008140035">
            <text:p>8.14E-003</text:p>
          </table:table-cell>
          <table:table-cell table:style-name="ce12" office:value-type="float" office:value="0.007787051">
            <text:p>7.79E-003</text:p>
          </table:table-cell>
          <table:table-cell table:style-name="ce12" office:value-type="float" office:value="0.008106333">
            <text:p>8.11E-003</text:p>
          </table:table-cell>
          <table:table-cell table:style-name="ce12" office:value-type="float" office:value="0.01054836">
            <text:p>1.05E-002</text:p>
          </table:table-cell>
          <table:table-cell table:style-name="ce12" office:value-type="float" office:value="0.01617915">
            <text:p>1.62E-002</text:p>
          </table:table-cell>
          <table:table-cell table:style-name="ce12" office:value-type="float" office:value="0.01740461">
            <text:p>1.74E-002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3" office:value-type="float" office:value="0.01340742">
            <text:p>1.34E-002</text:p>
          </table:table-cell>
          <table:table-cell table:style-name="ce13" office:value-type="float" office:value="0.0129">
            <text:p>1.29E-002</text:p>
          </table:table-cell>
          <table:table-cell table:style-name="ce13" office:value-type="float" office:value="0.01076221">
            <text:p>1.08E-002</text:p>
          </table:table-cell>
          <table:table-cell table:style-name="ce13" office:value-type="float" office:value="-0.002645399">
            <text:p>-2.65E-003</text:p>
          </table:table-cell>
          <table:table-cell table:style-name="ce13" office:value-type="float" office:value="0.0003713574">
            <text:p>3.71E-004</text:p>
          </table:table-cell>
          <table:table-cell table:style-name="ce13" office:value-type="float" office:value="0.008527962">
            <text:p>8.53E-003</text:p>
          </table:table-cell>
          <table:table-cell table:style-name="ce13" office:value-type="float" office:value="0.01031875">
            <text:p>1.03E-002</text:p>
          </table:table-cell>
          <table:table-cell table:style-name="ce13" office:value-type="float" office:value="0.01205097">
            <text:p>1.21E-002</text:p>
          </table:table-cell>
          <table:table-cell table:style-name="ce13" office:value-type="float" office:value="0.01349802">
            <text:p>1.35E-002</text:p>
          </table:table-cell>
          <table:table-cell table:style-name="ce13" office:value-type="float" office:value="0.01362738">
            <text:p>1.36E-002</text:p>
          </table:table-cell>
          <table:table-cell table:style-name="ce13" office:value-type="float" office:value="0.01356916">
            <text:p>1.36E-002</text:p>
          </table:table-cell>
          <table:table-cell table:style-name="ce13" office:value-type="float" office:value="0.01347843">
            <text:p>1.35E-002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number-columns-repeated="5" table:style-name="ce13" office:value-type="float" office:value="-0.002645399">
            <text:p>-2.65E-003</text:p>
          </table:table-cell>
          <table:table-cell table:style-name="ce13" office:value-type="float" office:value="0.007403109">
            <text:p>7.40E-003</text:p>
          </table:table-cell>
          <table:table-cell table:style-name="ce13" office:value-type="float" office:value="0.009392097">
            <text:p>9.39E-003</text:p>
          </table:table-cell>
          <table:table-cell table:style-name="ce13" office:value-type="float" office:value="0.008685148">
            <text:p>8.69E-003</text:p>
          </table:table-cell>
          <table:table-cell table:style-name="ce13" office:value-type="float" office:value="0.003320872">
            <text:p>3.32E-003</text:p>
          </table:table-cell>
          <table:table-cell table:number-columns-repeated="3" table:style-name="ce13" office:value-type="float" office:value="-0.002645399">
            <text:p>-2.65E-003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3" office:value-type="float" office:value="0.01318879">
            <text:p>1.32E-002</text:p>
          </table:table-cell>
          <table:table-cell table:style-name="ce13" office:value-type="float" office:value="0.01290265">
            <text:p>1.29E-002</text:p>
          </table:table-cell>
          <table:table-cell table:style-name="ce13" office:value-type="float" office:value="0.01084746">
            <text:p>1.08E-002</text:p>
          </table:table-cell>
          <table:table-cell table:style-name="ce13" office:value-type="float" office:value="-0.002645399">
            <text:p>-2.65E-003</text:p>
          </table:table-cell>
          <table:table-cell table:style-name="ce13" office:value-type="float" office:value="0.0002370211">
            <text:p>2.37E-004</text:p>
          </table:table-cell>
          <table:table-cell table:style-name="ce13" office:value-type="float" office:value="0.007096951">
            <text:p>7.10E-003</text:p>
          </table:table-cell>
          <table:table-cell table:style-name="ce13" office:value-type="float" office:value="0.007641624">
            <text:p>7.64E-003</text:p>
          </table:table-cell>
          <table:table-cell table:style-name="ce13" office:value-type="float" office:value="0.007789364">
            <text:p>7.79E-003</text:p>
          </table:table-cell>
          <table:table-cell table:style-name="ce13" office:value-type="float" office:value="0.008156878">
            <text:p>8.16E-003</text:p>
          </table:table-cell>
          <table:table-cell table:style-name="ce13" office:value-type="float" office:value="0.00819614">
            <text:p>8.20E-003</text:p>
          </table:table-cell>
          <table:table-cell table:style-name="ce13" office:value-type="float" office:value="0.008240788">
            <text:p>8.24E-003</text:p>
          </table:table-cell>
          <table:table-cell table:style-name="ce13" office:value-type="float" office:value="0.009450365">
            <text:p>9.45E-003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number-columns-repeated="5" table:style-name="ce13" office:value-type="float" office:value="-0.002645399">
            <text:p>-2.65E-003</text:p>
          </table:table-cell>
          <table:table-cell table:style-name="ce13" office:value-type="float" office:value="0.006218108">
            <text:p>6.22E-003</text:p>
          </table:table-cell>
          <table:table-cell table:style-name="ce13" office:value-type="float" office:value="0.006476155">
            <text:p>6.48E-003</text:p>
          </table:table-cell>
          <table:table-cell table:style-name="ce13" office:value-type="float" office:value="0.006331059">
            <text:p>6.33E-003</text:p>
          </table:table-cell>
          <table:table-cell table:style-name="ce13" office:value-type="float" office:value="0.006273696">
            <text:p>6.27E-003</text:p>
          </table:table-cell>
          <table:table-cell table:style-name="ce13" office:value-type="float" office:value="0.007264707">
            <text:p>7.26E-003</text:p>
          </table:table-cell>
          <table:table-cell table:style-name="ce13" office:value-type="float" office:value="0.007796008">
            <text:p>7.80E-003</text:p>
          </table:table-cell>
          <table:table-cell table:style-name="ce13" office:value-type="float" office:value="0.008345556">
            <text:p>8.35E-003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3" office:value-type="float" office:value="0.01178147">
            <text:p>1.18E-002</text:p>
          </table:table-cell>
          <table:table-cell table:style-name="ce13" office:value-type="float" office:value="0.01142872">
            <text:p>1.14E-002</text:p>
          </table:table-cell>
          <table:table-cell table:style-name="ce13" office:value-type="float" office:value="0.01061684">
            <text:p>1.06E-002</text:p>
          </table:table-cell>
          <table:table-cell table:style-name="ce13" office:value-type="float" office:value="-0.002645399">
            <text:p>-2.65E-003</text:p>
          </table:table-cell>
          <table:table-cell table:style-name="ce13" office:value-type="float" office:value="0.001615657">
            <text:p>1.62E-003</text:p>
          </table:table-cell>
          <table:table-cell table:style-name="ce13" office:value-type="float" office:value="0.006994008">
            <text:p>6.99E-003</text:p>
          </table:table-cell>
          <table:table-cell table:style-name="ce13" office:value-type="float" office:value="0.007527243">
            <text:p>7.53E-003</text:p>
          </table:table-cell>
          <table:table-cell table:style-name="ce13" office:value-type="float" office:value="0.0076625">
            <text:p>7.66E-003</text:p>
          </table:table-cell>
          <table:table-cell table:style-name="ce13" office:value-type="float" office:value="0.007951113">
            <text:p>7.95E-003</text:p>
          </table:table-cell>
          <table:table-cell table:style-name="ce13" office:value-type="float" office:value="0.008402952">
            <text:p>8.40E-003</text:p>
          </table:table-cell>
          <table:table-cell table:style-name="ce13" office:value-type="float" office:value="0.0098497">
            <text:p>9.85E-003</text:p>
          </table:table-cell>
          <table:table-cell table:style-name="ce13" office:value-type="float" office:value="0.00996299">
            <text:p>9.96E-003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3" office:value-type="float" office:value="0.009094989">
            <text:p>9.09E-003</text:p>
          </table:table-cell>
          <table:table-cell table:style-name="ce13" office:value-type="float" office:value="0.003390118">
            <text:p>3.39E-003</text:p>
          </table:table-cell>
          <table:table-cell table:style-name="ce13" office:value-type="float" office:value="-0.00003757978">
            <text:p>-3.76E-005</text:p>
          </table:table-cell>
          <table:table-cell table:style-name="ce13" office:value-type="float" office:value="-0.002645399">
            <text:p>-2.65E-003</text:p>
          </table:table-cell>
          <table:table-cell table:style-name="ce13" office:value-type="float" office:value="-0.001554741">
            <text:p>-1.55E-003</text:p>
          </table:table-cell>
          <table:table-cell table:style-name="ce13" office:value-type="float" office:value="0.006740403">
            <text:p>6.74E-003</text:p>
          </table:table-cell>
          <table:table-cell table:style-name="ce13" office:value-type="float" office:value="0.007106368">
            <text:p>7.11E-003</text:p>
          </table:table-cell>
          <table:table-cell table:style-name="ce13" office:value-type="float" office:value="0.007458853">
            <text:p>7.46E-003</text:p>
          </table:table-cell>
          <table:table-cell table:style-name="ce13" office:value-type="float" office:value="0.007794915">
            <text:p>7.79E-003</text:p>
          </table:table-cell>
          <table:table-cell table:style-name="ce13" office:value-type="float" office:value="0.007827182">
            <text:p>7.83E-003</text:p>
          </table:table-cell>
          <table:table-cell table:style-name="ce13" office:value-type="float" office:value="0.009161814">
            <text:p>9.16E-003</text:p>
          </table:table-cell>
          <table:table-cell table:style-name="ce13" office:value-type="float" office:value="0.009398223">
            <text:p>9.40E-003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3" office:value-type="float" office:value="0.01166532">
            <text:p>1.17E-002</text:p>
          </table:table-cell>
          <table:table-cell table:style-name="ce13" office:value-type="float" office:value="0.00905213">
            <text:p>9.05E-003</text:p>
          </table:table-cell>
          <table:table-cell table:style-name="ce13" office:value-type="float" office:value="0.003483932">
            <text:p>3.48E-003</text:p>
          </table:table-cell>
          <table:table-cell table:style-name="ce13" office:value-type="float" office:value="-0.002645399">
            <text:p>-2.65E-003</text:p>
          </table:table-cell>
          <table:table-cell table:style-name="ce13" office:value-type="float" office:value="-0.001060963">
            <text:p>-1.06E-003</text:p>
          </table:table-cell>
          <table:table-cell table:style-name="ce13" office:value-type="float" office:value="0.006969405">
            <text:p>6.97E-003</text:p>
          </table:table-cell>
          <table:table-cell table:style-name="ce13" office:value-type="float" office:value="0.007191953">
            <text:p>7.19E-003</text:p>
          </table:table-cell>
          <table:table-cell table:style-name="ce13" office:value-type="float" office:value="0.007720846">
            <text:p>7.72E-003</text:p>
          </table:table-cell>
          <table:table-cell table:style-name="ce13" office:value-type="float" office:value="0.008058997">
            <text:p>8.06E-003</text:p>
          </table:table-cell>
          <table:table-cell table:style-name="ce13" office:value-type="float" office:value="0.008120352">
            <text:p>8.12E-003</text:p>
          </table:table-cell>
          <table:table-cell table:style-name="ce13" office:value-type="float" office:value="0.008120637">
            <text:p>8.12E-003</text:p>
          </table:table-cell>
          <table:table-cell table:style-name="ce13" office:value-type="float" office:value="0.008117762">
            <text:p>8.12E-003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3" office:value-type="float" office:value="0.01177376">
            <text:p>1.18E-002</text:p>
          </table:table-cell>
          <table:table-cell table:style-name="ce13" office:value-type="float" office:value="0.009128833">
            <text:p>9.13E-003</text:p>
          </table:table-cell>
          <table:table-cell table:style-name="ce13" office:value-type="float" office:value="0.005878723">
            <text:p>5.88E-003</text:p>
          </table:table-cell>
          <table:table-cell table:style-name="ce13" office:value-type="float" office:value="-0.002645399">
            <text:p>-2.65E-003</text:p>
          </table:table-cell>
          <table:table-cell table:style-name="ce13" office:value-type="float" office:value="-0.001060963">
            <text:p>-1.06E-003</text:p>
          </table:table-cell>
          <table:table-cell table:style-name="ce13" office:value-type="float" office:value="0.006994008">
            <text:p>6.99E-003</text:p>
          </table:table-cell>
          <table:table-cell table:style-name="ce13" office:value-type="float" office:value="0.006641572">
            <text:p>6.64E-003</text:p>
          </table:table-cell>
          <table:table-cell table:style-name="ce13" office:value-type="float" office:value="0.006785911">
            <text:p>6.79E-003</text:p>
          </table:table-cell>
          <table:table-cell table:style-name="ce13" office:value-type="float" office:value="0.005291911">
            <text:p>5.29E-003</text:p>
          </table:table-cell>
          <table:table-cell table:style-name="ce13" office:value-type="float" office:value="0.002753758">
            <text:p>2.75E-003</text:p>
          </table:table-cell>
          <table:table-cell table:style-name="ce13" office:value-type="float" office:value="0.000752351">
            <text:p>7.52E-004</text:p>
          </table:table-cell>
          <table:table-cell table:style-name="ce13" office:value-type="float" office:value="-0.00007069463">
            <text:p>-7.07E-005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4" office:value-type="float" office:value="0.01172518">
            <text:p>1.17E-002</text:p>
          </table:table-cell>
          <table:table-cell table:style-name="ce14" office:value-type="float" office:value="0.01090767">
            <text:p>1.09E-002</text:p>
          </table:table-cell>
          <table:table-cell table:style-name="ce14" office:value-type="float" office:value="0.0172891">
            <text:p>1.73E-002</text:p>
          </table:table-cell>
          <table:table-cell table:style-name="ce14" office:value-type="float" office:value="0.006777659">
            <text:p>6.78E-003</text:p>
          </table:table-cell>
          <table:table-cell table:style-name="ce14" office:value-type="float" office:value="0.002128746">
            <text:p>2.13E-003</text:p>
          </table:table-cell>
          <table:table-cell table:style-name="ce14" office:value-type="float" office:value="0.009558822">
            <text:p>9.56E-003</text:p>
          </table:table-cell>
          <table:table-cell table:style-name="ce14" office:value-type="float" office:value="0.01002569">
            <text:p>1.00E-002</text:p>
          </table:table-cell>
          <table:table-cell table:style-name="ce14" office:value-type="float" office:value="0.009878644">
            <text:p>9.88E-003</text:p>
          </table:table-cell>
          <table:table-cell table:style-name="ce14" office:value-type="float" office:value="0.01049606">
            <text:p>1.05E-002</text:p>
          </table:table-cell>
          <table:table-cell table:style-name="ce14" office:value-type="float" office:value="0.01070186">
            <text:p>1.07E-002</text:p>
          </table:table-cell>
          <table:table-cell table:style-name="ce14" office:value-type="float" office:value="0.01090767">
            <text:p>1.09E-002</text:p>
          </table:table-cell>
          <table:table-cell table:style-name="ce14" office:value-type="float" office:value="0.01111347">
            <text:p>1.11E-002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4" office:value-type="float" office:value="-0.0004752604">
            <text:p>-4.75E-004</text:p>
          </table:table-cell>
          <table:table-cell table:style-name="ce14" office:value-type="float" office:value="0.007062087">
            <text:p>7.06E-003</text:p>
          </table:table-cell>
          <table:table-cell table:number-columns-repeated="3" table:style-name="ce14" office:value-type="float" office:value="-0.0004752604">
            <text:p>-4.75E-004</text:p>
          </table:table-cell>
          <table:table-cell table:style-name="ce14" office:value-type="float" office:value="0.009177548">
            <text:p>9.18E-003</text:p>
          </table:table-cell>
          <table:table-cell table:style-name="ce14" office:value-type="float" office:value="0.009720904">
            <text:p>9.72E-003</text:p>
          </table:table-cell>
          <table:table-cell table:style-name="ce14" office:value-type="float" office:value="0.008820658">
            <text:p>8.82E-003</text:p>
          </table:table-cell>
          <table:table-cell table:style-name="ce14" office:value-type="float" office:value="0.006913527">
            <text:p>6.91E-003</text:p>
          </table:table-cell>
          <table:table-cell table:number-columns-repeated="3" table:style-name="ce14" office:value-type="float" office:value="-0.0004752604">
            <text:p>-4.75E-004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4" office:value-type="float" office:value="0.01172518">
            <text:p>1.17E-002</text:p>
          </table:table-cell>
          <table:table-cell table:style-name="ce14" office:value-type="float" office:value="0.01090767">
            <text:p>1.09E-002</text:p>
          </table:table-cell>
          <table:table-cell table:style-name="ce14" office:value-type="float" office:value="0.01645676">
            <text:p>1.65E-002</text:p>
          </table:table-cell>
          <table:table-cell table:style-name="ce14" office:value-type="float" office:value="0.006777659">
            <text:p>6.78E-003</text:p>
          </table:table-cell>
          <table:table-cell table:style-name="ce14" office:value-type="float" office:value="0.002196807">
            <text:p>2.20E-003</text:p>
          </table:table-cell>
          <table:table-cell table:style-name="ce14" office:value-type="float" office:value="0.00926709">
            <text:p>9.27E-003</text:p>
          </table:table-cell>
          <table:table-cell table:style-name="ce14" office:value-type="float" office:value="0.01015336">
            <text:p>1.02E-002</text:p>
          </table:table-cell>
          <table:table-cell table:style-name="ce14" office:value-type="float" office:value="0.009645641">
            <text:p>9.65E-003</text:p>
          </table:table-cell>
          <table:table-cell table:style-name="ce14" office:value-type="float" office:value="0.01032702">
            <text:p>1.03E-002</text:p>
          </table:table-cell>
          <table:table-cell table:style-name="ce14" office:value-type="float" office:value="0.01572157">
            <text:p>1.57E-002</text:p>
          </table:table-cell>
          <table:table-cell table:style-name="ce14" office:value-type="float" office:value="0.01090408">
            <text:p>1.09E-002</text:p>
          </table:table-cell>
          <table:table-cell table:style-name="ce14" office:value-type="float" office:value="0.01111347">
            <text:p>1.11E-002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4" office:value-type="float" office:value="-0.0004752604">
            <text:p>-4.75E-004</text:p>
          </table:table-cell>
          <table:table-cell table:style-name="ce14" office:value-type="float" office:value="0.007062087">
            <text:p>7.06E-003</text:p>
          </table:table-cell>
          <table:table-cell table:number-columns-repeated="3" table:style-name="ce14" office:value-type="float" office:value="-0.0004752604">
            <text:p>-4.75E-004</text:p>
          </table:table-cell>
          <table:table-cell table:style-name="ce14" office:value-type="float" office:value="0.008388247">
            <text:p>8.39E-003</text:p>
          </table:table-cell>
          <table:table-cell table:style-name="ce14" office:value-type="float" office:value="0.008703226">
            <text:p>8.70E-003</text:p>
          </table:table-cell>
          <table:table-cell table:style-name="ce14" office:value-type="float" office:value="0.008501198">
            <text:p>8.50E-003</text:p>
          </table:table-cell>
          <table:table-cell table:style-name="ce14" office:value-type="float" office:value="0.008443835">
            <text:p>8.44E-003</text:p>
          </table:table-cell>
          <table:table-cell table:style-name="ce14" office:value-type="float" office:value="0.01012246">
            <text:p>1.01E-002</text:p>
          </table:table-cell>
          <table:table-cell table:style-name="ce14" office:value-type="float" office:value="0.009357892">
            <text:p>9.36E-003</text:p>
          </table:table-cell>
          <table:table-cell table:style-name="ce14" office:value-type="float" office:value="0.01051569">
            <text:p>1.05E-002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4" office:value-type="float" office:value="0.01131928">
            <text:p>1.13E-002</text:p>
          </table:table-cell>
          <table:table-cell table:style-name="ce14" office:value-type="float" office:value="0.01162258">
            <text:p>1.16E-002</text:p>
          </table:table-cell>
          <table:table-cell table:style-name="ce14" office:value-type="float" office:value="0.0101938">
            <text:p>1.02E-002</text:p>
          </table:table-cell>
          <table:table-cell table:style-name="ce14" office:value-type="float" office:value="0.006777659">
            <text:p>6.78E-003</text:p>
          </table:table-cell>
          <table:table-cell table:style-name="ce14" office:value-type="float" office:value="0.003266876">
            <text:p>3.27E-003</text:p>
          </table:table-cell>
          <table:table-cell table:style-name="ce14" office:value-type="float" office:value="0.009164147">
            <text:p>9.16E-003</text:p>
          </table:table-cell>
          <table:table-cell table:style-name="ce14" office:value-type="float" office:value="0.009699567">
            <text:p>9.70E-003</text:p>
          </table:table-cell>
          <table:table-cell table:style-name="ce14" office:value-type="float" office:value="0.01076827">
            <text:p>1.08E-002</text:p>
          </table:table-cell>
          <table:table-cell table:style-name="ce14" office:value-type="float" office:value="0.01007888">
            <text:p>1.01E-002</text:p>
          </table:table-cell>
          <table:table-cell table:style-name="ce14" office:value-type="float" office:value="0.01100845">
            <text:p>1.10E-002</text:p>
          </table:table-cell>
          <table:table-cell table:style-name="ce14" office:value-type="float" office:value="0.0101246">
            <text:p>1.01E-002</text:p>
          </table:table-cell>
          <table:table-cell table:style-name="ce14" office:value-type="float" office:value="0.01111347">
            <text:p>1.11E-002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4" office:value-type="float" office:value="0.01169513">
            <text:p>1.17E-002</text:p>
          </table:table-cell>
          <table:table-cell table:style-name="ce14" office:value-type="float" office:value="0.005426047">
            <text:p>5.43E-003</text:p>
          </table:table-cell>
          <table:table-cell table:style-name="ce14" office:value-type="float" office:value="0.009569541">
            <text:p>9.57E-003</text:p>
          </table:table-cell>
          <table:table-cell table:style-name="ce14" office:value-type="float" office:value="0.006777659">
            <text:p>6.78E-003</text:p>
          </table:table-cell>
          <table:table-cell table:style-name="ce14" office:value-type="float" office:value="0.0006153977">
            <text:p>6.15E-004</text:p>
          </table:table-cell>
          <table:table-cell table:style-name="ce14" office:value-type="float" office:value="0.008910542">
            <text:p>8.91E-003</text:p>
          </table:table-cell>
          <table:table-cell table:style-name="ce14" office:value-type="float" office:value="0.009277383">
            <text:p>9.28E-003</text:p>
          </table:table-cell>
          <table:table-cell table:style-name="ce14" office:value-type="float" office:value="0.009461796">
            <text:p>9.46E-003</text:p>
          </table:table-cell>
          <table:table-cell table:style-name="ce14" office:value-type="float" office:value="0.01073189">
            <text:p>1.07E-002</text:p>
          </table:table-cell>
          <table:table-cell table:style-name="ce14" office:value-type="float" office:value="0.0107565">
            <text:p>1.08E-002</text:p>
          </table:table-cell>
          <table:table-cell table:style-name="ce14" office:value-type="float" office:value="0.0152917">
            <text:p>1.53E-002</text:p>
          </table:table-cell>
          <table:table-cell table:style-name="ce14" office:value-type="float" office:value="0.01091404">
            <text:p>1.09E-002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4" office:value-type="float" office:value="0.01131928">
            <text:p>1.13E-002</text:p>
          </table:table-cell>
          <table:table-cell table:style-name="ce14" office:value-type="float" office:value="0.0118686">
            <text:p>1.19E-002</text:p>
          </table:table-cell>
          <table:table-cell table:style-name="ce14" office:value-type="float" office:value="0.006900075">
            <text:p>6.90E-003</text:p>
          </table:table-cell>
          <table:table-cell table:style-name="ce14" office:value-type="float" office:value="0.006777659">
            <text:p>6.78E-003</text:p>
          </table:table-cell>
          <table:table-cell table:style-name="ce14" office:value-type="float" office:value="0.001000669">
            <text:p>1.00E-003</text:p>
          </table:table-cell>
          <table:table-cell table:style-name="ce14" office:value-type="float" office:value="0.009139544">
            <text:p>9.14E-003</text:p>
          </table:table-cell>
          <table:table-cell table:style-name="ce14" office:value-type="float" office:value="0.009554942">
            <text:p>9.55E-003</text:p>
          </table:table-cell>
          <table:table-cell table:style-name="ce14" office:value-type="float" office:value="0.009645641">
            <text:p>9.65E-003</text:p>
          </table:table-cell>
          <table:table-cell table:style-name="ce14" office:value-type="float" office:value="0.01260953">
            <text:p>1.26E-002</text:p>
          </table:table-cell>
          <table:table-cell table:style-name="ce14" office:value-type="float" office:value="0.01029049">
            <text:p>1.03E-002</text:p>
          </table:table-cell>
          <table:table-cell table:style-name="ce14" office:value-type="float" office:value="0.01618789">
            <text:p>1.62E-002</text:p>
          </table:table-cell>
          <table:table-cell table:style-name="ce14" office:value-type="float" office:value="0.0102879">
            <text:p>1.03E-002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4" office:value-type="float" office:value="0.01131928">
            <text:p>1.13E-002</text:p>
          </table:table-cell>
          <table:table-cell table:style-name="ce14" office:value-type="float" office:value="0.01099847">
            <text:p>1.10E-002</text:p>
          </table:table-cell>
          <table:table-cell table:style-name="ce14" office:value-type="float" office:value="0.01015873">
            <text:p>1.02E-002</text:p>
          </table:table-cell>
          <table:table-cell table:style-name="ce14" office:value-type="float" office:value="0.006777659">
            <text:p>6.78E-003</text:p>
          </table:table-cell>
          <table:table-cell table:style-name="ce14" office:value-type="float" office:value="0.001000669">
            <text:p>1.00E-003</text:p>
          </table:table-cell>
          <table:table-cell table:style-name="ce14" office:value-type="float" office:value="0.009164147">
            <text:p>9.16E-003</text:p>
          </table:table-cell>
          <table:table-cell table:style-name="ce14" office:value-type="float" office:value="0.008907193">
            <text:p>8.91E-003</text:p>
          </table:table-cell>
          <table:table-cell table:style-name="ce14" office:value-type="float" office:value="0.008885952">
            <text:p>8.89E-003</text:p>
          </table:table-cell>
          <table:table-cell table:style-name="ce14" office:value-type="float" office:value="0.00746205">
            <text:p>7.46E-003</text:p>
          </table:table-cell>
          <table:table-cell table:style-name="ce14" office:value-type="float" office:value="0.004923897">
            <text:p>4.92E-003</text:p>
          </table:table-cell>
          <table:table-cell table:style-name="ce14" office:value-type="float" office:value="0.00292249">
            <text:p>2.92E-003</text:p>
          </table:table-cell>
          <table:table-cell table:style-name="ce14" office:value-type="float" office:value="0.002099444">
            <text:p>2.10E-003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5" office:value-type="float" office:value="0.005940131">
            <text:p>5.94E-003</text:p>
          </table:table-cell>
          <table:table-cell table:style-name="ce15" office:value-type="float" office:value="0.005724126">
            <text:p>5.72E-003</text:p>
          </table:table-cell>
          <table:table-cell table:style-name="ce15" office:value-type="float" office:value="0.005503647">
            <text:p>5.50E-003</text:p>
          </table:table-cell>
          <table:table-cell table:style-name="ce15" office:value-type="float" office:value="0">
            <text:p>0.00E+000</text:p>
          </table:table-cell>
          <table:table-cell table:style-name="ce15" office:value-type="float" office:value="0.001263507">
            <text:p>1.26E-003</text:p>
          </table:table-cell>
          <table:table-cell table:style-name="ce15" office:value-type="float" office:value="0.005027511">
            <text:p>5.03E-003</text:p>
          </table:table-cell>
          <table:table-cell table:style-name="ce15" office:value-type="float" office:value="0.005180728">
            <text:p>5.18E-003</text:p>
          </table:table-cell>
          <table:table-cell table:style-name="ce15" office:value-type="float" office:value="0.005184114">
            <text:p>5.18E-003</text:p>
          </table:table-cell>
          <table:table-cell table:style-name="ce15" office:value-type="float" office:value="0.005508121">
            <text:p>5.51E-003</text:p>
          </table:table-cell>
          <table:table-cell table:style-name="ce15" office:value-type="float" office:value="0.005616124">
            <text:p>5.62E-003</text:p>
          </table:table-cell>
          <table:table-cell table:style-name="ce15" office:value-type="float" office:value="0.005724126">
            <text:p>5.72E-003</text:p>
          </table:table-cell>
          <table:table-cell table:style-name="ce15" office:value-type="float" office:value="0.005832129">
            <text:p>5.83E-003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number-columns-repeated="5" table:style-name="ce15" office:value-type="float" office:value="0">
            <text:p>0.00E+000</text:p>
          </table:table-cell>
          <table:table-cell table:style-name="ce15" office:value-type="float" office:value="0.004921523">
            <text:p>4.92E-003</text:p>
          </table:table-cell>
          <table:table-cell table:style-name="ce15" office:value-type="float" office:value="0.004845788">
            <text:p>4.85E-003</text:p>
          </table:table-cell>
          <table:table-cell table:style-name="ce15" office:value-type="float" office:value="0.004126179">
            <text:p>4.13E-003</text:p>
          </table:table-cell>
          <table:table-cell table:style-name="ce15" office:value-type="float" office:value="0.002919153">
            <text:p>2.92E-003</text:p>
          </table:table-cell>
          <table:table-cell table:number-columns-repeated="3" table:style-name="ce15" office:value-type="float" office:value="0">
            <text:p>0.00E+000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5" office:value-type="float" office:value="0.005940131">
            <text:p>5.94E-003</text:p>
          </table:table-cell>
          <table:table-cell table:style-name="ce15" office:value-type="float" office:value="0.005724126">
            <text:p>5.72E-003</text:p>
          </table:table-cell>
          <table:table-cell table:style-name="ce15" office:value-type="float" office:value="0.005503647">
            <text:p>5.50E-003</text:p>
          </table:table-cell>
          <table:table-cell table:style-name="ce15" office:value-type="float" office:value="0">
            <text:p>0.00E+000</text:p>
          </table:table-cell>
          <table:table-cell table:style-name="ce15" office:value-type="float" office:value="0.001108152">
            <text:p>1.11E-003</text:p>
          </table:table-cell>
          <table:table-cell table:style-name="ce15" office:value-type="float" office:value="0.005027511">
            <text:p>5.03E-003</text:p>
          </table:table-cell>
          <table:table-cell table:style-name="ce15" office:value-type="float" office:value="0.005180728">
            <text:p>5.18E-003</text:p>
          </table:table-cell>
          <table:table-cell table:style-name="ce15" office:value-type="float" office:value="0.005080289">
            <text:p>5.08E-003</text:p>
          </table:table-cell>
          <table:table-cell table:style-name="ce15" office:value-type="float" office:value="0.005508121">
            <text:p>5.51E-003</text:p>
          </table:table-cell>
          <table:table-cell table:style-name="ce15" office:value-type="float" office:value="0.005616124">
            <text:p>5.62E-003</text:p>
          </table:table-cell>
          <table:table-cell table:style-name="ce15" office:value-type="float" office:value="0.005151714">
            <text:p>5.15E-003</text:p>
          </table:table-cell>
          <table:table-cell table:style-name="ce15" office:value-type="float" office:value="0.005832129">
            <text:p>5.83E-003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number-columns-repeated="5" table:style-name="ce15" office:value-type="float" office:value="0">
            <text:p>0.00E+000</text:p>
          </table:table-cell>
          <table:table-cell table:style-name="ce15" office:value-type="float" office:value="0.004664141">
            <text:p>4.66E-003</text:p>
          </table:table-cell>
          <table:table-cell table:style-name="ce15" office:value-type="float" office:value="0.004623952">
            <text:p>4.62E-003</text:p>
          </table:table-cell>
          <table:table-cell table:style-name="ce15" office:value-type="float" office:value="0.004667852">
            <text:p>4.67E-003</text:p>
          </table:table-cell>
          <table:table-cell table:style-name="ce15" office:value-type="float" office:value="0.004825724">
            <text:p>4.83E-003</text:p>
          </table:table-cell>
          <table:table-cell table:style-name="ce15" office:value-type="float" office:value="0.005335318">
            <text:p>5.34E-003</text:p>
          </table:table-cell>
          <table:table-cell table:style-name="ce15" office:value-type="float" office:value="0.005276798">
            <text:p>5.28E-003</text:p>
          </table:table-cell>
          <table:table-cell table:style-name="ce15" office:value-type="float" office:value="0.005832129">
            <text:p>5.83E-003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5" office:value-type="float" office:value="0.005940131">
            <text:p>5.94E-003</text:p>
          </table:table-cell>
          <table:table-cell table:style-name="ce15" office:value-type="float" office:value="0.005724126">
            <text:p>5.72E-003</text:p>
          </table:table-cell>
          <table:table-cell table:style-name="ce15" office:value-type="float" office:value="0.005494542">
            <text:p>5.49E-003</text:p>
          </table:table-cell>
          <table:table-cell table:style-name="ce15" office:value-type="float" office:value="0">
            <text:p>0.00E+000</text:p>
          </table:table-cell>
          <table:table-cell table:style-name="ce15" office:value-type="float" office:value="0.001507972">
            <text:p>1.51E-003</text:p>
          </table:table-cell>
          <table:table-cell table:style-name="ce15" office:value-type="float" office:value="0.005027511">
            <text:p>5.03E-003</text:p>
          </table:table-cell>
          <table:table-cell table:style-name="ce15" office:value-type="float" office:value="0.005180728">
            <text:p>5.18E-003</text:p>
          </table:table-cell>
          <table:table-cell table:style-name="ce15" office:value-type="float" office:value="0.005070997">
            <text:p>5.07E-003</text:p>
          </table:table-cell>
          <table:table-cell table:style-name="ce15" office:value-type="float" office:value="0.005456949">
            <text:p>5.46E-003</text:p>
          </table:table-cell>
          <table:table-cell table:style-name="ce15" office:value-type="float" office:value="0.005616124">
            <text:p>5.62E-003</text:p>
          </table:table-cell>
          <table:table-cell table:style-name="ce15" office:value-type="float" office:value="0.005464043">
            <text:p>5.46E-003</text:p>
          </table:table-cell>
          <table:table-cell table:style-name="ce15" office:value-type="float" office:value="0.005832129">
            <text:p>5.83E-003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5" office:value-type="float" office:value="0.005582352">
            <text:p>5.58E-003</text:p>
          </table:table-cell>
          <table:table-cell table:style-name="ce15" office:value-type="float" office:value="0.001831089">
            <text:p>1.83E-003</text:p>
          </table:table-cell>
          <table:table-cell table:style-name="ce15" office:value-type="float" office:value="0.0007635262">
            <text:p>7.64E-004</text:p>
          </table:table-cell>
          <table:table-cell table:style-name="ce15" office:value-type="float" office:value="0">
            <text:p>0.00E+000</text:p>
          </table:table-cell>
          <table:table-cell table:style-name="ce15" office:value-type="float" office:value="0.0004204087">
            <text:p>4.20E-004</text:p>
          </table:table-cell>
          <table:table-cell table:style-name="ce15" office:value-type="float" office:value="0.004921523">
            <text:p>4.92E-003</text:p>
          </table:table-cell>
          <table:table-cell table:style-name="ce15" office:value-type="float" office:value="0.005022111">
            <text:p>5.02E-003</text:p>
          </table:table-cell>
          <table:table-cell table:style-name="ce15" office:value-type="float" office:value="0.005022927">
            <text:p>5.02E-003</text:p>
          </table:table-cell>
          <table:table-cell table:style-name="ce15" office:value-type="float" office:value="0.005449639">
            <text:p>5.45E-003</text:p>
          </table:table-cell>
          <table:table-cell table:style-name="ce15" office:value-type="float" office:value="0.005616124">
            <text:p>5.62E-003</text:p>
          </table:table-cell>
          <table:table-cell table:style-name="ce15" office:value-type="float" office:value="0.005528925">
            <text:p>5.53E-003</text:p>
          </table:table-cell>
          <table:table-cell table:style-name="ce15" office:value-type="float" office:value="0.005729576">
            <text:p>5.73E-003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5" office:value-type="float" office:value="0.005940131">
            <text:p>5.94E-003</text:p>
          </table:table-cell>
          <table:table-cell table:style-name="ce15" office:value-type="float" office:value="0.005486203">
            <text:p>5.49E-003</text:p>
          </table:table-cell>
          <table:table-cell table:style-name="ce15" office:value-type="float" office:value="0.001703333">
            <text:p>1.70E-003</text:p>
          </table:table-cell>
          <table:table-cell table:style-name="ce15" office:value-type="float" office:value="0">
            <text:p>0.00E+000</text:p>
          </table:table-cell>
          <table:table-cell table:style-name="ce15" office:value-type="float" office:value="0.0005822634">
            <text:p>5.82E-004</text:p>
          </table:table-cell>
          <table:table-cell table:style-name="ce15" office:value-type="float" office:value="0.005027511">
            <text:p>5.03E-003</text:p>
          </table:table-cell>
          <table:table-cell table:style-name="ce15" office:value-type="float" office:value="0.005022111">
            <text:p>5.02E-003</text:p>
          </table:table-cell>
          <table:table-cell table:style-name="ce15" office:value-type="float" office:value="0.005080289">
            <text:p>5.08E-003</text:p>
          </table:table-cell>
          <table:table-cell table:style-name="ce15" office:value-type="float" office:value="0.005508121">
            <text:p>5.51E-003</text:p>
          </table:table-cell>
          <table:table-cell table:style-name="ce15" office:value-type="float" office:value="0.005616124">
            <text:p>5.62E-003</text:p>
          </table:table-cell>
          <table:table-cell table:style-name="ce15" office:value-type="float" office:value="0.005517535">
            <text:p>5.52E-003</text:p>
          </table:table-cell>
          <table:table-cell table:style-name="ce15" office:value-type="float" office:value="0.005832129">
            <text:p>5.83E-003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5" office:value-type="float" office:value="0.005940131">
            <text:p>5.94E-003</text:p>
          </table:table-cell>
          <table:table-cell table:style-name="ce15" office:value-type="float" office:value="0.005501903">
            <text:p>5.50E-003</text:p>
          </table:table-cell>
          <table:table-cell table:style-name="ce15" office:value-type="float" office:value="0.002886032">
            <text:p>2.89E-003</text:p>
          </table:table-cell>
          <table:table-cell table:style-name="ce15" office:value-type="float" office:value="0">
            <text:p>0.00E+000</text:p>
          </table:table-cell>
          <table:table-cell table:style-name="ce15" office:value-type="float" office:value="0.0005822634">
            <text:p>5.82E-004</text:p>
          </table:table-cell>
          <table:table-cell table:style-name="ce15" office:value-type="float" office:value="0.005027511">
            <text:p>5.03E-003</text:p>
          </table:table-cell>
          <table:table-cell table:style-name="ce15" office:value-type="float" office:value="0.004856363">
            <text:p>4.86E-003</text:p>
          </table:table-cell>
          <table:table-cell table:style-name="ce15" office:value-type="float" office:value="0.004535895">
            <text:p>4.54E-003</text:p>
          </table:table-cell>
          <table:table-cell table:style-name="ce15" office:value-type="float" office:value="0.003560163">
            <text:p>3.56E-003</text:p>
          </table:table-cell>
          <table:table-cell table:style-name="ce15" office:value-type="float" office:value="0.001740689">
            <text:p>1.74E-003</text:p>
          </table:table-cell>
          <table:table-cell table:style-name="ce15" office:value-type="float" office:value="0.0007439787">
            <text:p>7.44E-004</text:p>
          </table:table-cell>
          <table:table-cell table:style-name="ce15" office:value-type="float" office:value="0.001049622">
            <text:p>1.05E-003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6" office:value-type="float" office:value="0.002379326">
            <text:p>2.38E-003</text:p>
          </table:table-cell>
          <table:table-cell table:style-name="ce16" office:value-type="float" office:value="0.002292805">
            <text:p>2.29E-003</text:p>
          </table:table-cell>
          <table:table-cell table:style-name="ce16" office:value-type="float" office:value="0.002137067">
            <text:p>2.14E-003</text:p>
          </table:table-cell>
          <table:table-cell table:style-name="ce16" office:value-type="float" office:value="0">
            <text:p>0.00E+000</text:p>
          </table:table-cell>
          <table:table-cell table:style-name="ce16" office:value-type="float" office:value="0.0004542333">
            <text:p>4.54E-004</text:p>
          </table:table-cell>
          <table:table-cell table:style-name="ce16" office:value-type="float" office:value="0.002013775">
            <text:p>2.01E-003</text:p>
          </table:table-cell>
          <table:table-cell table:style-name="ce16" office:value-type="float" office:value="0.002011612">
            <text:p>2.01E-003</text:p>
          </table:table-cell>
          <table:table-cell table:style-name="ce16" office:value-type="float" office:value="0.002076503">
            <text:p>2.08E-003</text:p>
          </table:table-cell>
          <table:table-cell table:style-name="ce16" office:value-type="float" office:value="0.002206284">
            <text:p>2.21E-003</text:p>
          </table:table-cell>
          <table:table-cell table:style-name="ce16" office:value-type="float" office:value="0.002249545">
            <text:p>2.25E-003</text:p>
          </table:table-cell>
          <table:table-cell table:style-name="ce16" office:value-type="float" office:value="0.002292805">
            <text:p>2.29E-003</text:p>
          </table:table-cell>
          <table:table-cell table:style-name="ce16" office:value-type="float" office:value="0.002336066">
            <text:p>2.34E-003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number-columns-repeated="5" table:style-name="ce16" office:value-type="float" office:value="0">
            <text:p>0.00E+000</text:p>
          </table:table-cell>
          <table:table-cell table:number-columns-repeated="2" table:style-name="ce16" office:value-type="float" office:value="0.001907787">
            <text:p>1.91E-003</text:p>
          </table:table-cell>
          <table:table-cell table:style-name="ce16" office:value-type="float" office:value="0.001453552">
            <text:p>1.45E-003</text:p>
          </table:table-cell>
          <table:table-cell table:style-name="ce16" office:value-type="float" office:value="0.001103142">
            <text:p>1.10E-003</text:p>
          </table:table-cell>
          <table:table-cell table:number-columns-repeated="3" table:style-name="ce16" office:value-type="float" office:value="0">
            <text:p>0.00E+000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6" office:value-type="float" office:value="0.002379326">
            <text:p>2.38E-003</text:p>
          </table:table-cell>
          <table:table-cell table:style-name="ce16" office:value-type="float" office:value="0.002292805">
            <text:p>2.29E-003</text:p>
          </table:table-cell>
          <table:table-cell table:style-name="ce16" office:value-type="float" office:value="0.002137067">
            <text:p>2.14E-003</text:p>
          </table:table-cell>
          <table:table-cell table:style-name="ce16" office:value-type="float" office:value="0">
            <text:p>0.00E+000</text:p>
          </table:table-cell>
          <table:table-cell table:style-name="ce16" office:value-type="float" office:value="0.0003055388">
            <text:p>3.06E-004</text:p>
          </table:table-cell>
          <table:table-cell table:style-name="ce16" office:value-type="float" office:value="0.002013775">
            <text:p>2.01E-003</text:p>
          </table:table-cell>
          <table:table-cell table:style-name="ce16" office:value-type="float" office:value="0.002011612">
            <text:p>2.01E-003</text:p>
          </table:table-cell>
          <table:table-cell table:style-name="ce16" office:value-type="float" office:value="0.001972678">
            <text:p>1.97E-003</text:p>
          </table:table-cell>
          <table:table-cell table:style-name="ce16" office:value-type="float" office:value="0.002206284">
            <text:p>2.21E-003</text:p>
          </table:table-cell>
          <table:table-cell table:style-name="ce16" office:value-type="float" office:value="0.002249545">
            <text:p>2.25E-003</text:p>
          </table:table-cell>
          <table:table-cell table:style-name="ce16" office:value-type="float" office:value="0.002063525">
            <text:p>2.06E-003</text:p>
          </table:table-cell>
          <table:table-cell table:style-name="ce16" office:value-type="float" office:value="0.002336066">
            <text:p>2.34E-003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number-columns-repeated="5" table:style-name="ce16" office:value-type="float" office:value="0">
            <text:p>0.00E+000</text:p>
          </table:table-cell>
          <table:table-cell table:style-name="ce16" office:value-type="float" office:value="0.001650405">
            <text:p>1.65E-003</text:p>
          </table:table-cell>
          <table:table-cell table:style-name="ce16" office:value-type="float" office:value="0.001454836">
            <text:p>1.45E-003</text:p>
          </table:table-cell>
          <table:table-cell table:style-name="ce16" office:value-type="float" office:value="0.00156024">
            <text:p>1.56E-003</text:p>
          </table:table-cell>
          <table:table-cell table:style-name="ce16" office:value-type="float" office:value="0.00185407">
            <text:p>1.85E-003</text:p>
          </table:table-cell>
          <table:table-cell table:style-name="ce16" office:value-type="float" office:value="0.002137067">
            <text:p>2.14E-003</text:p>
          </table:table-cell>
          <table:table-cell table:style-name="ce16" office:value-type="float" office:value="0.002017042">
            <text:p>2.02E-003</text:p>
          </table:table-cell>
          <table:table-cell table:style-name="ce16" office:value-type="float" office:value="0.002336066">
            <text:p>2.34E-003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6" office:value-type="float" office:value="0.002379326">
            <text:p>2.38E-003</text:p>
          </table:table-cell>
          <table:table-cell table:style-name="ce16" office:value-type="float" office:value="0.002292805">
            <text:p>2.29E-003</text:p>
          </table:table-cell>
          <table:table-cell table:style-name="ce16" office:value-type="float" office:value="0.002137067">
            <text:p>2.14E-003</text:p>
          </table:table-cell>
          <table:table-cell table:style-name="ce16" office:value-type="float" office:value="0">
            <text:p>0.00E+000</text:p>
          </table:table-cell>
          <table:table-cell table:style-name="ce16" office:value-type="float" office:value="0.0003867966">
            <text:p>3.87E-004</text:p>
          </table:table-cell>
          <table:table-cell table:style-name="ce16" office:value-type="float" office:value="0.002013775">
            <text:p>2.01E-003</text:p>
          </table:table-cell>
          <table:table-cell table:style-name="ce16" office:value-type="float" office:value="0.002011612">
            <text:p>2.01E-003</text:p>
          </table:table-cell>
          <table:table-cell table:style-name="ce16" office:value-type="float" office:value="0.001963386">
            <text:p>1.96E-003</text:p>
          </table:table-cell>
          <table:table-cell table:style-name="ce16" office:value-type="float" office:value="0.002155112">
            <text:p>2.16E-003</text:p>
          </table:table-cell>
          <table:table-cell table:style-name="ce16" office:value-type="float" office:value="0.002249545">
            <text:p>2.25E-003</text:p>
          </table:table-cell>
          <table:table-cell table:style-name="ce16" office:value-type="float" office:value="0.002063525">
            <text:p>2.06E-003</text:p>
          </table:table-cell>
          <table:table-cell table:style-name="ce16" office:value-type="float" office:value="0.002336066">
            <text:p>2.34E-003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6" office:value-type="float" office:value="0.002141393">
            <text:p>2.14E-003</text:p>
          </table:table-cell>
          <table:table-cell table:style-name="ce16" office:value-type="float" office:value="0.000458561">
            <text:p>4.59E-004</text:p>
          </table:table-cell>
          <table:table-cell table:style-name="ce16" office:value-type="float" office:value="0.0002585394">
            <text:p>2.59E-004</text:p>
          </table:table-cell>
          <table:table-cell table:style-name="ce16" office:value-type="float" office:value="0">
            <text:p>0.00E+000</text:p>
          </table:table-cell>
          <table:table-cell table:style-name="ce16" office:value-type="float" office:value="0.00009669914">
            <text:p>9.67E-005</text:p>
          </table:table-cell>
          <table:table-cell table:style-name="ce16" office:value-type="float" office:value="0.001907787">
            <text:p>1.91E-003</text:p>
          </table:table-cell>
          <table:table-cell table:style-name="ce16" office:value-type="float" office:value="0.002011612">
            <text:p>2.01E-003</text:p>
          </table:table-cell>
          <table:table-cell table:style-name="ce16" office:value-type="float" office:value="0.001915315">
            <text:p>1.92E-003</text:p>
          </table:table-cell>
          <table:table-cell table:style-name="ce16" office:value-type="float" office:value="0.002147802">
            <text:p>2.15E-003</text:p>
          </table:table-cell>
          <table:table-cell table:style-name="ce16" office:value-type="float" office:value="0.002249545">
            <text:p>2.25E-003</text:p>
          </table:table-cell>
          <table:table-cell table:style-name="ce16" office:value-type="float" office:value="0.002097604">
            <text:p>2.10E-003</text:p>
          </table:table-cell>
          <table:table-cell table:style-name="ce16" office:value-type="float" office:value="0.002233513">
            <text:p>2.23E-003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6" office:value-type="float" office:value="0.002379326">
            <text:p>2.38E-003</text:p>
          </table:table-cell>
          <table:table-cell table:style-name="ce16" office:value-type="float" office:value="0.002063525">
            <text:p>2.06E-003</text:p>
          </table:table-cell>
          <table:table-cell table:style-name="ce16" office:value-type="float" office:value="0.0005463675">
            <text:p>5.46E-004</text:p>
          </table:table-cell>
          <table:table-cell table:style-name="ce16" office:value-type="float" office:value="0">
            <text:p>0.00E+000</text:p>
          </table:table-cell>
          <table:table-cell table:style-name="ce16" office:value-type="float" office:value="0.00009669914">
            <text:p>9.67E-005</text:p>
          </table:table-cell>
          <table:table-cell table:style-name="ce16" office:value-type="float" office:value="0.002013775">
            <text:p>2.01E-003</text:p>
          </table:table-cell>
          <table:table-cell table:style-name="ce16" office:value-type="float" office:value="0.002011612">
            <text:p>2.01E-003</text:p>
          </table:table-cell>
          <table:table-cell table:style-name="ce16" office:value-type="float" office:value="0.001972678">
            <text:p>1.97E-003</text:p>
          </table:table-cell>
          <table:table-cell table:style-name="ce16" office:value-type="float" office:value="0.002206284">
            <text:p>2.21E-003</text:p>
          </table:table-cell>
          <table:table-cell table:style-name="ce16" office:value-type="float" office:value="0.002249545">
            <text:p>2.25E-003</text:p>
          </table:table-cell>
          <table:table-cell table:style-name="ce16" office:value-type="float" office:value="0.002086214">
            <text:p>2.09E-003</text:p>
          </table:table-cell>
          <table:table-cell table:style-name="ce16" office:value-type="float" office:value="0.002336066">
            <text:p>2.34E-003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6" office:value-type="float" office:value="0.002379326">
            <text:p>2.38E-003</text:p>
          </table:table-cell>
          <table:table-cell table:style-name="ce16" office:value-type="float" office:value="0.002070582">
            <text:p>2.07E-003</text:p>
          </table:table-cell>
          <table:table-cell table:style-name="ce16" office:value-type="float" office:value="0.0008998179">
            <text:p>9.00E-004</text:p>
          </table:table-cell>
          <table:table-cell table:style-name="ce16" office:value-type="float" office:value="0">
            <text:p>0.00E+000</text:p>
          </table:table-cell>
          <table:table-cell table:style-name="ce16" office:value-type="float" office:value="0.00009669914">
            <text:p>9.67E-005</text:p>
          </table:table-cell>
          <table:table-cell table:style-name="ce16" office:value-type="float" office:value="0.002013775">
            <text:p>2.01E-003</text:p>
          </table:table-cell>
          <table:table-cell table:style-name="ce16" office:value-type="float" office:value="0.001845865">
            <text:p>1.85E-003</text:p>
          </table:table-cell>
          <table:table-cell table:style-name="ce16" office:value-type="float" office:value="0.001428284">
            <text:p>1.43E-003</text:p>
          </table:table-cell>
          <table:table-cell table:style-name="ce16" office:value-type="float" office:value="0.00132377">
            <text:p>1.32E-003</text:p>
          </table:table-cell>
          <table:table-cell table:style-name="ce16" office:value-type="float" office:value="0.0005623862">
            <text:p>5.62E-004</text:p>
          </table:table-cell>
          <table:table-cell table:style-name="ce16" office:value-type="float" office:value="0.0002292805">
            <text:p>2.29E-004</text:p>
          </table:table-cell>
          <table:table-cell table:style-name="ce16" office:value-type="float" office:value="0.0003504098">
            <text:p>3.50E-004</text:p>
          </table:table-cell>
        </table:table-row>
        <table:table-row table:style-name="ro1" table:number-rows-repeated="104852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Benders gamma" table:style-name="ta1">
        <table:table-column table:style-name="co1" table:default-cell-style-name="ce2"/>
        <table:table-column table:style-name="co1" table:number-columns-repeated="12" table:default-cell-style-name="ce1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Jan</text:p>
          </table:table-cell>
          <table:table-cell table:style-name="ce1" office:value-type="string">
            <text:p>Feb</text:p>
          </table:table-cell>
          <table:table-cell table:style-name="ce1" office:value-type="string">
            <text:p>Mar</text:p>
          </table:table-cell>
          <table:table-cell table:style-name="ce1" office:value-type="string">
            <text:p>Apr</text:p>
          </table:table-cell>
          <table:table-cell table:style-name="ce1" office:value-type="string">
            <text:p>May</text:p>
          </table:table-cell>
          <table:table-cell table:style-name="ce1" office:value-type="string">
            <text:p>Jun</text:p>
          </table:table-cell>
          <table:table-cell table:style-name="ce1" office:value-type="string">
            <text:p>Jul</text:p>
          </table:table-cell>
          <table:table-cell table:style-name="ce1" office:value-type="string">
            <text:p>Aug</text:p>
          </table:table-cell>
          <table:table-cell table:style-name="ce1" office:value-type="string">
            <text:p>Sep</text:p>
          </table:table-cell>
          <table:table-cell table:style-name="ce1" office:value-type="string">
            <text:p>Oct</text:p>
          </table:table-cell>
          <table:table-cell table:style-name="ce1" office:value-type="string">
            <text:p>Nov</text:p>
          </table:table-cell>
          <table:table-cell table:style-name="ce1" office:value-type="string">
            <text:p>De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6700469">
            <text:p>6.70E-003</text:p>
          </table:table-cell>
          <table:table-cell office:value-type="float" office:value="-0.001756242">
            <text:p>-1.76E-003</text:p>
          </table:table-cell>
          <table:table-cell office:value-type="float" office:value="-0.05591084">
            <text:p>-5.59E-002</text:p>
          </table:table-cell>
          <table:table-cell office:value-type="float" office:value="-0.1048685">
            <text:p>-1.05E-001</text:p>
          </table:table-cell>
          <table:table-cell office:value-type="float" office:value="0.01947166">
            <text:p>1.95E-002</text:p>
          </table:table-cell>
          <table:table-cell office:value-type="float" office:value="0.005462662">
            <text:p>5.46E-003</text:p>
          </table:table-cell>
          <table:table-cell office:value-type="float" office:value="0.00730336">
            <text:p>7.30E-003</text:p>
          </table:table-cell>
          <table:table-cell office:value-type="float" office:value="0.01542006">
            <text:p>1.54E-002</text:p>
          </table:table-cell>
          <table:table-cell office:value-type="float" office:value="0.02502361">
            <text:p>2.50E-002</text:p>
          </table:table-cell>
          <table:table-cell office:value-type="float" office:value="0.00430673">
            <text:p>4.31E-003</text:p>
          </table:table-cell>
          <table:table-cell office:value-type="float" office:value="0.002266455">
            <text:p>2.27E-003</text:p>
          </table:table-cell>
          <table:table-cell office:value-type="float" office:value="0.02927018">
            <text:p>2.93E-00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0003921915">
            <text:p>-3.92E-004</text:p>
          </table:table-cell>
          <table:table-cell office:value-type="float" office:value="-0.0001784017">
            <text:p>-1.78E-004</text:p>
          </table:table-cell>
          <table:table-cell office:value-type="float" office:value="0.002044967">
            <text:p>2.04E-003</text:p>
          </table:table-cell>
          <table:table-cell office:value-type="float" office:value="0.004652242">
            <text:p>4.65E-003</text:p>
          </table:table-cell>
          <table:table-cell office:value-type="float" office:value="-0.0004365462">
            <text:p>-4.37E-004</text:p>
          </table:table-cell>
          <table:table-cell office:value-type="float" office:value="0.00140195">
            <text:p>1.40E-003</text:p>
          </table:table-cell>
          <table:table-cell office:value-type="float" office:value="0.005104305">
            <text:p>5.10E-003</text:p>
          </table:table-cell>
          <table:table-cell office:value-type="float" office:value="0.01032699">
            <text:p>1.03E-002</text:p>
          </table:table-cell>
          <table:table-cell office:value-type="float" office:value="0.008336135">
            <text:p>8.34E-003</text:p>
          </table:table-cell>
          <table:table-cell office:value-type="float" office:value="-0.0002279093">
            <text:p>-2.28E-004</text:p>
          </table:table-cell>
          <table:table-cell office:value-type="float" office:value="-0.0001205074">
            <text:p>-1.21E-004</text:p>
          </table:table-cell>
          <table:table-cell office:value-type="float" office:value="-0.001569396">
            <text:p>-1.57E-0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1920387">
            <text:p>1.92E-003</text:p>
          </table:table-cell>
          <table:table-cell office:value-type="float" office:value="-0.0005033476">
            <text:p>-5.03E-004</text:p>
          </table:table-cell>
          <table:table-cell office:value-type="float" office:value="-0.01602432">
            <text:p>-1.60E-002</text:p>
          </table:table-cell>
          <table:table-cell office:value-type="float" office:value="-0.03005582">
            <text:p>-3.01E-002</text:p>
          </table:table-cell>
          <table:table-cell office:value-type="float" office:value="0.005580673">
            <text:p>5.58E-003</text:p>
          </table:table-cell>
          <table:table-cell office:value-type="float" office:value="0.001565625">
            <text:p>1.57E-003</text:p>
          </table:table-cell>
          <table:table-cell office:value-type="float" office:value="0.002093178">
            <text:p>2.09E-003</text:p>
          </table:table-cell>
          <table:table-cell office:value-type="float" office:value="0.004419463">
            <text:p>4.42E-003</text:p>
          </table:table-cell>
          <table:table-cell office:value-type="float" office:value="0.007171889">
            <text:p>7.17E-003</text:p>
          </table:table-cell>
          <table:table-cell office:value-type="float" office:value="0.00123433">
            <text:p>1.23E-003</text:p>
          </table:table-cell>
          <table:table-cell office:value-type="float" office:value="0.0006495771">
            <text:p>6.50E-004</text:p>
          </table:table-cell>
          <table:table-cell office:value-type="float" office:value="0.008388976">
            <text:p>8.39E-0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1897572">
            <text:p>1.90E-003</text:p>
          </table:table-cell>
          <table:table-cell office:value-type="float" office:value="-0.0004973628">
            <text:p>-4.97E-004</text:p>
          </table:table-cell>
          <table:table-cell office:value-type="float" office:value="-0.01583392">
            <text:p>-1.58E-002</text:p>
          </table:table-cell>
          <table:table-cell office:value-type="float" office:value="-0.02969872">
            <text:p>-2.97E-002</text:p>
          </table:table-cell>
          <table:table-cell office:value-type="float" office:value="0.005514361">
            <text:p>5.51E-003</text:p>
          </table:table-cell>
          <table:table-cell office:value-type="float" office:value="0.001546995">
            <text:p>1.55E-003</text:p>
          </table:table-cell>
          <table:table-cell office:value-type="float" office:value="0.00206285">
            <text:p>2.06E-003</text:p>
          </table:table-cell>
          <table:table-cell office:value-type="float" office:value="0.004345184">
            <text:p>4.35E-003</text:p>
          </table:table-cell>
          <table:table-cell office:value-type="float" office:value="0.007047562">
            <text:p>7.05E-003</text:p>
          </table:table-cell>
          <table:table-cell office:value-type="float" office:value="0.001212932">
            <text:p>1.21E-003</text:p>
          </table:table-cell>
          <table:table-cell office:value-type="float" office:value="0.0006383076">
            <text:p>6.38E-004</text:p>
          </table:table-cell>
          <table:table-cell office:value-type="float" office:value="0.00824324">
            <text:p>8.24E-0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1897572">
            <text:p>1.90E-003</text:p>
          </table:table-cell>
          <table:table-cell office:value-type="float" office:value="-0.0004973628">
            <text:p>-4.97E-004</text:p>
          </table:table-cell>
          <table:table-cell office:value-type="float" office:value="-0.01583392">
            <text:p>-1.58E-002</text:p>
          </table:table-cell>
          <table:table-cell office:value-type="float" office:value="-0.02969872">
            <text:p>-2.97E-002</text:p>
          </table:table-cell>
          <table:table-cell office:value-type="float" office:value="0.005491465">
            <text:p>5.49E-003</text:p>
          </table:table-cell>
          <table:table-cell office:value-type="float" office:value="0.001540599">
            <text:p>1.54E-003</text:p>
          </table:table-cell>
          <table:table-cell office:value-type="float" office:value="0.002059724">
            <text:p>2.06E-003</text:p>
          </table:table-cell>
          <table:table-cell office:value-type="float" office:value="0.004348809">
            <text:p>4.35E-003</text:p>
          </table:table-cell>
          <table:table-cell office:value-type="float" office:value="0.00705924">
            <text:p>7.06E-003</text:p>
          </table:table-cell>
          <table:table-cell office:value-type="float" office:value="0.001216264">
            <text:p>1.22E-003</text:p>
          </table:table-cell>
          <table:table-cell office:value-type="float" office:value="0.0006442297">
            <text:p>6.44E-004</text:p>
          </table:table-cell>
          <table:table-cell office:value-type="float" office:value="0.008332903">
            <text:p>8.33E-0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1489544">
            <text:p>1.49E-003</text:p>
          </table:table-cell>
          <table:table-cell office:value-type="float" office:value="-0.0004235788">
            <text:p>-4.24E-004</text:p>
          </table:table-cell>
          <table:table-cell office:value-type="float" office:value="-0.0007715276">
            <text:p>-7.72E-004</text:p>
          </table:table-cell>
          <table:table-cell office:value-type="float" office:value="0.004000764">
            <text:p>4.00E-003</text:p>
          </table:table-cell>
          <table:table-cell office:value-type="float" office:value="-0.000004964952">
            <text:p>-4.96E-006</text:p>
          </table:table-cell>
          <table:table-cell office:value-type="float" office:value="0.0008389057">
            <text:p>8.39E-004</text:p>
          </table:table-cell>
          <table:table-cell office:value-type="float" office:value="0.001802342">
            <text:p>1.80E-003</text:p>
          </table:table-cell>
          <table:table-cell office:value-type="float" office:value="0.004172328">
            <text:p>4.17E-003</text:p>
          </table:table-cell>
          <table:table-cell office:value-type="float" office:value="0.006742462">
            <text:p>6.74E-003</text:p>
          </table:table-cell>
          <table:table-cell office:value-type="float" office:value="0.001109513">
            <text:p>1.11E-003</text:p>
          </table:table-cell>
          <table:table-cell office:value-type="float" office:value="0.0006336734">
            <text:p>6.34E-004</text:p>
          </table:table-cell>
          <table:table-cell office:value-type="float" office:value="0.008033125">
            <text:p>8.03E-0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1870788">
            <text:p>1.87E-003</text:p>
          </table:table-cell>
          <table:table-cell office:value-type="float" office:value="-0.0004448445">
            <text:p>-4.45E-004</text:p>
          </table:table-cell>
          <table:table-cell office:value-type="float" office:value="-0.004177321">
            <text:p>-4.18E-003</text:p>
          </table:table-cell>
          <table:table-cell office:value-type="float" office:value="-0.00380927">
            <text:p>-3.81E-003</text:p>
          </table:table-cell>
          <table:table-cell office:value-type="float" office:value="0.005197499">
            <text:p>5.20E-003</text:p>
          </table:table-cell>
          <table:table-cell office:value-type="float" office:value="0.001362084">
            <text:p>1.36E-003</text:p>
          </table:table-cell>
          <table:table-cell office:value-type="float" office:value="0.001241017">
            <text:p>1.24E-003</text:p>
          </table:table-cell>
          <table:table-cell office:value-type="float" office:value="0.0024469">
            <text:p>2.45E-003</text:p>
          </table:table-cell>
          <table:table-cell office:value-type="float" office:value="0.004047666">
            <text:p>4.05E-003</text:p>
          </table:table-cell>
          <table:table-cell office:value-type="float" office:value="0.000699444">
            <text:p>6.99E-004</text:p>
          </table:table-cell>
          <table:table-cell office:value-type="float" office:value="0.0003679801">
            <text:p>3.68E-004</text:p>
          </table:table-cell>
          <table:table-cell office:value-type="float" office:value="0.004752488">
            <text:p>4.75E-0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1897572">
            <text:p>1.90E-003</text:p>
          </table:table-cell>
          <table:table-cell office:value-type="float" office:value="-0.0004318081">
            <text:p>-4.32E-004</text:p>
          </table:table-cell>
          <table:table-cell office:value-type="float" office:value="-0.006523177">
            <text:p>-6.52E-003</text:p>
          </table:table-cell>
          <table:table-cell office:value-type="float" office:value="-0.01038453">
            <text:p>-1.04E-002</text:p>
          </table:table-cell>
          <table:table-cell office:value-type="float" office:value="0.005491465">
            <text:p>5.49E-003</text:p>
          </table:table-cell>
          <table:table-cell office:value-type="float" office:value="0.001460778">
            <text:p>1.46E-003</text:p>
          </table:table-cell>
          <table:table-cell office:value-type="float" office:value="0.001216392">
            <text:p>1.22E-003</text:p>
          </table:table-cell>
          <table:table-cell office:value-type="float" office:value="0.002437405">
            <text:p>2.44E-003</text:p>
          </table:table-cell>
          <table:table-cell office:value-type="float" office:value="0.004101035">
            <text:p>4.10E-003</text:p>
          </table:table-cell>
          <table:table-cell office:value-type="float" office:value="0.0009207382">
            <text:p>9.21E-004</text:p>
          </table:table-cell>
          <table:table-cell office:value-type="float" office:value="0.0007333892">
            <text:p>7.33E-004</text:p>
          </table:table-cell>
          <table:table-cell office:value-type="float" office:value="0.01018878">
            <text:p>1.02E-002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3" office:value-type="float" office:value="0.002564322">
            <text:p>2.56E-003</text:p>
          </table:table-cell>
          <table:table-cell table:style-name="ce13" office:value-type="float" office:value="0.01426491">
            <text:p>1.43E-002</text:p>
          </table:table-cell>
          <table:table-cell table:style-name="ce13" office:value-type="float" office:value="0.01247025">
            <text:p>1.25E-002</text:p>
          </table:table-cell>
          <table:table-cell table:style-name="ce13" office:value-type="float" office:value="0.002318153">
            <text:p>2.32E-003</text:p>
          </table:table-cell>
          <table:table-cell table:style-name="ce13" office:value-type="float" office:value="0.0005613297">
            <text:p>5.61E-004</text:p>
          </table:table-cell>
          <table:table-cell table:style-name="ce13" office:value-type="float" office:value="0.0008188126">
            <text:p>8.19E-004</text:p>
          </table:table-cell>
          <table:table-cell table:style-name="ce13" office:value-type="float" office:value="0.009461541">
            <text:p>9.46E-003</text:p>
          </table:table-cell>
          <table:table-cell table:style-name="ce13" office:value-type="float" office:value="0.01151742">
            <text:p>1.15E-002</text:p>
          </table:table-cell>
          <table:table-cell table:style-name="ce13" office:value-type="float" office:value="0.01642365">
            <text:p>1.64E-002</text:p>
          </table:table-cell>
          <table:table-cell table:style-name="ce13" office:value-type="float" office:value="0.01999323">
            <text:p>2.00E-002</text:p>
          </table:table-cell>
          <table:table-cell table:style-name="ce13" office:value-type="float" office:value="0.008335211">
            <text:p>8.34E-003</text:p>
          </table:table-cell>
          <table:table-cell table:style-name="ce13" office:value-type="float" office:value="0.006772449">
            <text:p>6.77E-003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3" office:value-type="float" office:value="-0.0003191261">
            <text:p>-3.19E-004</text:p>
          </table:table-cell>
          <table:table-cell table:style-name="ce13" office:value-type="float" office:value="-0.0007820504">
            <text:p>-7.82E-004</text:p>
          </table:table-cell>
          <table:table-cell table:style-name="ce13" office:value-type="float" office:value="0.001262468">
            <text:p>1.26E-003</text:p>
          </table:table-cell>
          <table:table-cell table:style-name="ce13" office:value-type="float" office:value="0.003927642">
            <text:p>3.93E-003</text:p>
          </table:table-cell>
          <table:table-cell table:style-name="ce13" office:value-type="float" office:value="-0.0008856356">
            <text:p>-8.86E-004</text:p>
          </table:table-cell>
          <table:table-cell table:style-name="ce13" office:value-type="float" office:value="0.0007676136">
            <text:p>7.68E-004</text:p>
          </table:table-cell>
          <table:table-cell table:style-name="ce13" office:value-type="float" office:value="0.008292354">
            <text:p>8.29E-003</text:p>
          </table:table-cell>
          <table:table-cell table:style-name="ce13" office:value-type="float" office:value="0.007802127">
            <text:p>7.80E-003</text:p>
          </table:table-cell>
          <table:table-cell table:style-name="ce13" office:value-type="float" office:value="0.004019013">
            <text:p>4.02E-003</text:p>
          </table:table-cell>
          <table:table-cell table:style-name="ce13" office:value-type="float" office:value="-0.00387757">
            <text:p>-3.88E-003</text:p>
          </table:table-cell>
          <table:table-cell table:style-name="ce13" office:value-type="float" office:value="-0.001612871">
            <text:p>-1.61E-003</text:p>
          </table:table-cell>
          <table:table-cell table:style-name="ce13" office:value-type="float" office:value="-0.00128837">
            <text:p>-1.29E-003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3" office:value-type="float" office:value="0.002557747">
            <text:p>2.56E-003</text:p>
          </table:table-cell>
          <table:table-cell table:style-name="ce13" office:value-type="float" office:value="0.01441292">
            <text:p>1.44E-002</text:p>
          </table:table-cell>
          <table:table-cell table:style-name="ce13" office:value-type="float" office:value="0.01272851">
            <text:p>1.27E-002</text:p>
          </table:table-cell>
          <table:table-cell table:style-name="ce13" office:value-type="float" office:value="0.002495204">
            <text:p>2.50E-003</text:p>
          </table:table-cell>
          <table:table-cell table:style-name="ce13" office:value-type="float" office:value="0.0004021574">
            <text:p>4.02E-004</text:p>
          </table:table-cell>
          <table:table-cell table:style-name="ce13" office:value-type="float" office:value="0.0006156607">
            <text:p>6.16E-004</text:p>
          </table:table-cell>
          <table:table-cell table:style-name="ce13" office:value-type="float" office:value="0.006429259">
            <text:p>6.43E-003</text:p>
          </table:table-cell>
          <table:table-cell table:style-name="ce13" office:value-type="float" office:value="0.007216725">
            <text:p>7.22E-003</text:p>
          </table:table-cell>
          <table:table-cell table:style-name="ce13" office:value-type="float" office:value="0.01005261">
            <text:p>1.01E-002</text:p>
          </table:table-cell>
          <table:table-cell table:style-name="ce13" office:value-type="float" office:value="0.01234177">
            <text:p>1.23E-002</text:p>
          </table:table-cell>
          <table:table-cell table:style-name="ce13" office:value-type="float" office:value="0.005357347">
            <text:p>5.36E-003</text:p>
          </table:table-cell>
          <table:table-cell table:style-name="ce13" office:value-type="float" office:value="0.004825705">
            <text:p>4.83E-003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3" office:value-type="float" office:value="-0.0003129408">
            <text:p>-3.13E-004</text:p>
          </table:table-cell>
          <table:table-cell table:style-name="ce13" office:value-type="float" office:value="-0.0007156196">
            <text:p>-7.16E-004</text:p>
          </table:table-cell>
          <table:table-cell table:style-name="ce13" office:value-type="float" office:value="0.00137994">
            <text:p>1.38E-003</text:p>
          </table:table-cell>
          <table:table-cell table:style-name="ce13" office:value-type="float" office:value="0.004046954">
            <text:p>4.05E-003</text:p>
          </table:table-cell>
          <table:table-cell table:style-name="ce13" office:value-type="float" office:value="-0.0009928998">
            <text:p>-9.93E-004</text:p>
          </table:table-cell>
          <table:table-cell table:style-name="ce13" office:value-type="float" office:value="0.0005401845">
            <text:p>5.40E-004</text:p>
          </table:table-cell>
          <table:table-cell table:style-name="ce13" office:value-type="float" office:value="0.005490335">
            <text:p>5.49E-003</text:p>
          </table:table-cell>
          <table:table-cell table:style-name="ce13" office:value-type="float" office:value="0.006029192">
            <text:p>6.03E-003</text:p>
          </table:table-cell>
          <table:table-cell table:style-name="ce13" office:value-type="float" office:value="0.008528544">
            <text:p>8.53E-003</text:p>
          </table:table-cell>
          <table:table-cell table:style-name="ce13" office:value-type="float" office:value="0.01111717">
            <text:p>1.11E-002</text:p>
          </table:table-cell>
          <table:table-cell table:style-name="ce13" office:value-type="float" office:value="0.004943945">
            <text:p>4.94E-003</text:p>
          </table:table-cell>
          <table:table-cell table:style-name="ce13" office:value-type="float" office:value="0.004262205">
            <text:p>4.26E-003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3" office:value-type="float" office:value="0.002399601">
            <text:p>2.40E-003</text:p>
          </table:table-cell>
          <table:table-cell table:style-name="ce13" office:value-type="float" office:value="0.01415836">
            <text:p>1.42E-002</text:p>
          </table:table-cell>
          <table:table-cell table:style-name="ce13" office:value-type="float" office:value="0.01402926">
            <text:p>1.40E-002</text:p>
          </table:table-cell>
          <table:table-cell table:style-name="ce13" office:value-type="float" office:value="0.004046954">
            <text:p>4.05E-003</text:p>
          </table:table-cell>
          <table:table-cell table:style-name="ce13" office:value-type="float" office:value="0.001046609">
            <text:p>1.05E-003</text:p>
          </table:table-cell>
          <table:table-cell table:style-name="ce13" office:value-type="float" office:value="0.000603436">
            <text:p>6.03E-004</text:p>
          </table:table-cell>
          <table:table-cell table:style-name="ce13" office:value-type="float" office:value="0.006263621">
            <text:p>6.26E-003</text:p>
          </table:table-cell>
          <table:table-cell table:style-name="ce13" office:value-type="float" office:value="0.006955891">
            <text:p>6.96E-003</text:p>
          </table:table-cell>
          <table:table-cell table:style-name="ce13" office:value-type="float" office:value="0.009743689">
            <text:p>9.74E-003</text:p>
          </table:table-cell>
          <table:table-cell table:style-name="ce13" office:value-type="float" office:value="0.01244449">
            <text:p>1.24E-002</text:p>
          </table:table-cell>
          <table:table-cell table:style-name="ce13" office:value-type="float" office:value="0.006024681">
            <text:p>6.02E-003</text:p>
          </table:table-cell>
          <table:table-cell table:style-name="ce13" office:value-type="float" office:value="0.005014967">
            <text:p>5.01E-003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3" office:value-type="float" office:value="0.001926534">
            <text:p>1.93E-003</text:p>
          </table:table-cell>
          <table:table-cell table:style-name="ce13" office:value-type="float" office:value="0.005340238">
            <text:p>5.34E-003</text:p>
          </table:table-cell>
          <table:table-cell table:style-name="ce13" office:value-type="float" office:value="0.002927457">
            <text:p>2.93E-003</text:p>
          </table:table-cell>
          <table:table-cell table:style-name="ce13" office:value-type="float" office:value="0.003441599">
            <text:p>3.44E-003</text:p>
          </table:table-cell>
          <table:table-cell table:style-name="ce13" office:value-type="float" office:value="-0.000448672">
            <text:p>-4.49E-004</text:p>
          </table:table-cell>
          <table:table-cell table:style-name="ce13" office:value-type="float" office:value="0.0005918928">
            <text:p>5.92E-004</text:p>
          </table:table-cell>
          <table:table-cell table:style-name="ce13" office:value-type="float" office:value="0.006071137">
            <text:p>6.07E-003</text:p>
          </table:table-cell>
          <table:table-cell table:style-name="ce13" office:value-type="float" office:value="0.006835866">
            <text:p>6.84E-003</text:p>
          </table:table-cell>
          <table:table-cell table:style-name="ce13" office:value-type="float" office:value="0.009577765">
            <text:p>9.58E-003</text:p>
          </table:table-cell>
          <table:table-cell table:style-name="ce13" office:value-type="float" office:value="0.01164429">
            <text:p>1.16E-002</text:p>
          </table:table-cell>
          <table:table-cell table:style-name="ce13" office:value-type="float" office:value="0.005656334">
            <text:p>5.66E-003</text:p>
          </table:table-cell>
          <table:table-cell table:style-name="ce13" office:value-type="float" office:value="0.004779554">
            <text:p>4.78E-003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3" office:value-type="float" office:value="0.002375122">
            <text:p>2.38E-003</text:p>
          </table:table-cell>
          <table:table-cell table:style-name="ce13" office:value-type="float" office:value="0.01127675">
            <text:p>1.13E-002</text:p>
          </table:table-cell>
          <table:table-cell table:style-name="ce13" office:value-type="float" office:value="0.006440393">
            <text:p>6.44E-003</text:p>
          </table:table-cell>
          <table:table-cell table:style-name="ce13" office:value-type="float" office:value="0.00356267">
            <text:p>3.56E-003</text:p>
          </table:table-cell>
          <table:table-cell table:style-name="ce13" office:value-type="float" office:value="-0.0002157873">
            <text:p>-2.16E-004</text:p>
          </table:table-cell>
          <table:table-cell table:style-name="ce13" office:value-type="float" office:value="0.0006023161">
            <text:p>6.02E-004</text:p>
          </table:table-cell>
          <table:table-cell table:style-name="ce13" office:value-type="float" office:value="0.006170822">
            <text:p>6.17E-003</text:p>
          </table:table-cell>
          <table:table-cell table:style-name="ce13" office:value-type="float" office:value="0.007094063">
            <text:p>7.09E-003</text:p>
          </table:table-cell>
          <table:table-cell table:style-name="ce13" office:value-type="float" office:value="0.009817873">
            <text:p>9.82E-003</text:p>
          </table:table-cell>
          <table:table-cell table:style-name="ce13" office:value-type="float" office:value="0.01196098">
            <text:p>1.20E-002</text:p>
          </table:table-cell>
          <table:table-cell table:style-name="ce13" office:value-type="float" office:value="0.005014994">
            <text:p>5.01E-003</text:p>
          </table:table-cell>
          <table:table-cell table:style-name="ce13" office:value-type="float" office:value="0.004113737">
            <text:p>4.11E-003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3" office:value-type="float" office:value="0.002399601">
            <text:p>2.40E-003</text:p>
          </table:table-cell>
          <table:table-cell table:style-name="ce13" office:value-type="float" office:value="0.01134142">
            <text:p>1.13E-002</text:p>
          </table:table-cell>
          <table:table-cell table:style-name="ce13" office:value-type="float" office:value="0.008879114">
            <text:p>8.88E-003</text:p>
          </table:table-cell>
          <table:table-cell table:style-name="ce13" office:value-type="float" office:value="0.003683741">
            <text:p>3.68E-003</text:p>
          </table:table-cell>
          <table:table-cell table:style-name="ce13" office:value-type="float" office:value="-0.0002157873">
            <text:p>-2.16E-004</text:p>
          </table:table-cell>
          <table:table-cell table:style-name="ce13" office:value-type="float" office:value="0.000603436">
            <text:p>6.03E-004</text:p>
          </table:table-cell>
          <table:table-cell table:style-name="ce13" office:value-type="float" office:value="0.005674819">
            <text:p>5.67E-003</text:p>
          </table:table-cell>
          <table:table-cell table:style-name="ce13" office:value-type="float" office:value="0.006172088">
            <text:p>6.17E-003</text:p>
          </table:table-cell>
          <table:table-cell table:style-name="ce13" office:value-type="float" office:value="0.006834566">
            <text:p>6.83E-003</text:p>
          </table:table-cell>
          <table:table-cell table:style-name="ce13" office:value-type="float" office:value="0.004184299">
            <text:p>4.18E-003</text:p>
          </table:table-cell>
          <table:table-cell table:style-name="ce13" office:value-type="float" office:value="0.0005154154">
            <text:p>5.15E-004</text:p>
          </table:table-cell>
          <table:table-cell table:style-name="ce13" office:value-type="float" office:value="-0.00004388291">
            <text:p>-4.39E-005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4" office:value-type="float" office:value="0.01144919">
            <text:p>1.14E-002</text:p>
          </table:table-cell>
          <table:table-cell table:style-name="ce14" office:value-type="float" office:value="0.008957185">
            <text:p>8.96E-003</text:p>
          </table:table-cell>
          <table:table-cell table:style-name="ce14" office:value-type="float" office:value="0.004134215">
            <text:p>4.13E-003</text:p>
          </table:table-cell>
          <table:table-cell table:style-name="ce14" office:value-type="float" office:value="-0.0004889474">
            <text:p>-4.89E-004</text:p>
          </table:table-cell>
          <table:table-cell table:style-name="ce14" office:value-type="float" office:value="0.004774443">
            <text:p>4.77E-003</text:p>
          </table:table-cell>
          <table:table-cell table:style-name="ce14" office:value-type="float" office:value="0.005486268">
            <text:p>5.49E-003</text:p>
          </table:table-cell>
          <table:table-cell table:style-name="ce14" office:value-type="float" office:value="0.008353681">
            <text:p>8.35E-003</text:p>
          </table:table-cell>
          <table:table-cell table:style-name="ce14" office:value-type="float" office:value="0.02024891">
            <text:p>2.02E-002</text:p>
          </table:table-cell>
          <table:table-cell table:style-name="ce14" office:value-type="float" office:value="0.0316701">
            <text:p>3.17E-002</text:p>
          </table:table-cell>
          <table:table-cell table:style-name="ce14" office:value-type="float" office:value="0.05117689">
            <text:p>5.12E-002</text:p>
          </table:table-cell>
          <table:table-cell table:style-name="ce14" office:value-type="float" office:value="0.02407272">
            <text:p>2.41E-002</text:p>
          </table:table-cell>
          <table:table-cell table:style-name="ce14" office:value-type="float" office:value="0.009580766">
            <text:p>9.58E-003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4" office:value-type="float" office:value="-0.0005430492">
            <text:p>-5.43E-004</text:p>
          </table:table-cell>
          <table:table-cell table:style-name="ce14" office:value-type="float" office:value="-0.0004845052">
            <text:p>-4.85E-004</text:p>
          </table:table-cell>
          <table:table-cell table:style-name="ce14" office:value-type="float" office:value="-0.0003383737">
            <text:p>-3.38E-004</text:p>
          </table:table-cell>
          <table:table-cell table:style-name="ce14" office:value-type="float" office:value="-0.0002952628">
            <text:p>-2.95E-004</text:p>
          </table:table-cell>
          <table:table-cell table:style-name="ce14" office:value-type="float" office:value="0.003071426">
            <text:p>3.07E-003</text:p>
          </table:table-cell>
          <table:table-cell table:style-name="ce14" office:value-type="float" office:value="0.005374042">
            <text:p>5.37E-003</text:p>
          </table:table-cell>
          <table:table-cell table:style-name="ce14" office:value-type="float" office:value="0.007205907">
            <text:p>7.21E-003</text:p>
          </table:table-cell>
          <table:table-cell table:style-name="ce14" office:value-type="float" office:value="0.01497998">
            <text:p>1.50E-002</text:p>
          </table:table-cell>
          <table:table-cell table:style-name="ce14" office:value-type="float" office:value="0.01155182">
            <text:p>1.16E-002</text:p>
          </table:table-cell>
          <table:table-cell table:style-name="ce14" office:value-type="float" office:value="-0.002263397">
            <text:p>-2.26E-003</text:p>
          </table:table-cell>
          <table:table-cell table:style-name="ce14" office:value-type="float" office:value="-0.001062713">
            <text:p>-1.06E-003</text:p>
          </table:table-cell>
          <table:table-cell table:style-name="ce14" office:value-type="float" office:value="-0.0004292206">
            <text:p>-4.29E-004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4" office:value-type="float" office:value="0.01146292">
            <text:p>1.15E-002</text:p>
          </table:table-cell>
          <table:table-cell table:style-name="ce14" office:value-type="float" office:value="0.008981457">
            <text:p>8.98E-003</text:p>
          </table:table-cell>
          <table:table-cell table:style-name="ce14" office:value-type="float" office:value="0.004174974">
            <text:p>4.17E-003</text:p>
          </table:table-cell>
          <table:table-cell table:style-name="ce14" office:value-type="float" office:value="-0.0004813915">
            <text:p>-4.81E-004</text:p>
          </table:table-cell>
          <table:table-cell table:style-name="ce14" office:value-type="float" office:value="0.004708006">
            <text:p>4.71E-003</text:p>
          </table:table-cell>
          <table:table-cell table:style-name="ce14" office:value-type="float" office:value="0.005312243">
            <text:p>5.31E-003</text:p>
          </table:table-cell>
          <table:table-cell table:style-name="ce14" office:value-type="float" office:value="0.008024653">
            <text:p>8.02E-003</text:p>
          </table:table-cell>
          <table:table-cell table:style-name="ce14" office:value-type="float" office:value="0.01919714">
            <text:p>1.92E-002</text:p>
          </table:table-cell>
          <table:table-cell table:style-name="ce14" office:value-type="float" office:value="0.02974498">
            <text:p>2.97E-002</text:p>
          </table:table-cell>
          <table:table-cell table:style-name="ce14" office:value-type="float" office:value="0.04759703">
            <text:p>4.76E-002</text:p>
          </table:table-cell>
          <table:table-cell table:style-name="ce14" office:value-type="float" office:value="0.02215439">
            <text:p>2.22E-002</text:p>
          </table:table-cell>
          <table:table-cell table:style-name="ce14" office:value-type="float" office:value="0.009569489">
            <text:p>9.57E-003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4" office:value-type="float" office:value="-0.000537728">
            <text:p>-5.38E-004</text:p>
          </table:table-cell>
          <table:table-cell table:style-name="ce14" office:value-type="float" office:value="-0.0004751006">
            <text:p>-4.75E-004</text:p>
          </table:table-cell>
          <table:table-cell table:style-name="ce14" office:value-type="float" office:value="-0.0003225804">
            <text:p>-3.23E-004</text:p>
          </table:table-cell>
          <table:table-cell table:style-name="ce14" office:value-type="float" office:value="-0.0002592993">
            <text:p>-2.59E-004</text:p>
          </table:table-cell>
          <table:table-cell table:style-name="ce14" office:value-type="float" office:value="0.002755209">
            <text:p>2.76E-003</text:p>
          </table:table-cell>
          <table:table-cell table:style-name="ce14" office:value-type="float" office:value="0.00486969">
            <text:p>4.87E-003</text:p>
          </table:table-cell>
          <table:table-cell table:style-name="ce14" office:value-type="float" office:value="0.007347974">
            <text:p>7.35E-003</text:p>
          </table:table-cell>
          <table:table-cell table:style-name="ce14" office:value-type="float" office:value="0.01767565">
            <text:p>1.77E-002</text:p>
          </table:table-cell>
          <table:table-cell table:style-name="ce14" office:value-type="float" office:value="0.02770535">
            <text:p>2.77E-002</text:p>
          </table:table-cell>
          <table:table-cell table:style-name="ce14" office:value-type="float" office:value="0.04550835">
            <text:p>4.55E-002</text:p>
          </table:table-cell>
          <table:table-cell table:style-name="ce14" office:value-type="float" office:value="0.02148797">
            <text:p>2.15E-002</text:p>
          </table:table-cell>
          <table:table-cell table:style-name="ce14" office:value-type="float" office:value="0.008930648">
            <text:p>8.93E-003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4" office:value-type="float" office:value="0.01145894">
            <text:p>1.15E-002</text:p>
          </table:table-cell>
          <table:table-cell table:style-name="ce14" office:value-type="float" office:value="0.008932837">
            <text:p>8.93E-003</text:p>
          </table:table-cell>
          <table:table-cell table:style-name="ce14" office:value-type="float" office:value="0.004171227">
            <text:p>4.17E-003</text:p>
          </table:table-cell>
          <table:table-cell table:style-name="ce14" office:value-type="float" office:value="-0.0002592993">
            <text:p>-2.59E-004</text:p>
          </table:table-cell>
          <table:table-cell table:style-name="ce14" office:value-type="float" office:value="0.00532993">
            <text:p>5.33E-003</text:p>
          </table:table-cell>
          <table:table-cell table:style-name="ce14" office:value-type="float" office:value="0.005234113">
            <text:p>5.23E-003</text:p>
          </table:table-cell>
          <table:table-cell table:style-name="ce14" office:value-type="float" office:value="0.007873276">
            <text:p>7.87E-003</text:p>
          </table:table-cell>
          <table:table-cell table:style-name="ce14" office:value-type="float" office:value="0.01877969">
            <text:p>1.88E-002</text:p>
          </table:table-cell>
          <table:table-cell table:style-name="ce14" office:value-type="float" office:value="0.02911354">
            <text:p>2.91E-002</text:p>
          </table:table-cell>
          <table:table-cell table:style-name="ce14" office:value-type="float" office:value="0.04734435">
            <text:p>4.73E-002</text:p>
          </table:table-cell>
          <table:table-cell table:style-name="ce14" office:value-type="float" office:value="0.02302208">
            <text:p>2.30E-002</text:p>
          </table:table-cell>
          <table:table-cell table:style-name="ce14" office:value-type="float" office:value="0.00956489">
            <text:p>9.56E-003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4" office:value-type="float" office:value="0.01030056">
            <text:p>1.03E-002</text:p>
          </table:table-cell>
          <table:table-cell table:style-name="ce14" office:value-type="float" office:value="0.004189335">
            <text:p>4.19E-003</text:p>
          </table:table-cell>
          <table:table-cell table:style-name="ce14" office:value-type="float" office:value="0.0005502162">
            <text:p>5.50E-004</text:p>
          </table:table-cell>
          <table:table-cell table:style-name="ce14" office:value-type="float" office:value="-0.0003630558">
            <text:p>-3.63E-004</text:p>
          </table:table-cell>
          <table:table-cell table:style-name="ce14" office:value-type="float" office:value="0.003667512">
            <text:p>3.67E-003</text:p>
          </table:table-cell>
          <table:table-cell table:style-name="ce14" office:value-type="float" office:value="0.005156202">
            <text:p>5.16E-003</text:p>
          </table:table-cell>
          <table:table-cell table:style-name="ce14" office:value-type="float" office:value="0.007738029">
            <text:p>7.74E-003</text:p>
          </table:table-cell>
          <table:table-cell table:style-name="ce14" office:value-type="float" office:value="0.01862787">
            <text:p>1.86E-002</text:p>
          </table:table-cell>
          <table:table-cell table:style-name="ce14" office:value-type="float" office:value="0.02891977">
            <text:p>2.89E-002</text:p>
          </table:table-cell>
          <table:table-cell table:style-name="ce14" office:value-type="float" office:value="0.0463704">
            <text:p>4.64E-002</text:p>
          </table:table-cell>
          <table:table-cell table:style-name="ce14" office:value-type="float" office:value="0.02265467">
            <text:p>2.27E-002</text:p>
          </table:table-cell>
          <table:table-cell table:style-name="ce14" office:value-type="float" office:value="0.009346403">
            <text:p>9.35E-003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4" office:value-type="float" office:value="0.0114368">
            <text:p>1.14E-002</text:p>
          </table:table-cell>
          <table:table-cell table:style-name="ce14" office:value-type="float" office:value="0.008150418">
            <text:p>8.15E-003</text:p>
          </table:table-cell>
          <table:table-cell table:style-name="ce14" office:value-type="float" office:value="0.001896123">
            <text:p>1.90E-003</text:p>
          </table:table-cell>
          <table:table-cell table:style-name="ce14" office:value-type="float" office:value="-0.0003423045">
            <text:p>-3.42E-004</text:p>
          </table:table-cell>
          <table:table-cell table:style-name="ce14" office:value-type="float" office:value="0.003909069">
            <text:p>3.91E-003</text:p>
          </table:table-cell>
          <table:table-cell table:style-name="ce14" office:value-type="float" office:value="0.005226555">
            <text:p>5.23E-003</text:p>
          </table:table-cell>
          <table:table-cell table:style-name="ce14" office:value-type="float" office:value="0.007874532">
            <text:p>7.87E-003</text:p>
          </table:table-cell>
          <table:table-cell table:style-name="ce14" office:value-type="float" office:value="0.0191304">
            <text:p>1.91E-002</text:p>
          </table:table-cell>
          <table:table-cell table:style-name="ce14" office:value-type="float" office:value="0.02960803">
            <text:p>2.96E-002</text:p>
          </table:table-cell>
          <table:table-cell table:style-name="ce14" office:value-type="float" office:value="0.04742823">
            <text:p>4.74E-002</text:p>
          </table:table-cell>
          <table:table-cell table:style-name="ce14" office:value-type="float" office:value="0.02193708">
            <text:p>2.19E-002</text:p>
          </table:table-cell>
          <table:table-cell table:style-name="ce14" office:value-type="float" office:value="0.008741386">
            <text:p>8.74E-003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4" office:value-type="float" office:value="0.01145894">
            <text:p>1.15E-002</text:p>
          </table:table-cell>
          <table:table-cell table:style-name="ce14" office:value-type="float" office:value="0.008235162">
            <text:p>8.24E-003</text:p>
          </table:table-cell>
          <table:table-cell table:style-name="ce14" office:value-type="float" office:value="0.002763369">
            <text:p>2.76E-003</text:p>
          </table:table-cell>
          <table:table-cell table:style-name="ce14" office:value-type="float" office:value="-0.0003215532">
            <text:p>-3.22E-004</text:p>
          </table:table-cell>
          <table:table-cell table:style-name="ce14" office:value-type="float" office:value="0.003909069">
            <text:p>3.91E-003</text:p>
          </table:table-cell>
          <table:table-cell table:style-name="ce14" office:value-type="float" office:value="0.005234113">
            <text:p>5.23E-003</text:p>
          </table:table-cell>
          <table:table-cell table:style-name="ce14" office:value-type="float" office:value="0.00730503">
            <text:p>7.31E-003</text:p>
          </table:table-cell>
          <table:table-cell table:style-name="ce14" office:value-type="float" office:value="0.0173013">
            <text:p>1.73E-002</text:p>
          </table:table-cell>
          <table:table-cell table:style-name="ce14" office:value-type="float" office:value="0.02296579">
            <text:p>2.30E-002</text:p>
          </table:table-cell>
          <table:table-cell table:style-name="ce14" office:value-type="float" office:value="0.02358491">
            <text:p>2.36E-002</text:p>
          </table:table-cell>
          <table:table-cell table:style-name="ce14" office:value-type="float" office:value="0.006575116">
            <text:p>6.58E-003</text:p>
          </table:table-cell>
          <table:table-cell table:style-name="ce14" office:value-type="float" office:value="0.001751237">
            <text:p>1.75E-003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5" office:value-type="float" office:value="0.002108218">
            <text:p>2.11E-003</text:p>
          </table:table-cell>
          <table:table-cell table:style-name="ce15" office:value-type="float" office:value="0.001901657">
            <text:p>1.90E-003</text:p>
          </table:table-cell>
          <table:table-cell table:style-name="ce15" office:value-type="float" office:value="-0.001226526">
            <text:p>-1.23E-003</text:p>
          </table:table-cell>
          <table:table-cell table:style-name="ce15" office:value-type="float" office:value="0.000006011007">
            <text:p>6.01E-006</text:p>
          </table:table-cell>
          <table:table-cell table:style-name="ce15" office:value-type="float" office:value="0.001457066">
            <text:p>1.46E-003</text:p>
          </table:table-cell>
          <table:table-cell table:style-name="ce15" office:value-type="float" office:value="0.001086013">
            <text:p>1.09E-003</text:p>
          </table:table-cell>
          <table:table-cell table:style-name="ce15" office:value-type="float" office:value="0.0001432846">
            <text:p>1.43E-004</text:p>
          </table:table-cell>
          <table:table-cell table:style-name="ce15" office:value-type="float" office:value="0.004053368">
            <text:p>4.05E-003</text:p>
          </table:table-cell>
          <table:table-cell table:style-name="ce15" office:value-type="float" office:value="0.0007579916">
            <text:p>7.58E-004</text:p>
          </table:table-cell>
          <table:table-cell table:style-name="ce15" office:value-type="float" office:value="0.008939896">
            <text:p>8.94E-003</text:p>
          </table:table-cell>
          <table:table-cell table:style-name="ce15" office:value-type="float" office:value="0.003182589">
            <text:p>3.18E-003</text:p>
          </table:table-cell>
          <table:table-cell table:style-name="ce15" office:value-type="float" office:value="0.003433421">
            <text:p>3.43E-003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5" office:value-type="float" office:value="-0.00000006886719">
            <text:p>-6.89E-008</text:p>
          </table:table-cell>
          <table:table-cell table:style-name="ce15" office:value-type="float" office:value="-0.0000002561603">
            <text:p>-2.56E-007</text:p>
          </table:table-cell>
          <table:table-cell table:style-name="ce15" office:value-type="float" office:value="-0.0000006058437">
            <text:p>-6.06E-007</text:p>
          </table:table-cell>
          <table:table-cell table:style-name="ce15" office:value-type="float" office:value="0.000002721502">
            <text:p>2.72E-006</text:p>
          </table:table-cell>
          <table:table-cell table:style-name="ce15" office:value-type="float" office:value="0.0006596909">
            <text:p>6.60E-004</text:p>
          </table:table-cell>
          <table:table-cell table:style-name="ce15" office:value-type="float" office:value="0.001063752">
            <text:p>1.06E-003</text:p>
          </table:table-cell>
          <table:table-cell table:style-name="ce15" office:value-type="float" office:value="0.00001124076">
            <text:p>1.12E-005</text:p>
          </table:table-cell>
          <table:table-cell table:style-name="ce15" office:value-type="float" office:value="0.003193324">
            <text:p>3.19E-003</text:p>
          </table:table-cell>
          <table:table-cell table:style-name="ce15" office:value-type="float" office:value="0.0003251053">
            <text:p>3.25E-004</text:p>
          </table:table-cell>
          <table:table-cell table:style-name="ce15" office:value-type="float" office:value="-0.000000124812">
            <text:p>-1.25E-007</text:p>
          </table:table-cell>
          <table:table-cell table:style-name="ce15" office:value-type="float" office:value="-0.0000001228409">
            <text:p>-1.23E-007</text:p>
          </table:table-cell>
          <table:table-cell table:style-name="ce15" office:value-type="float" office:value="-0.0000003534611">
            <text:p>-3.53E-007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5" office:value-type="float" office:value="0.002108229">
            <text:p>2.11E-003</text:p>
          </table:table-cell>
          <table:table-cell table:style-name="ce15" office:value-type="float" office:value="0.001901694">
            <text:p>1.90E-003</text:p>
          </table:table-cell>
          <table:table-cell table:style-name="ce15" office:value-type="float" office:value="-0.001226437">
            <text:p>-1.23E-003</text:p>
          </table:table-cell>
          <table:table-cell table:style-name="ce15" office:value-type="float" office:value="0.000005613622">
            <text:p>5.61E-006</text:p>
          </table:table-cell>
          <table:table-cell table:style-name="ce15" office:value-type="float" office:value="0.00136074">
            <text:p>1.36E-003</text:p>
          </table:table-cell>
          <table:table-cell table:style-name="ce15" office:value-type="float" office:value="0.001086042">
            <text:p>1.09E-003</text:p>
          </table:table-cell>
          <table:table-cell table:style-name="ce15" office:value-type="float" office:value="0.0001434249">
            <text:p>1.43E-004</text:p>
          </table:table-cell>
          <table:table-cell table:style-name="ce15" office:value-type="float" office:value="0.003975311">
            <text:p>3.98E-003</text:p>
          </table:table-cell>
          <table:table-cell table:style-name="ce15" office:value-type="float" office:value="0.0007473878">
            <text:p>7.47E-004</text:p>
          </table:table-cell>
          <table:table-cell table:style-name="ce15" office:value-type="float" office:value="0.008737778">
            <text:p>8.74E-003</text:p>
          </table:table-cell>
          <table:table-cell table:style-name="ce15" office:value-type="float" office:value="0.002983663">
            <text:p>2.98E-003</text:p>
          </table:table-cell>
          <table:table-cell table:style-name="ce15" office:value-type="float" office:value="0.003433446">
            <text:p>3.43E-003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5" office:value-type="float" office:value="-0.00000006518889">
            <text:p>-6.52E-008</text:p>
          </table:table-cell>
          <table:table-cell table:style-name="ce15" office:value-type="float" office:value="-0.0000002424784">
            <text:p>-2.42E-007</text:p>
          </table:table-cell>
          <table:table-cell table:style-name="ce15" office:value-type="float" office:value="-0.0000005734847">
            <text:p>-5.73E-007</text:p>
          </table:table-cell>
          <table:table-cell table:style-name="ce15" office:value-type="float" office:value="0.000002576142">
            <text:p>2.58E-006</text:p>
          </table:table-cell>
          <table:table-cell table:style-name="ce15" office:value-type="float" office:value="0.0006244558">
            <text:p>6.24E-004</text:p>
          </table:table-cell>
          <table:table-cell table:style-name="ce15" office:value-type="float" office:value="0.001006936">
            <text:p>1.01E-003</text:p>
          </table:table-cell>
          <table:table-cell table:style-name="ce15" office:value-type="float" office:value="0.0001274296">
            <text:p>1.27E-004</text:p>
          </table:table-cell>
          <table:table-cell table:style-name="ce15" office:value-type="float" office:value="0.003660839">
            <text:p>3.66E-003</text:p>
          </table:table-cell>
          <table:table-cell table:style-name="ce15" office:value-type="float" office:value="0.0006972927">
            <text:p>6.97E-004</text:p>
          </table:table-cell>
          <table:table-cell table:style-name="ce15" office:value-type="float" office:value="0.008465317">
            <text:p>8.47E-003</text:p>
          </table:table-cell>
          <table:table-cell table:style-name="ce15" office:value-type="float" office:value="0.002996312">
            <text:p>3.00E-003</text:p>
          </table:table-cell>
          <table:table-cell table:style-name="ce15" office:value-type="float" office:value="0.003344756">
            <text:p>3.34E-003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5" office:value-type="float" office:value="0.00210868">
            <text:p>2.11E-003</text:p>
          </table:table-cell>
          <table:table-cell table:style-name="ce15" office:value-type="float" office:value="0.001903375">
            <text:p>1.90E-003</text:p>
          </table:table-cell>
          <table:table-cell table:style-name="ce15" office:value-type="float" office:value="-0.001223734">
            <text:p>-1.22E-003</text:p>
          </table:table-cell>
          <table:table-cell table:style-name="ce15" office:value-type="float" office:value="0.000002576142">
            <text:p>2.58E-006</text:p>
          </table:table-cell>
          <table:table-cell table:style-name="ce15" office:value-type="float" office:value="0.001608644">
            <text:p>1.61E-003</text:p>
          </table:table-cell>
          <table:table-cell table:style-name="ce15" office:value-type="float" office:value="0.001085968">
            <text:p>1.09E-003</text:p>
          </table:table-cell>
          <table:table-cell table:style-name="ce15" office:value-type="float" office:value="0.0001430719">
            <text:p>1.43E-004</text:p>
          </table:table-cell>
          <table:table-cell table:style-name="ce15" office:value-type="float" office:value="0.003959092">
            <text:p>3.96E-003</text:p>
          </table:table-cell>
          <table:table-cell table:style-name="ce15" office:value-type="float" office:value="0.0007403034">
            <text:p>7.40E-004</text:p>
          </table:table-cell>
          <table:table-cell table:style-name="ce15" office:value-type="float" office:value="0.008778062">
            <text:p>8.78E-003</text:p>
          </table:table-cell>
          <table:table-cell table:style-name="ce15" office:value-type="float" office:value="0.00308767">
            <text:p>3.09E-003</text:p>
          </table:table-cell>
          <table:table-cell table:style-name="ce15" office:value-type="float" office:value="0.003433751">
            <text:p>3.43E-003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5" office:value-type="float" office:value="0.001908473">
            <text:p>1.91E-003</text:p>
          </table:table-cell>
          <table:table-cell table:style-name="ce15" office:value-type="float" office:value="0.0005713861">
            <text:p>5.71E-004</text:p>
          </table:table-cell>
          <table:table-cell table:style-name="ce15" office:value-type="float" office:value="-0.0001707938">
            <text:p>-1.71E-004</text:p>
          </table:table-cell>
          <table:table-cell table:style-name="ce15" office:value-type="float" office:value="0.000003853911">
            <text:p>3.85E-006</text:p>
          </table:table-cell>
          <table:table-cell table:style-name="ce15" office:value-type="float" office:value="0.0009341865">
            <text:p>9.34E-004</text:p>
          </table:table-cell>
          <table:table-cell table:style-name="ce15" office:value-type="float" office:value="0.001063708">
            <text:p>1.06E-003</text:p>
          </table:table-cell>
          <table:table-cell table:style-name="ce15" office:value-type="float" office:value="0.0001433964">
            <text:p>1.43E-004</text:p>
          </table:table-cell>
          <table:table-cell table:style-name="ce15" office:value-type="float" office:value="0.003924054">
            <text:p>3.92E-003</text:p>
          </table:table-cell>
          <table:table-cell table:style-name="ce15" office:value-type="float" office:value="0.0007376683">
            <text:p>7.38E-004</text:p>
          </table:table-cell>
          <table:table-cell table:style-name="ce15" office:value-type="float" office:value="0.008752038">
            <text:p>8.75E-003</text:p>
          </table:table-cell>
          <table:table-cell table:style-name="ce15" office:value-type="float" office:value="0.0030994">
            <text:p>3.10E-003</text:p>
          </table:table-cell>
          <table:table-cell table:style-name="ce15" office:value-type="float" office:value="0.003356955">
            <text:p>3.36E-003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5" office:value-type="float" office:value="0.002109006">
            <text:p>2.11E-003</text:p>
          </table:table-cell>
          <table:table-cell table:style-name="ce15" office:value-type="float" office:value="0.001927628">
            <text:p>1.93E-003</text:p>
          </table:table-cell>
          <table:table-cell table:style-name="ce15" office:value-type="float" office:value="-0.0003799555">
            <text:p>-3.80E-004</text:p>
          </table:table-cell>
          <table:table-cell table:style-name="ce15" office:value-type="float" office:value="0.000003598357">
            <text:p>3.60E-006</text:p>
          </table:table-cell>
          <table:table-cell table:style-name="ce15" office:value-type="float" office:value="0.001034562">
            <text:p>1.03E-003</text:p>
          </table:table-cell>
          <table:table-cell table:style-name="ce15" office:value-type="float" office:value="0.001085968">
            <text:p>1.09E-003</text:p>
          </table:table-cell>
          <table:table-cell table:style-name="ce15" office:value-type="float" office:value="0.0001447179">
            <text:p>1.45E-004</text:p>
          </table:table-cell>
          <table:table-cell table:style-name="ce15" office:value-type="float" office:value="0.003979794">
            <text:p>3.98E-003</text:p>
          </table:table-cell>
          <table:table-cell table:style-name="ce15" office:value-type="float" office:value="0.0007539587">
            <text:p>7.54E-004</text:p>
          </table:table-cell>
          <table:table-cell table:style-name="ce15" office:value-type="float" office:value="0.008863025">
            <text:p>8.86E-003</text:p>
          </table:table-cell>
          <table:table-cell table:style-name="ce15" office:value-type="float" office:value="0.00310698">
            <text:p>3.11E-003</text:p>
          </table:table-cell>
          <table:table-cell table:style-name="ce15" office:value-type="float" office:value="0.003422456">
            <text:p>3.42E-003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5" office:value-type="float" office:value="0.00210868">
            <text:p>2.11E-003</text:p>
          </table:table-cell>
          <table:table-cell table:style-name="ce15" office:value-type="float" office:value="0.001933855">
            <text:p>1.93E-003</text:p>
          </table:table-cell>
          <table:table-cell table:style-name="ce15" office:value-type="float" office:value="-0.0006432018">
            <text:p>-6.43E-004</text:p>
          </table:table-cell>
          <table:table-cell table:style-name="ce15" office:value-type="float" office:value="0.000003342804">
            <text:p>3.34E-006</text:p>
          </table:table-cell>
          <table:table-cell table:style-name="ce15" office:value-type="float" office:value="0.001034562">
            <text:p>1.03E-003</text:p>
          </table:table-cell>
          <table:table-cell table:style-name="ce15" office:value-type="float" office:value="0.001085968">
            <text:p>1.09E-003</text:p>
          </table:table-cell>
          <table:table-cell table:style-name="ce15" office:value-type="float" office:value="0.00008592819">
            <text:p>8.59E-005</text:p>
          </table:table-cell>
          <table:table-cell table:style-name="ce15" office:value-type="float" office:value="0.003537598">
            <text:p>3.54E-003</text:p>
          </table:table-cell>
          <table:table-cell table:style-name="ce15" office:value-type="float" office:value="0.0005235194">
            <text:p>5.24E-004</text:p>
          </table:table-cell>
          <table:table-cell table:style-name="ce15" office:value-type="float" office:value="0.003130842">
            <text:p>3.13E-003</text:p>
          </table:table-cell>
          <table:table-cell table:style-name="ce15" office:value-type="float" office:value="0.0006027651">
            <text:p>6.03E-004</text:p>
          </table:table-cell>
          <table:table-cell table:style-name="ce15" office:value-type="float" office:value="0.0006207027">
            <text:p>6.21E-004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number-columns-repeated="12" table:style-name="ce11" office:value-type="float" office:value="0">
            <text:p>0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number-columns-repeated="12" table:style-name="ce11" office:value-type="float" office:value="0">
            <text:p>0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number-columns-repeated="12" table:style-name="ce11" office:value-type="float" office:value="0">
            <text:p>0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number-columns-repeated="12" table:style-name="ce11" office:value-type="float" office:value="0">
            <text:p>0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number-columns-repeated="12" table:style-name="ce11" office:value-type="float" office:value="0">
            <text:p>0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number-columns-repeated="12" table:style-name="ce11" office:value-type="float" office:value="0">
            <text:p>0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number-columns-repeated="12" table:style-name="ce11" office:value-type="float" office:value="0">
            <text:p>0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number-columns-repeated="12" table:style-name="ce11" office:value-type="float" office:value="0">
            <text:p>0</text:p>
          </table:table-cell>
        </table:table-row>
      </table:table>
      <table:table table:name="Monthly Demand" table:style-name="ta1">
        <table:table-column table:style-name="co1" table:number-columns-repeated="13" table:default-cell-style-name="ce1"/>
        <table:table-row table:style-name="ro2">
          <table:table-cell office:value-type="string">
            <text:p>Id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12" table:style-name="ce7" office:value-type="float" office:value="0">
            <text:p>0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number-columns-repeated="12" table:style-name="ce8" office:value-type="float" office:value="0">
            <text:p>0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number-columns-repeated="12" table:style-name="ce9" office:value-type="float" office:value="0">
            <text:p>0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number-columns-repeated="12" table:style-name="ce10" office:value-type="float" office:value="0">
            <text:p>0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number-columns-repeated="12" table:style-name="ce11" office:value-type="float" office:value="0">
            <text:p>0</text:p>
          </table:table-cell>
        </table:table-row>
      </table:table>
      <table:table table:name="Demand deficit cost" table:style-name="ta1">
        <table:table-column table:style-name="co1" table:number-columns-repeated="13" table:default-cell-style-name="ce1"/>
        <table:table-row table:style-name="ro2">
          <table:table-cell office:value-type="string">
            <text:p>Id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12" table:style-name="ce7" office:value-type="float" office:value="0">
            <text:p>0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number-columns-repeated="12" table:style-name="ce8" office:value-type="float" office:value="0">
            <text:p>0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number-columns-repeated="12" table:style-name="ce9" office:value-type="float" office:value="0">
            <text:p>0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number-columns-repeated="12" table:style-name="ce10" office:value-type="float" office:value="0">
            <text:p>0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number-columns-repeated="12" table:style-name="ce11" office:value-type="float" office:value="0">
            <text:p>0</text:p>
          </table:table-cell>
        </table:table-row>
      </table:table>
      <table:table table:name="Q0" table:style-name="ta1">
        <table:table-column table:style-name="co1" table:number-columns-repeated="13" table:default-cell-style-name="ce1"/>
        <table:table-row table:style-name="ro2">
          <table:table-cell office:value-type="string">
            <text:p>Id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12" office:value-type="float" office:value="21.3">
            <text:p>2.13E+001</text:p>
          </table:table-cell>
          <table:table-cell table:style-name="ce12" office:value-type="float" office:value="21.8">
            <text:p>2.18E+001</text:p>
          </table:table-cell>
          <table:table-cell table:style-name="ce12" office:value-type="float" office:value="20.5">
            <text:p>2.05E+001</text:p>
          </table:table-cell>
          <table:table-cell table:style-name="ce12" office:value-type="float" office:value="81.2">
            <text:p>8.12E+001</text:p>
          </table:table-cell>
          <table:table-cell table:style-name="ce12" office:value-type="float" office:value="89.7">
            <text:p>8.97E+001</text:p>
          </table:table-cell>
          <table:table-cell table:style-name="ce12" office:value-type="float" office:value="69">
            <text:p>6.90E+001</text:p>
          </table:table-cell>
          <table:table-cell table:style-name="ce12" office:value-type="float" office:value="45.3">
            <text:p>4.53E+001</text:p>
          </table:table-cell>
          <table:table-cell table:style-name="ce12" office:value-type="float" office:value="38.7">
            <text:p>3.87E+001</text:p>
          </table:table-cell>
          <table:table-cell table:style-name="ce12" office:value-type="float" office:value="27.6">
            <text:p>2.76E+001</text:p>
          </table:table-cell>
          <table:table-cell table:style-name="ce12" office:value-type="float" office:value="39.1">
            <text:p>3.91E+001</text:p>
          </table:table-cell>
          <table:table-cell table:style-name="ce12" office:value-type="float" office:value="55.7">
            <text:p>5.57E+001</text:p>
          </table:table-cell>
          <table:table-cell table:style-name="ce12" office:value-type="float" office:value="51.8">
            <text:p>5.18E+001</text:p>
          </table:table-cell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13" office:value-type="float" office:value="92.2">
            <text:p>9.22E+001</text:p>
          </table:table-cell>
          <table:table-cell table:style-name="ce13" office:value-type="float" office:value="118.8">
            <text:p>1.19E+002</text:p>
          </table:table-cell>
          <table:table-cell table:style-name="ce13" office:value-type="float" office:value="139.3">
            <text:p>1.39E+002</text:p>
          </table:table-cell>
          <table:table-cell table:style-name="ce13" office:value-type="float" office:value="1012">
            <text:p>1.01E+003</text:p>
          </table:table-cell>
          <table:table-cell table:style-name="ce13" office:value-type="float" office:value="930.9">
            <text:p>9.31E+002</text:p>
          </table:table-cell>
          <table:table-cell table:style-name="ce13" office:value-type="float" office:value="624.9">
            <text:p>6.25E+002</text:p>
          </table:table-cell>
          <table:table-cell table:style-name="ce13" office:value-type="float" office:value="364.8">
            <text:p>3.65E+002</text:p>
          </table:table-cell>
          <table:table-cell table:style-name="ce13" office:value-type="float" office:value="344">
            <text:p>3.44E+002</text:p>
          </table:table-cell>
          <table:table-cell table:style-name="ce13" office:value-type="float" office:value="213.9">
            <text:p>2.14E+002</text:p>
          </table:table-cell>
          <table:table-cell table:style-name="ce13" office:value-type="float" office:value="249.1">
            <text:p>2.49E+002</text:p>
          </table:table-cell>
          <table:table-cell table:style-name="ce13" office:value-type="float" office:value="345.3">
            <text:p>3.45E+002</text:p>
          </table:table-cell>
          <table:table-cell table:style-name="ce13" office:value-type="float" office:value="315.9">
            <text:p>3.16E+002</text:p>
          </table:table-cell>
        </table:table-row>
        <table:table-row table:style-name="ro4">
          <table:table-cell table:style-name="ce4" office:value-type="float" office:value="3">
            <text:p>3</text:p>
          </table:table-cell>
          <table:table-cell table:style-name="ce14" office:value-type="float" office:value="87.3">
            <text:p>8.73E+001</text:p>
          </table:table-cell>
          <table:table-cell table:style-name="ce14" office:value-type="float" office:value="112.1">
            <text:p>1.12E+002</text:p>
          </table:table-cell>
          <table:table-cell table:style-name="ce14" office:value-type="float" office:value="160.3">
            <text:p>1.60E+002</text:p>
          </table:table-cell>
          <table:table-cell table:style-name="ce14" office:value-type="float" office:value="572.1">
            <text:p>5.72E+002</text:p>
          </table:table-cell>
          <table:table-cell table:style-name="ce14" office:value-type="float" office:value="354.2">
            <text:p>3.54E+002</text:p>
          </table:table-cell>
          <table:table-cell table:style-name="ce14" office:value-type="float" office:value="223">
            <text:p>2.23E+002</text:p>
          </table:table-cell>
          <table:table-cell table:style-name="ce14" office:value-type="float" office:value="126.7">
            <text:p>1.27E+002</text:p>
          </table:table-cell>
          <table:table-cell table:style-name="ce14" office:value-type="float" office:value="101.1">
            <text:p>1.01E+002</text:p>
          </table:table-cell>
          <table:table-cell table:style-name="ce14" office:value-type="float" office:value="119.8">
            <text:p>1.20E+002</text:p>
          </table:table-cell>
          <table:table-cell table:style-name="ce14" office:value-type="float" office:value="92.1">
            <text:p>9.21E+001</text:p>
          </table:table-cell>
          <table:table-cell table:style-name="ce14" office:value-type="float" office:value="161.9">
            <text:p>1.62E+002</text:p>
          </table:table-cell>
          <table:table-cell table:style-name="ce14" office:value-type="float" office:value="134.9">
            <text:p>1.35E+002</text:p>
          </table:table-cell>
        </table:table-row>
        <table:table-row table:style-name="ro4">
          <table:table-cell table:style-name="ce5" office:value-type="float" office:value="4">
            <text:p>4</text:p>
          </table:table-cell>
          <table:table-cell table:style-name="ce15" office:value-type="float" office:value="7.5">
            <text:p>7.50E+000</text:p>
          </table:table-cell>
          <table:table-cell table:style-name="ce15" office:value-type="float" office:value="8.7">
            <text:p>8.70E+000</text:p>
          </table:table-cell>
          <table:table-cell table:style-name="ce15" office:value-type="float" office:value="12.8">
            <text:p>1.28E+001</text:p>
          </table:table-cell>
          <table:table-cell table:style-name="ce15" office:value-type="float" office:value="57.4">
            <text:p>5.74E+001</text:p>
          </table:table-cell>
          <table:table-cell table:style-name="ce15" office:value-type="float" office:value="18.1">
            <text:p>1.81E+001</text:p>
          </table:table-cell>
          <table:table-cell table:style-name="ce15" office:value-type="float" office:value="5">
            <text:p>5.00E+000</text:p>
          </table:table-cell>
          <table:table-cell table:style-name="ce15" office:value-type="float" office:value="4.8">
            <text:p>4.80E+000</text:p>
          </table:table-cell>
          <table:table-cell table:style-name="ce15" office:value-type="float" office:value="16.1">
            <text:p>1.61E+001</text:p>
          </table:table-cell>
          <table:table-cell table:style-name="ce15" office:value-type="float" office:value="9.2">
            <text:p>9.20E+000</text:p>
          </table:table-cell>
          <table:table-cell table:style-name="ce15" office:value-type="float" office:value="12">
            <text:p>1.20E+001</text:p>
          </table:table-cell>
          <table:table-cell table:style-name="ce15" office:value-type="float" office:value="12.8">
            <text:p>1.28E+001</text:p>
          </table:table-cell>
          <table:table-cell table:style-name="ce15" office:value-type="float" office:value="13.6">
            <text:p>1.36E+001</text:p>
          </table:table-cell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24" office:value-type="float" office:value="0">
            <text:p>0.00E+000</text:p>
          </table:table-cell>
          <table:table-cell table:number-columns-repeated="11" table:style-name="ce16" office:value-type="float" office:value="0">
            <text:p>0.00E+000</text:p>
          </table:table-cell>
        </table:table-row>
      </table:table>
      <table:table table:name="Geometry" table:style-name="ta1">
        <table:table-column table:style-name="co1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Id</text:p>
          </table:table-cell>
          <table:table-cell table:style-name="ce1" office:value-type="string">
            <text:p>h</text:p>
          </table:table-cell>
          <table:table-cell table:style-name="ce1" office:value-type="string">
            <text:p>A</text:p>
          </table:table-cell>
          <table:table-cell table:style-name="ce1" office:value-type="string">
            <text:p>V</text:p>
          </table:table-cell>
          <table:table-cell table:style-name="ce1" office:value-type="string">
            <text:p>Qsmax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float" office:value="356.28">
            <text:p>356.28</text:p>
          </table:table-cell>
          <table:table-cell table:style-name="ce7" office:value-type="float" office:value="231000000">
            <text:p>231000000</text:p>
          </table:table-cell>
          <table:table-cell table:style-name="ce7" office:value-type="float" office:value="28000000">
            <text:p>28000000</text:p>
          </table:table-cell>
          <table:table-cell table:style-name="ce7" office:value-type="float" office:value="154.094">
            <text:p>154.094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float" office:value="356.4">
            <text:p>356.4</text:p>
          </table:table-cell>
          <table:table-cell table:style-name="ce7" office:value-type="float" office:value="236000000">
            <text:p>236000000</text:p>
          </table:table-cell>
          <table:table-cell table:style-name="ce7" office:value-type="float" office:value="57000000">
            <text:p>57000000</text:p>
          </table:table-cell>
          <table:table-cell table:style-name="ce7" office:value-type="float" office:value="185.328">
            <text:p>185.328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float" office:value="356.53">
            <text:p>356.53</text:p>
          </table:table-cell>
          <table:table-cell table:style-name="ce7" office:value-type="float" office:value="242000000">
            <text:p>242000000</text:p>
          </table:table-cell>
          <table:table-cell table:style-name="ce7" office:value-type="float" office:value="86000000">
            <text:p>86000000</text:p>
          </table:table-cell>
          <table:table-cell table:style-name="ce7" office:value-type="float" office:value="219.165">
            <text:p>219.165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float" office:value="356.65">
            <text:p>356.65</text:p>
          </table:table-cell>
          <table:table-cell table:style-name="ce7" office:value-type="float" office:value="247000000">
            <text:p>247000000</text:p>
          </table:table-cell>
          <table:table-cell table:style-name="ce7" office:value-type="float" office:value="117000000">
            <text:p>117000000</text:p>
          </table:table-cell>
          <table:table-cell table:style-name="ce7" office:value-type="float" office:value="250.399">
            <text:p>250.399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float" office:value="356.77">
            <text:p>356.77</text:p>
          </table:table-cell>
          <table:table-cell table:style-name="ce7" office:value-type="float" office:value="252000000">
            <text:p>252000000</text:p>
          </table:table-cell>
          <table:table-cell table:style-name="ce7" office:value-type="float" office:value="147000000">
            <text:p>147000000</text:p>
          </table:table-cell>
          <table:table-cell table:style-name="ce7" office:value-type="float" office:value="281.633">
            <text:p>281.633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float" office:value="356.89">
            <text:p>356.89</text:p>
          </table:table-cell>
          <table:table-cell table:style-name="ce7" office:value-type="float" office:value="258000000">
            <text:p>258000000</text:p>
          </table:table-cell>
          <table:table-cell table:style-name="ce7" office:value-type="float" office:value="179000000">
            <text:p>179000000</text:p>
          </table:table-cell>
          <table:table-cell table:style-name="ce7" office:value-type="float" office:value="312.868">
            <text:p>312.868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float" office:value="357.01">
            <text:p>357.01</text:p>
          </table:table-cell>
          <table:table-cell table:style-name="ce7" office:value-type="float" office:value="263000000">
            <text:p>263000000</text:p>
          </table:table-cell>
          <table:table-cell table:style-name="ce7" office:value-type="float" office:value="211000000">
            <text:p>211000000</text:p>
          </table:table-cell>
          <table:table-cell table:style-name="ce7" office:value-type="float" office:value="344.102">
            <text:p>344.102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float" office:value="357.14">
            <text:p>357.14</text:p>
          </table:table-cell>
          <table:table-cell table:style-name="ce7" office:value-type="float" office:value="268000000">
            <text:p>268000000</text:p>
          </table:table-cell>
          <table:table-cell table:style-name="ce7" office:value-type="float" office:value="244000000">
            <text:p>244000000</text:p>
          </table:table-cell>
          <table:table-cell table:style-name="ce7" office:value-type="float" office:value="377.939">
            <text:p>377.939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float" office:value="357.26">
            <text:p>357.26</text:p>
          </table:table-cell>
          <table:table-cell table:style-name="ce7" office:value-type="float" office:value="273000000">
            <text:p>273000000</text:p>
          </table:table-cell>
          <table:table-cell table:style-name="ce7" office:value-type="float" office:value="277000000">
            <text:p>277000000</text:p>
          </table:table-cell>
          <table:table-cell table:style-name="ce7" office:value-type="float" office:value="409.173">
            <text:p>409.173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float" office:value="357.38">
            <text:p>357.38</text:p>
          </table:table-cell>
          <table:table-cell table:style-name="ce7" office:value-type="float" office:value="279000000">
            <text:p>279000000</text:p>
          </table:table-cell>
          <table:table-cell table:style-name="ce7" office:value-type="float" office:value="311000000">
            <text:p>311000000</text:p>
          </table:table-cell>
          <table:table-cell table:style-name="ce7" office:value-type="float" office:value="440.407">
            <text:p>440.407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float" office:value="357.5">
            <text:p>357.5</text:p>
          </table:table-cell>
          <table:table-cell table:style-name="ce7" office:value-type="float" office:value="284000000">
            <text:p>284000000</text:p>
          </table:table-cell>
          <table:table-cell table:style-name="ce7" office:value-type="float" office:value="346000000">
            <text:p>346000000</text:p>
          </table:table-cell>
          <table:table-cell table:style-name="ce7" office:value-type="float" office:value="471.641">
            <text:p>471.641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float" office:value="357.62">
            <text:p>357.62</text:p>
          </table:table-cell>
          <table:table-cell table:style-name="ce7" office:value-type="float" office:value="289000000">
            <text:p>289000000</text:p>
          </table:table-cell>
          <table:table-cell table:style-name="ce7" office:value-type="float" office:value="381000000">
            <text:p>381000000</text:p>
          </table:table-cell>
          <table:table-cell table:style-name="ce7" office:value-type="float" office:value="502.875">
            <text:p>502.875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float" office:value="357.75">
            <text:p>357.75</text:p>
          </table:table-cell>
          <table:table-cell table:style-name="ce7" office:value-type="float" office:value="295000000">
            <text:p>295000000</text:p>
          </table:table-cell>
          <table:table-cell table:style-name="ce7" office:value-type="float" office:value="417000000">
            <text:p>417000000</text:p>
          </table:table-cell>
          <table:table-cell table:style-name="ce7" office:value-type="float" office:value="536.712">
            <text:p>536.712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float" office:value="357.87">
            <text:p>357.87</text:p>
          </table:table-cell>
          <table:table-cell table:style-name="ce7" office:value-type="float" office:value="300000000">
            <text:p>300000000</text:p>
          </table:table-cell>
          <table:table-cell table:style-name="ce7" office:value-type="float" office:value="454000000">
            <text:p>454000000</text:p>
          </table:table-cell>
          <table:table-cell table:style-name="ce7" office:value-type="float" office:value="567.947">
            <text:p>567.947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float" office:value="357.99">
            <text:p>357.99</text:p>
          </table:table-cell>
          <table:table-cell table:style-name="ce7" office:value-type="float" office:value="305000000">
            <text:p>305000000</text:p>
          </table:table-cell>
          <table:table-cell table:style-name="ce7" office:value-type="float" office:value="491000000">
            <text:p>491000000</text:p>
          </table:table-cell>
          <table:table-cell table:style-name="ce7" office:value-type="float" office:value="599.181">
            <text:p>599.181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float" office:value="358.11">
            <text:p>358.11</text:p>
          </table:table-cell>
          <table:table-cell table:style-name="ce7" office:value-type="float" office:value="311000000">
            <text:p>311000000</text:p>
          </table:table-cell>
          <table:table-cell table:style-name="ce7" office:value-type="float" office:value="529000000">
            <text:p>529000000</text:p>
          </table:table-cell>
          <table:table-cell table:style-name="ce7" office:value-type="float" office:value="630.415">
            <text:p>630.415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float" office:value="358.23">
            <text:p>358.23</text:p>
          </table:table-cell>
          <table:table-cell table:style-name="ce7" office:value-type="float" office:value="316000000">
            <text:p>316000000</text:p>
          </table:table-cell>
          <table:table-cell table:style-name="ce7" office:value-type="float" office:value="567000000">
            <text:p>567000000</text:p>
          </table:table-cell>
          <table:table-cell table:style-name="ce7" office:value-type="float" office:value="661.649">
            <text:p>661.649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float" office:value="358.36">
            <text:p>358.36</text:p>
          </table:table-cell>
          <table:table-cell table:style-name="ce7" office:value-type="float" office:value="321000000">
            <text:p>321000000</text:p>
          </table:table-cell>
          <table:table-cell table:style-name="ce7" office:value-type="float" office:value="606000000">
            <text:p>606000000</text:p>
          </table:table-cell>
          <table:table-cell table:style-name="ce7" office:value-type="float" office:value="695.486">
            <text:p>695.486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float" office:value="358.48">
            <text:p>358.48</text:p>
          </table:table-cell>
          <table:table-cell table:style-name="ce7" office:value-type="float" office:value="327000000">
            <text:p>327000000</text:p>
          </table:table-cell>
          <table:table-cell table:style-name="ce7" office:value-type="float" office:value="646000000">
            <text:p>646000000</text:p>
          </table:table-cell>
          <table:table-cell table:style-name="ce7" office:value-type="float" office:value="726.833600000003">
            <text:p>726.8336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float" office:value="358.6">
            <text:p>358.6</text:p>
          </table:table-cell>
          <table:table-cell table:style-name="ce7" office:value-type="float" office:value="332000000">
            <text:p>332000000</text:p>
          </table:table-cell>
          <table:table-cell table:style-name="ce7" office:value-type="float" office:value="687000000">
            <text:p>687000000</text:p>
          </table:table-cell>
          <table:table-cell table:style-name="ce7" office:value-type="float" office:value="758.800000000005">
            <text:p>758.8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float" office:value="358.72">
            <text:p>358.72</text:p>
          </table:table-cell>
          <table:table-cell table:style-name="ce7" office:value-type="float" office:value="337000000">
            <text:p>337000000</text:p>
          </table:table-cell>
          <table:table-cell table:style-name="ce7" office:value-type="float" office:value="728000000">
            <text:p>728000000</text:p>
          </table:table-cell>
          <table:table-cell table:style-name="ce7" office:value-type="float" office:value="791.191689655186">
            <text:p>791.1916896552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float" office:value="358.84">
            <text:p>358.84</text:p>
          </table:table-cell>
          <table:table-cell table:style-name="ce7" office:value-type="float" office:value="343000000">
            <text:p>343000000</text:p>
          </table:table-cell>
          <table:table-cell table:style-name="ce7" office:value-type="float" office:value="770000000">
            <text:p>770000000</text:p>
          </table:table-cell>
          <table:table-cell table:style-name="ce7" office:value-type="float" office:value="824.157241379305">
            <text:p>824.1572413793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float" office:value="358.97">
            <text:p>358.97</text:p>
          </table:table-cell>
          <table:table-cell table:style-name="ce7" office:value-type="float" office:value="348000000">
            <text:p>348000000</text:p>
          </table:table-cell>
          <table:table-cell table:style-name="ce7" office:value-type="float" office:value="812000000">
            <text:p>812000000</text:p>
          </table:table-cell>
          <table:table-cell table:style-name="ce7" office:value-type="float" office:value="860.349900000006">
            <text:p>860.3499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float" office:value="359.09">
            <text:p>359.09</text:p>
          </table:table-cell>
          <table:table-cell table:style-name="ce7" office:value-type="float" office:value="353000000">
            <text:p>353000000</text:p>
          </table:table-cell>
          <table:table-cell table:style-name="ce7" office:value-type="float" office:value="855000000">
            <text:p>855000000</text:p>
          </table:table-cell>
          <table:table-cell table:style-name="ce7" office:value-type="float" office:value="894.103172413784">
            <text:p>894.1031724138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float" office:value="359.21">
            <text:p>359.21</text:p>
          </table:table-cell>
          <table:table-cell table:style-name="ce7" office:value-type="float" office:value="358000000">
            <text:p>358000000</text:p>
          </table:table-cell>
          <table:table-cell table:style-name="ce7" office:value-type="float" office:value="899000000">
            <text:p>899000000</text:p>
          </table:table-cell>
          <table:table-cell table:style-name="ce7" office:value-type="float" office:value="928.520896551711">
            <text:p>928.5208965517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float" office:value="359.33">
            <text:p>359.33</text:p>
          </table:table-cell>
          <table:table-cell table:style-name="ce7" office:value-type="float" office:value="364000000">
            <text:p>364000000</text:p>
          </table:table-cell>
          <table:table-cell table:style-name="ce7" office:value-type="float" office:value="943000000">
            <text:p>943000000</text:p>
          </table:table-cell>
          <table:table-cell table:style-name="ce7" office:value-type="float" office:value="963.398827586206">
            <text:p>963.3988275862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float" office:value="359.45">
            <text:p>359.45</text:p>
          </table:table-cell>
          <table:table-cell table:style-name="ce7" office:value-type="float" office:value="369000000">
            <text:p>369000000</text:p>
          </table:table-cell>
          <table:table-cell table:style-name="ce7" office:value-type="float" office:value="988000000">
            <text:p>988000000</text:p>
          </table:table-cell>
          <table:table-cell table:style-name="ce7" office:value-type="float" office:value="998.731103448271">
            <text:p>998.7311034483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float" office:value="359.58">
            <text:p>359.58</text:p>
          </table:table-cell>
          <table:table-cell table:style-name="ce7" office:value-type="float" office:value="374000000">
            <text:p>374000000</text:p>
          </table:table-cell>
          <table:table-cell table:style-name="ce7" office:value-type="float" office:value="1034000000">
            <text:p>1034000000</text:p>
          </table:table-cell>
          <table:table-cell table:style-name="ce7" office:value-type="float" office:value="1037.23662068965">
            <text:p>1037.2366206897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float" office:value="359.7">
            <text:p>359.7</text:p>
          </table:table-cell>
          <table:table-cell table:style-name="ce7" office:value-type="float" office:value="380000000">
            <text:p>380000000</text:p>
          </table:table-cell>
          <table:table-cell table:style-name="ce7" office:value-type="float" office:value="1080000000">
            <text:p>1080000000</text:p>
          </table:table-cell>
          <table:table-cell table:style-name="ce7" office:value-type="float" office:value="1073.49917241378">
            <text:p>1073.4991724138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float" office:value="359.82">
            <text:p>359.82</text:p>
          </table:table-cell>
          <table:table-cell table:style-name="ce7" office:value-type="float" office:value="385000000">
            <text:p>385000000</text:p>
          </table:table-cell>
          <table:table-cell table:style-name="ce7" office:value-type="float" office:value="1127000000">
            <text:p>1127000000</text:p>
          </table:table-cell>
          <table:table-cell table:style-name="ce7" office:value-type="float" office:value="1110.20303448276">
            <text:p>1110.2030344828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float" office:value="359.94">
            <text:p>359.94</text:p>
          </table:table-cell>
          <table:table-cell table:style-name="ce7" office:value-type="float" office:value="390000000">
            <text:p>390000000</text:p>
          </table:table-cell>
          <table:table-cell table:style-name="ce7" office:value-type="float" office:value="1175000000">
            <text:p>1175000000</text:p>
          </table:table-cell>
          <table:table-cell table:style-name="ce7" office:value-type="float" office:value="1147.343">
            <text:p>1147.343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float" office:value="360.06">
            <text:p>360.06</text:p>
          </table:table-cell>
          <table:table-cell table:style-name="ce7" office:value-type="float" office:value="396000000">
            <text:p>396000000</text:p>
          </table:table-cell>
          <table:table-cell table:style-name="ce7" office:value-type="float" office:value="1223000000">
            <text:p>1223000000</text:p>
          </table:table-cell>
          <table:table-cell table:style-name="ce7" office:value-type="float" office:value="1184.803">
            <text:p>1184.803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float" office:value="360.19">
            <text:p>360.19</text:p>
          </table:table-cell>
          <table:table-cell table:style-name="ce7" office:value-type="float" office:value="401000000">
            <text:p>401000000</text:p>
          </table:table-cell>
          <table:table-cell table:style-name="ce7" office:value-type="float" office:value="1272000000">
            <text:p>1272000000</text:p>
          </table:table-cell>
          <table:table-cell table:style-name="ce7" office:value-type="float" office:value="1225.60793103448">
            <text:p>1225.6079310345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float" office:value="360.31">
            <text:p>360.31</text:p>
          </table:table-cell>
          <table:table-cell table:style-name="ce7" office:value-type="float" office:value="406000000">
            <text:p>406000000</text:p>
          </table:table-cell>
          <table:table-cell table:style-name="ce7" office:value-type="float" office:value="1322000000">
            <text:p>1322000000</text:p>
          </table:table-cell>
          <table:table-cell table:style-name="ce7" office:value-type="float" office:value="1263.81513793103">
            <text:p>1263.815137931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float" office:value="360.43">
            <text:p>360.43</text:p>
          </table:table-cell>
          <table:table-cell table:style-name="ce7" office:value-type="float" office:value="412000000">
            <text:p>412000000</text:p>
          </table:table-cell>
          <table:table-cell table:style-name="ce7" office:value-type="float" office:value="1372000000">
            <text:p>1372000000</text:p>
          </table:table-cell>
          <table:table-cell table:style-name="ce7" office:value-type="float" office:value="1302.42051724139">
            <text:p>1302.4205172414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float" office:value="360.55">
            <text:p>360.55</text:p>
          </table:table-cell>
          <table:table-cell table:style-name="ce7" office:value-type="float" office:value="417000000">
            <text:p>417000000</text:p>
          </table:table-cell>
          <table:table-cell table:style-name="ce7" office:value-type="float" office:value="1423000000">
            <text:p>1423000000</text:p>
          </table:table-cell>
          <table:table-cell table:style-name="ce7" office:value-type="float" office:value="1341.34196666667">
            <text:p>1341.3419666667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float" office:value="360.67">
            <text:p>360.67</text:p>
          </table:table-cell>
          <table:table-cell table:style-name="ce7" office:value-type="float" office:value="422000000">
            <text:p>422000000</text:p>
          </table:table-cell>
          <table:table-cell table:style-name="ce7" office:value-type="float" office:value="1474000000">
            <text:p>1474000000</text:p>
          </table:table-cell>
          <table:table-cell table:style-name="ce7" office:value-type="float" office:value="1380.47151724138">
            <text:p>1380.4715172414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float" office:value="360.8">
            <text:p>360.8</text:p>
          </table:table-cell>
          <table:table-cell table:style-name="ce7" office:value-type="float" office:value="427000000">
            <text:p>427000000</text:p>
          </table:table-cell>
          <table:table-cell table:style-name="ce7" office:value-type="float" office:value="1526000000">
            <text:p>1526000000</text:p>
          </table:table-cell>
          <table:table-cell table:style-name="ce7" office:value-type="float" office:value="1423.59720689655">
            <text:p>1423.5972068966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float" office:value="360.92">
            <text:p>360.92</text:p>
          </table:table-cell>
          <table:table-cell table:style-name="ce7" office:value-type="float" office:value="433000000">
            <text:p>433000000</text:p>
          </table:table-cell>
          <table:table-cell table:style-name="ce7" office:value-type="float" office:value="1579000000">
            <text:p>1579000000</text:p>
          </table:table-cell>
          <table:table-cell table:style-name="ce7" office:value-type="float" office:value="1463.77613793105">
            <text:p>1463.7761379311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float" office:value="361.04">
            <text:p>361.04</text:p>
          </table:table-cell>
          <table:table-cell table:style-name="ce7" office:value-type="float" office:value="438000000">
            <text:p>438000000</text:p>
          </table:table-cell>
          <table:table-cell table:style-name="ce7" office:value-type="float" office:value="1633000000">
            <text:p>1633000000</text:p>
          </table:table-cell>
          <table:table-cell table:style-name="ce7" office:value-type="float" office:value="1504.198">
            <text:p>1504.198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float" office:value="208">
            <text:p>208</text:p>
          </table:table-cell>
          <table:table-cell table:style-name="ce8" office:value-type="float" office:value="78000000">
            <text:p>78000000</text:p>
          </table:table-cell>
          <table:table-cell table:style-name="ce8" office:value-type="float" office:value="31000000">
            <text:p>31000000</text:p>
          </table:table-cell>
          <table:table-cell table:style-name="ce8" office:value-type="float" office:value="492.4085">
            <text:p>492.4085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float" office:value="208.39">
            <text:p>208.39</text:p>
          </table:table-cell>
          <table:table-cell table:style-name="ce8" office:value-type="float" office:value="81000000">
            <text:p>81000000</text:p>
          </table:table-cell>
          <table:table-cell table:style-name="ce8" office:value-type="float" office:value="63000000">
            <text:p>63000000</text:p>
          </table:table-cell>
          <table:table-cell table:style-name="ce8" office:value-type="float" office:value="525.473687499998">
            <text:p>525.4736875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float" office:value="208.79">
            <text:p>208.79</text:p>
          </table:table-cell>
          <table:table-cell table:style-name="ce8" office:value-type="float" office:value="85000000">
            <text:p>85000000</text:p>
          </table:table-cell>
          <table:table-cell table:style-name="ce8" office:value-type="float" office:value="97000000">
            <text:p>97000000</text:p>
          </table:table-cell>
          <table:table-cell table:style-name="ce8" office:value-type="float" office:value="559.655581249999">
            <text:p>559.65558125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float" office:value="209.19">
            <text:p>209.19</text:p>
          </table:table-cell>
          <table:table-cell table:style-name="ce8" office:value-type="float" office:value="88000000">
            <text:p>88000000</text:p>
          </table:table-cell>
          <table:table-cell table:style-name="ce8" office:value-type="float" office:value="132000000">
            <text:p>132000000</text:p>
          </table:table-cell>
          <table:table-cell table:style-name="ce8" office:value-type="float" office:value="593.64723125">
            <text:p>593.64723125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float" office:value="209.58">
            <text:p>209.58</text:p>
          </table:table-cell>
          <table:table-cell table:style-name="ce8" office:value-type="float" office:value="92000000">
            <text:p>92000000</text:p>
          </table:table-cell>
          <table:table-cell table:style-name="ce8" office:value-type="float" office:value="168000000">
            <text:p>168000000</text:p>
          </table:table-cell>
          <table:table-cell table:style-name="ce8" office:value-type="float" office:value="627.252706250002">
            <text:p>627.25270625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float" office:value="209.98">
            <text:p>209.98</text:p>
          </table:table-cell>
          <table:table-cell table:style-name="ce8" office:value-type="float" office:value="97000000">
            <text:p>97000000</text:p>
          </table:table-cell>
          <table:table-cell table:style-name="ce8" office:value-type="float" office:value="207000000">
            <text:p>207000000</text:p>
          </table:table-cell>
          <table:table-cell table:style-name="ce8" office:value-type="float" office:value="664.378512499999">
            <text:p>664.3785125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float" office:value="210.37">
            <text:p>210.37</text:p>
          </table:table-cell>
          <table:table-cell table:style-name="ce8" office:value-type="float" office:value="101000000">
            <text:p>101000000</text:p>
          </table:table-cell>
          <table:table-cell table:style-name="ce8" office:value-type="float" office:value="247000000">
            <text:p>247000000</text:p>
          </table:table-cell>
          <table:table-cell table:style-name="ce8" office:value-type="float" office:value="702.4981">
            <text:p>702.4981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float" office:value="210.77">
            <text:p>210.77</text:p>
          </table:table-cell>
          <table:table-cell table:style-name="ce8" office:value-type="float" office:value="106000000">
            <text:p>106000000</text:p>
          </table:table-cell>
          <table:table-cell table:style-name="ce8" office:value-type="float" office:value="289000000">
            <text:p>289000000</text:p>
          </table:table-cell>
          <table:table-cell table:style-name="ce8" office:value-type="float" office:value="742.692000000002">
            <text:p>742.692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float" office:value="211.17">
            <text:p>211.17</text:p>
          </table:table-cell>
          <table:table-cell table:style-name="ce8" office:value-type="float" office:value="111000000">
            <text:p>111000000</text:p>
          </table:table-cell>
          <table:table-cell table:style-name="ce8" office:value-type="float" office:value="333000000">
            <text:p>333000000</text:p>
          </table:table-cell>
          <table:table-cell table:style-name="ce8" office:value-type="float" office:value="780.584599999998">
            <text:p>780.5846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float" office:value="211.56">
            <text:p>211.56</text:p>
          </table:table-cell>
          <table:table-cell table:style-name="ce8" office:value-type="float" office:value="117000000">
            <text:p>117000000</text:p>
          </table:table-cell>
          <table:table-cell table:style-name="ce8" office:value-type="float" office:value="379000000">
            <text:p>379000000</text:p>
          </table:table-cell>
          <table:table-cell table:style-name="ce8" office:value-type="float" office:value="818.2857875">
            <text:p>818.2857875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float" office:value="211.96">
            <text:p>211.96</text:p>
          </table:table-cell>
          <table:table-cell table:style-name="ce8" office:value-type="float" office:value="122000000">
            <text:p>122000000</text:p>
          </table:table-cell>
          <table:table-cell table:style-name="ce8" office:value-type="float" office:value="428000000">
            <text:p>428000000</text:p>
          </table:table-cell>
          <table:table-cell table:style-name="ce8" office:value-type="float" office:value="856.659287500001">
            <text:p>856.6592875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float" office:value="212.36">
            <text:p>212.36</text:p>
          </table:table-cell>
          <table:table-cell table:style-name="ce8" office:value-type="float" office:value="128000000">
            <text:p>128000000</text:p>
          </table:table-cell>
          <table:table-cell table:style-name="ce8" office:value-type="float" office:value="478000000">
            <text:p>478000000</text:p>
          </table:table-cell>
          <table:table-cell table:style-name="ce8" office:value-type="float" office:value="894.848056250002">
            <text:p>894.84805625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float" office:value="212.75">
            <text:p>212.75</text:p>
          </table:table-cell>
          <table:table-cell table:style-name="ce8" office:value-type="float" office:value="135000000">
            <text:p>135000000</text:p>
          </table:table-cell>
          <table:table-cell table:style-name="ce8" office:value-type="float" office:value="532000000">
            <text:p>532000000</text:p>
          </table:table-cell>
          <table:table-cell table:style-name="ce8" office:value-type="float" office:value="933.418956249999">
            <text:p>933.41895625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float" office:value="213.15">
            <text:p>213.15</text:p>
          </table:table-cell>
          <table:table-cell table:style-name="ce8" office:value-type="float" office:value="141000000">
            <text:p>141000000</text:p>
          </table:table-cell>
          <table:table-cell table:style-name="ce8" office:value-type="float" office:value="588000000">
            <text:p>588000000</text:p>
          </table:table-cell>
          <table:table-cell table:style-name="ce8" office:value-type="float" office:value="975.55553125">
            <text:p>975.55553125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float" office:value="213.54">
            <text:p>213.54</text:p>
          </table:table-cell>
          <table:table-cell table:style-name="ce8" office:value-type="float" office:value="148000000">
            <text:p>148000000</text:p>
          </table:table-cell>
          <table:table-cell table:style-name="ce8" office:value-type="float" office:value="647000000">
            <text:p>647000000</text:p>
          </table:table-cell>
          <table:table-cell table:style-name="ce8" office:value-type="float" office:value="1018.3517">
            <text:p>1018.3517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float" office:value="213.94">
            <text:p>213.94</text:p>
          </table:table-cell>
          <table:table-cell table:style-name="ce8" office:value-type="float" office:value="156000000">
            <text:p>156000000</text:p>
          </table:table-cell>
          <table:table-cell table:style-name="ce8" office:value-type="float" office:value="708000000">
            <text:p>708000000</text:p>
          </table:table-cell>
          <table:table-cell table:style-name="ce8" office:value-type="float" office:value="1062.4818">
            <text:p>1062.4818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float" office:value="214.34">
            <text:p>214.34</text:p>
          </table:table-cell>
          <table:table-cell table:style-name="ce8" office:value-type="float" office:value="163000000">
            <text:p>163000000</text:p>
          </table:table-cell>
          <table:table-cell table:style-name="ce8" office:value-type="float" office:value="773000000">
            <text:p>773000000</text:p>
          </table:table-cell>
          <table:table-cell table:style-name="ce8" office:value-type="float" office:value="1104.6001">
            <text:p>1104.6001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float" office:value="214.73">
            <text:p>214.73</text:p>
          </table:table-cell>
          <table:table-cell table:style-name="ce8" office:value-type="float" office:value="171000000">
            <text:p>171000000</text:p>
          </table:table-cell>
          <table:table-cell table:style-name="ce8" office:value-type="float" office:value="841000000">
            <text:p>841000000</text:p>
          </table:table-cell>
          <table:table-cell table:style-name="ce8" office:value-type="float" office:value="1146.416525">
            <text:p>1146.416525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float" office:value="215.13">
            <text:p>215.13</text:p>
          </table:table-cell>
          <table:table-cell table:style-name="ce8" office:value-type="float" office:value="178000000">
            <text:p>178000000</text:p>
          </table:table-cell>
          <table:table-cell table:style-name="ce8" office:value-type="float" office:value="911000000">
            <text:p>911000000</text:p>
          </table:table-cell>
          <table:table-cell table:style-name="ce8" office:value-type="float" office:value="1189.10001863354">
            <text:p>1189.1000186335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float" office:value="215.53">
            <text:p>215.53</text:p>
          </table:table-cell>
          <table:table-cell table:style-name="ce8" office:value-type="float" office:value="185000000">
            <text:p>185000000</text:p>
          </table:table-cell>
          <table:table-cell table:style-name="ce8" office:value-type="float" office:value="985000000">
            <text:p>985000000</text:p>
          </table:table-cell>
          <table:table-cell table:style-name="ce8" office:value-type="float" office:value="1232.742375">
            <text:p>1232.742375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float" office:value="215.92">
            <text:p>215.92</text:p>
          </table:table-cell>
          <table:table-cell table:style-name="ce8" office:value-type="float" office:value="192000000">
            <text:p>192000000</text:p>
          </table:table-cell>
          <table:table-cell table:style-name="ce8" office:value-type="float" office:value="1061000000">
            <text:p>1061000000</text:p>
          </table:table-cell>
          <table:table-cell table:style-name="ce8" office:value-type="float" office:value="1301.7588125">
            <text:p>1301.7588125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float" office:value="216.32">
            <text:p>216.32</text:p>
          </table:table-cell>
          <table:table-cell table:style-name="ce8" office:value-type="float" office:value="198000000">
            <text:p>198000000</text:p>
          </table:table-cell>
          <table:table-cell table:style-name="ce8" office:value-type="float" office:value="1139000000">
            <text:p>1139000000</text:p>
          </table:table-cell>
          <table:table-cell table:style-name="ce8" office:value-type="float" office:value="1399.347625">
            <text:p>1399.347625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float" office:value="216.71">
            <text:p>216.71</text:p>
          </table:table-cell>
          <table:table-cell table:style-name="ce8" office:value-type="float" office:value="205000000">
            <text:p>205000000</text:p>
          </table:table-cell>
          <table:table-cell table:style-name="ce8" office:value-type="float" office:value="1220000000">
            <text:p>1220000000</text:p>
          </table:table-cell>
          <table:table-cell table:style-name="ce8" office:value-type="float" office:value="1510.17575">
            <text:p>1510.17575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float" office:value="217.11">
            <text:p>217.11</text:p>
          </table:table-cell>
          <table:table-cell table:style-name="ce8" office:value-type="float" office:value="211000000">
            <text:p>211000000</text:p>
          </table:table-cell>
          <table:table-cell table:style-name="ce8" office:value-type="float" office:value="1304000000">
            <text:p>1304000000</text:p>
          </table:table-cell>
          <table:table-cell table:style-name="ce8" office:value-type="float" office:value="1634.99620000001">
            <text:p>1634.9962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float" office:value="217.51">
            <text:p>217.51</text:p>
          </table:table-cell>
          <table:table-cell table:style-name="ce8" office:value-type="float" office:value="216000000">
            <text:p>216000000</text:p>
          </table:table-cell>
          <table:table-cell table:style-name="ce8" office:value-type="float" office:value="1389000000">
            <text:p>1389000000</text:p>
          </table:table-cell>
          <table:table-cell table:style-name="ce8" office:value-type="float" office:value="1770.24749999999">
            <text:p>1770.2475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float" office:value="217.9">
            <text:p>217.9</text:p>
          </table:table-cell>
          <table:table-cell table:style-name="ce8" office:value-type="float" office:value="223000000">
            <text:p>223000000</text:p>
          </table:table-cell>
          <table:table-cell table:style-name="ce8" office:value-type="float" office:value="1478000000">
            <text:p>1478000000</text:p>
          </table:table-cell>
          <table:table-cell table:style-name="ce8" office:value-type="float" office:value="1913.2004">
            <text:p>1913.2004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float" office:value="218.3">
            <text:p>218.3</text:p>
          </table:table-cell>
          <table:table-cell table:style-name="ce8" office:value-type="float" office:value="230000000">
            <text:p>230000000</text:p>
          </table:table-cell>
          <table:table-cell table:style-name="ce8" office:value-type="float" office:value="1569000000">
            <text:p>1569000000</text:p>
          </table:table-cell>
          <table:table-cell table:style-name="ce8" office:value-type="float" office:value="2069.71935000001">
            <text:p>2069.71935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float" office:value="218.69">
            <text:p>218.69</text:p>
          </table:table-cell>
          <table:table-cell table:style-name="ce8" office:value-type="float" office:value="239000000">
            <text:p>239000000</text:p>
          </table:table-cell>
          <table:table-cell table:style-name="ce8" office:value-type="float" office:value="1664000000">
            <text:p>1664000000</text:p>
          </table:table-cell>
          <table:table-cell table:style-name="ce8" office:value-type="float" office:value="2231.38479375">
            <text:p>2231.38479375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float" office:value="219.09">
            <text:p>219.09</text:p>
          </table:table-cell>
          <table:table-cell table:style-name="ce8" office:value-type="float" office:value="248000000">
            <text:p>248000000</text:p>
          </table:table-cell>
          <table:table-cell table:style-name="ce8" office:value-type="float" office:value="1762000000">
            <text:p>1762000000</text:p>
          </table:table-cell>
          <table:table-cell table:style-name="ce8" office:value-type="float" office:value="2406.8164875">
            <text:p>2406.8164875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float" office:value="219.49">
            <text:p>219.49</text:p>
          </table:table-cell>
          <table:table-cell table:style-name="ce8" office:value-type="float" office:value="258000000">
            <text:p>258000000</text:p>
          </table:table-cell>
          <table:table-cell table:style-name="ce8" office:value-type="float" office:value="1864000000">
            <text:p>1864000000</text:p>
          </table:table-cell>
          <table:table-cell table:style-name="ce8" office:value-type="float" office:value="2591.392025">
            <text:p>2591.392025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float" office:value="219.88">
            <text:p>219.88</text:p>
          </table:table-cell>
          <table:table-cell table:style-name="ce8" office:value-type="float" office:value="268000000">
            <text:p>268000000</text:p>
          </table:table-cell>
          <table:table-cell table:style-name="ce8" office:value-type="float" office:value="1970000000">
            <text:p>1970000000</text:p>
          </table:table-cell>
          <table:table-cell table:style-name="ce8" office:value-type="float" office:value="2779.9301375">
            <text:p>2779.9301375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float" office:value="220.28">
            <text:p>220.28</text:p>
          </table:table-cell>
          <table:table-cell table:style-name="ce8" office:value-type="float" office:value="280000000">
            <text:p>280000000</text:p>
          </table:table-cell>
          <table:table-cell table:style-name="ce8" office:value-type="float" office:value="2081000000">
            <text:p>2081000000</text:p>
          </table:table-cell>
          <table:table-cell table:style-name="ce8" office:value-type="float" office:value="2981.39420000001">
            <text:p>2981.3942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float" office:value="220.68">
            <text:p>220.68</text:p>
          </table:table-cell>
          <table:table-cell table:style-name="ce8" office:value-type="float" office:value="293000000">
            <text:p>293000000</text:p>
          </table:table-cell>
          <table:table-cell table:style-name="ce8" office:value-type="float" office:value="2197000000">
            <text:p>2197000000</text:p>
          </table:table-cell>
          <table:table-cell table:style-name="ce8" office:value-type="float" office:value="3192.0564">
            <text:p>3192.0564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float" office:value="221.07">
            <text:p>221.07</text:p>
          </table:table-cell>
          <table:table-cell table:style-name="ce8" office:value-type="float" office:value="306000000">
            <text:p>306000000</text:p>
          </table:table-cell>
          <table:table-cell table:style-name="ce8" office:value-type="float" office:value="2318000000">
            <text:p>2318000000</text:p>
          </table:table-cell>
          <table:table-cell table:style-name="ce8" office:value-type="float" office:value="3405.5815125">
            <text:p>3405.5815125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float" office:value="221.47">
            <text:p>221.47</text:p>
          </table:table-cell>
          <table:table-cell table:style-name="ce8" office:value-type="float" office:value="320000000">
            <text:p>320000000</text:p>
          </table:table-cell>
          <table:table-cell table:style-name="ce8" office:value-type="float" office:value="2445000000">
            <text:p>2445000000</text:p>
          </table:table-cell>
          <table:table-cell table:style-name="ce8" office:value-type="float" office:value="3633.0835375">
            <text:p>3633.0835375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float" office:value="221.86">
            <text:p>221.86</text:p>
          </table:table-cell>
          <table:table-cell table:style-name="ce8" office:value-type="float" office:value="335000000">
            <text:p>335000000</text:p>
          </table:table-cell>
          <table:table-cell table:style-name="ce8" office:value-type="float" office:value="2578000000">
            <text:p>2578000000</text:p>
          </table:table-cell>
          <table:table-cell table:style-name="ce8" office:value-type="float" office:value="3862.77539751553">
            <text:p>3862.7753975155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float" office:value="222.26">
            <text:p>222.26</text:p>
          </table:table-cell>
          <table:table-cell table:style-name="ce8" office:value-type="float" office:value="351000000">
            <text:p>351000000</text:p>
          </table:table-cell>
          <table:table-cell table:style-name="ce8" office:value-type="float" office:value="2717000000">
            <text:p>2717000000</text:p>
          </table:table-cell>
          <table:table-cell table:style-name="ce8" office:value-type="float" office:value="4106.32107499999">
            <text:p>4106.321075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float" office:value="222.66">
            <text:p>222.66</text:p>
          </table:table-cell>
          <table:table-cell table:style-name="ce8" office:value-type="float" office:value="367000000">
            <text:p>367000000</text:p>
          </table:table-cell>
          <table:table-cell table:style-name="ce8" office:value-type="float" office:value="2862000000">
            <text:p>2862000000</text:p>
          </table:table-cell>
          <table:table-cell table:style-name="ce8" office:value-type="float" office:value="4358.5269375">
            <text:p>4358.5269375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float" office:value="223.05">
            <text:p>223.05</text:p>
          </table:table-cell>
          <table:table-cell table:style-name="ce8" office:value-type="float" office:value="385000000">
            <text:p>385000000</text:p>
          </table:table-cell>
          <table:table-cell table:style-name="ce8" office:value-type="float" office:value="3015000000">
            <text:p>3015000000</text:p>
          </table:table-cell>
          <table:table-cell table:style-name="ce8" office:value-type="float" office:value="4612.67891875001">
            <text:p>4612.67891875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float" office:value="223.45">
            <text:p>223.45</text:p>
          </table:table-cell>
          <table:table-cell table:style-name="ce8" office:value-type="float" office:value="403000000">
            <text:p>403000000</text:p>
          </table:table-cell>
          <table:table-cell table:style-name="ce8" office:value-type="float" office:value="3175000000">
            <text:p>3175000000</text:p>
          </table:table-cell>
          <table:table-cell table:style-name="ce8" office:value-type="float" office:value="4880.572">
            <text:p>4880.572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9" office:value-type="float" office:value="137.86">
            <text:p>137.86</text:p>
          </table:table-cell>
          <table:table-cell table:style-name="ce9" office:value-type="float" office:value="20000000">
            <text:p>20000000</text:p>
          </table:table-cell>
          <table:table-cell table:style-name="ce9" office:value-type="float" office:value="2000000">
            <text:p>2000000</text:p>
          </table:table-cell>
          <table:table-cell table:style-name="ce9" office:value-type="float" office:value="2504.5833">
            <text:p>2504.5833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9" office:value-type="float" office:value="137.96">
            <text:p>137.96</text:p>
          </table:table-cell>
          <table:table-cell table:style-name="ce9" office:value-type="float" office:value="20000000">
            <text:p>20000000</text:p>
          </table:table-cell>
          <table:table-cell table:style-name="ce9" office:value-type="float" office:value="4000000">
            <text:p>4000000</text:p>
          </table:table-cell>
          <table:table-cell table:style-name="ce9" office:value-type="float" office:value="2563.75">
            <text:p>2563.75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9" office:value-type="float" office:value="138.05">
            <text:p>138.05</text:p>
          </table:table-cell>
          <table:table-cell table:style-name="ce9" office:value-type="float" office:value="21000000">
            <text:p>21000000</text:p>
          </table:table-cell>
          <table:table-cell table:style-name="ce9" office:value-type="float" office:value="6000000">
            <text:p>6000000</text:p>
          </table:table-cell>
          <table:table-cell table:style-name="ce9" office:value-type="float" office:value="2614.0375">
            <text:p>2614.0375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9" office:value-type="float" office:value="138.15">
            <text:p>138.15</text:p>
          </table:table-cell>
          <table:table-cell table:style-name="ce9" office:value-type="float" office:value="21000000">
            <text:p>21000000</text:p>
          </table:table-cell>
          <table:table-cell table:style-name="ce9" office:value-type="float" office:value="8000000">
            <text:p>8000000</text:p>
          </table:table-cell>
          <table:table-cell table:style-name="ce9" office:value-type="float" office:value="2675.93">
            <text:p>2675.93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9" office:value-type="float" office:value="138.24">
            <text:p>138.24</text:p>
          </table:table-cell>
          <table:table-cell table:style-name="ce9" office:value-type="float" office:value="21000000">
            <text:p>21000000</text:p>
          </table:table-cell>
          <table:table-cell table:style-name="ce9" office:value-type="float" office:value="10000000">
            <text:p>10000000</text:p>
          </table:table-cell>
          <table:table-cell table:style-name="ce9" office:value-type="float" office:value="2726.9375">
            <text:p>2726.9375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9" office:value-type="float" office:value="138.34">
            <text:p>138.34</text:p>
          </table:table-cell>
          <table:table-cell table:style-name="ce9" office:value-type="float" office:value="22000000">
            <text:p>22000000</text:p>
          </table:table-cell>
          <table:table-cell table:style-name="ce9" office:value-type="float" office:value="12000000">
            <text:p>12000000</text:p>
          </table:table-cell>
          <table:table-cell table:style-name="ce9" office:value-type="float" office:value="2789.7">
            <text:p>2789.7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9" office:value-type="float" office:value="138.43">
            <text:p>138.43</text:p>
          </table:table-cell>
          <table:table-cell table:style-name="ce9" office:value-type="float" office:value="22000000">
            <text:p>22000000</text:p>
          </table:table-cell>
          <table:table-cell table:style-name="ce9" office:value-type="float" office:value="14000000">
            <text:p>14000000</text:p>
          </table:table-cell>
          <table:table-cell table:style-name="ce9" office:value-type="float" office:value="2841.4175">
            <text:p>2841.4175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9" office:value-type="float" office:value="138.53">
            <text:p>138.53</text:p>
          </table:table-cell>
          <table:table-cell table:style-name="ce9" office:value-type="float" office:value="22000000">
            <text:p>22000000</text:p>
          </table:table-cell>
          <table:table-cell table:style-name="ce9" office:value-type="float" office:value="16000000">
            <text:p>16000000</text:p>
          </table:table-cell>
          <table:table-cell table:style-name="ce9" office:value-type="float" office:value="2905.04">
            <text:p>2905.04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9" office:value-type="float" office:value="138.62">
            <text:p>138.62</text:p>
          </table:table-cell>
          <table:table-cell table:style-name="ce9" office:value-type="float" office:value="22000000">
            <text:p>22000000</text:p>
          </table:table-cell>
          <table:table-cell table:style-name="ce9" office:value-type="float" office:value="18000000">
            <text:p>18000000</text:p>
          </table:table-cell>
          <table:table-cell table:style-name="ce9" office:value-type="float" office:value="2957.455">
            <text:p>2957.455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9" office:value-type="float" office:value="138.72">
            <text:p>138.72</text:p>
          </table:table-cell>
          <table:table-cell table:style-name="ce9" office:value-type="float" office:value="23000000">
            <text:p>23000000</text:p>
          </table:table-cell>
          <table:table-cell table:style-name="ce9" office:value-type="float" office:value="20000000">
            <text:p>20000000</text:p>
          </table:table-cell>
          <table:table-cell table:style-name="ce9" office:value-type="float" office:value="3021.93">
            <text:p>3021.93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9" office:value-type="float" office:value="138.81">
            <text:p>138.81</text:p>
          </table:table-cell>
          <table:table-cell table:style-name="ce9" office:value-type="float" office:value="23000000">
            <text:p>23000000</text:p>
          </table:table-cell>
          <table:table-cell table:style-name="ce9" office:value-type="float" office:value="22000000">
            <text:p>22000000</text:p>
          </table:table-cell>
          <table:table-cell table:style-name="ce9" office:value-type="float" office:value="3075.03">
            <text:p>3075.03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9" office:value-type="float" office:value="138.9">
            <text:p>138.9</text:p>
          </table:table-cell>
          <table:table-cell table:style-name="ce9" office:value-type="float" office:value="23000000">
            <text:p>23000000</text:p>
          </table:table-cell>
          <table:table-cell table:style-name="ce9" office:value-type="float" office:value="25000000">
            <text:p>25000000</text:p>
          </table:table-cell>
          <table:table-cell table:style-name="ce9" office:value-type="float" office:value="3128.435">
            <text:p>3128.435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9" office:value-type="float" office:value="139">
            <text:p>139</text:p>
          </table:table-cell>
          <table:table-cell table:style-name="ce9" office:value-type="float" office:value="23000000">
            <text:p>23000000</text:p>
          </table:table-cell>
          <table:table-cell table:style-name="ce9" office:value-type="float" office:value="27000000">
            <text:p>27000000</text:p>
          </table:table-cell>
          <table:table-cell table:style-name="ce9" office:value-type="float" office:value="3194.125">
            <text:p>3194.125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9" office:value-type="float" office:value="139.09">
            <text:p>139.09</text:p>
          </table:table-cell>
          <table:table-cell table:style-name="ce9" office:value-type="float" office:value="24000000">
            <text:p>24000000</text:p>
          </table:table-cell>
          <table:table-cell table:style-name="ce9" office:value-type="float" office:value="29000000">
            <text:p>29000000</text:p>
          </table:table-cell>
          <table:table-cell table:style-name="ce9" office:value-type="float" office:value="3248.205">
            <text:p>3248.205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9" office:value-type="float" office:value="139.19">
            <text:p>139.19</text:p>
          </table:table-cell>
          <table:table-cell table:style-name="ce9" office:value-type="float" office:value="24000000">
            <text:p>24000000</text:p>
          </table:table-cell>
          <table:table-cell table:style-name="ce9" office:value-type="float" office:value="31000000">
            <text:p>31000000</text:p>
          </table:table-cell>
          <table:table-cell table:style-name="ce9" office:value-type="float" office:value="3314.7125">
            <text:p>3314.7125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9" office:value-type="float" office:value="139.28">
            <text:p>139.28</text:p>
          </table:table-cell>
          <table:table-cell table:style-name="ce9" office:value-type="float" office:value="24000000">
            <text:p>24000000</text:p>
          </table:table-cell>
          <table:table-cell table:style-name="ce9" office:value-type="float" office:value="34000000">
            <text:p>34000000</text:p>
          </table:table-cell>
          <table:table-cell table:style-name="ce9" office:value-type="float" office:value="3369.47">
            <text:p>3369.47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9" office:value-type="float" office:value="139.38">
            <text:p>139.38</text:p>
          </table:table-cell>
          <table:table-cell table:style-name="ce9" office:value-type="float" office:value="24000000">
            <text:p>24000000</text:p>
          </table:table-cell>
          <table:table-cell table:style-name="ce9" office:value-type="float" office:value="36000000">
            <text:p>36000000</text:p>
          </table:table-cell>
          <table:table-cell table:style-name="ce9" office:value-type="float" office:value="3436.785">
            <text:p>3436.785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9" office:value-type="float" office:value="139.47">
            <text:p>139.47</text:p>
          </table:table-cell>
          <table:table-cell table:style-name="ce9" office:value-type="float" office:value="25000000">
            <text:p>25000000</text:p>
          </table:table-cell>
          <table:table-cell table:style-name="ce9" office:value-type="float" office:value="38000000">
            <text:p>38000000</text:p>
          </table:table-cell>
          <table:table-cell table:style-name="ce9" office:value-type="float" office:value="3492.2">
            <text:p>3492.2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9" office:value-type="float" office:value="139.57">
            <text:p>139.57</text:p>
          </table:table-cell>
          <table:table-cell table:style-name="ce9" office:value-type="float" office:value="25000000">
            <text:p>25000000</text:p>
          </table:table-cell>
          <table:table-cell table:style-name="ce9" office:value-type="float" office:value="40000000">
            <text:p>40000000</text:p>
          </table:table-cell>
          <table:table-cell table:style-name="ce9" office:value-type="float" office:value="3560.325">
            <text:p>3560.325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9" office:value-type="float" office:value="139.66">
            <text:p>139.66</text:p>
          </table:table-cell>
          <table:table-cell table:style-name="ce9" office:value-type="float" office:value="25000000">
            <text:p>25000000</text:p>
          </table:table-cell>
          <table:table-cell table:style-name="ce9" office:value-type="float" office:value="43000000">
            <text:p>43000000</text:p>
          </table:table-cell>
          <table:table-cell table:style-name="ce9" office:value-type="float" office:value="3616.39">
            <text:p>3616.39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9" office:value-type="float" office:value="139.75">
            <text:p>139.75</text:p>
          </table:table-cell>
          <table:table-cell table:style-name="ce9" office:value-type="float" office:value="25000000">
            <text:p>25000000</text:p>
          </table:table-cell>
          <table:table-cell table:style-name="ce9" office:value-type="float" office:value="45000000">
            <text:p>45000000</text:p>
          </table:table-cell>
          <table:table-cell table:style-name="ce9" office:value-type="float" office:value="3672.745">
            <text:p>3672.745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9" office:value-type="float" office:value="139.85">
            <text:p>139.85</text:p>
          </table:table-cell>
          <table:table-cell table:style-name="ce9" office:value-type="float" office:value="26000000">
            <text:p>26000000</text:p>
          </table:table-cell>
          <table:table-cell table:style-name="ce9" office:value-type="float" office:value="48000000">
            <text:p>48000000</text:p>
          </table:table-cell>
          <table:table-cell table:style-name="ce9" office:value-type="float" office:value="3742.0149">
            <text:p>3742.0149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9" office:value-type="float" office:value="139.94">
            <text:p>139.94</text:p>
          </table:table-cell>
          <table:table-cell table:style-name="ce9" office:value-type="float" office:value="26000000">
            <text:p>26000000</text:p>
          </table:table-cell>
          <table:table-cell table:style-name="ce9" office:value-type="float" office:value="50000000">
            <text:p>50000000</text:p>
          </table:table-cell>
          <table:table-cell table:style-name="ce9" office:value-type="float" office:value="3799.015">
            <text:p>3799.015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9" office:value-type="float" office:value="140.04">
            <text:p>140.04</text:p>
          </table:table-cell>
          <table:table-cell table:style-name="ce9" office:value-type="float" office:value="26000000">
            <text:p>26000000</text:p>
          </table:table-cell>
          <table:table-cell table:style-name="ce9" office:value-type="float" office:value="53000000">
            <text:p>53000000</text:p>
          </table:table-cell>
          <table:table-cell table:style-name="ce9" office:value-type="float" office:value="3869.0649">
            <text:p>3869.0649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9" office:value-type="float" office:value="140.13">
            <text:p>140.13</text:p>
          </table:table-cell>
          <table:table-cell table:style-name="ce9" office:value-type="float" office:value="26000000">
            <text:p>26000000</text:p>
          </table:table-cell>
          <table:table-cell table:style-name="ce9" office:value-type="float" office:value="55000000">
            <text:p>55000000</text:p>
          </table:table-cell>
          <table:table-cell table:style-name="ce9" office:value-type="float" office:value="3926.695">
            <text:p>3926.695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9" office:value-type="float" office:value="140.23">
            <text:p>140.23</text:p>
          </table:table-cell>
          <table:table-cell table:style-name="ce9" office:value-type="float" office:value="27000000">
            <text:p>27000000</text:p>
          </table:table-cell>
          <table:table-cell table:style-name="ce9" office:value-type="float" office:value="58000000">
            <text:p>58000000</text:p>
          </table:table-cell>
          <table:table-cell table:style-name="ce9" office:value-type="float" office:value="3997.5199">
            <text:p>3997.5199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9" office:value-type="float" office:value="140.32">
            <text:p>140.32</text:p>
          </table:table-cell>
          <table:table-cell table:style-name="ce9" office:value-type="float" office:value="27000000">
            <text:p>27000000</text:p>
          </table:table-cell>
          <table:table-cell table:style-name="ce9" office:value-type="float" office:value="60000000">
            <text:p>60000000</text:p>
          </table:table-cell>
          <table:table-cell table:style-name="ce9" office:value-type="float" office:value="4055.7749">
            <text:p>4055.7749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9" office:value-type="float" office:value="140.42">
            <text:p>140.42</text:p>
          </table:table-cell>
          <table:table-cell table:style-name="ce9" office:value-type="float" office:value="27000000">
            <text:p>27000000</text:p>
          </table:table-cell>
          <table:table-cell table:style-name="ce9" office:value-type="float" office:value="63000000">
            <text:p>63000000</text:p>
          </table:table-cell>
          <table:table-cell table:style-name="ce9" office:value-type="float" office:value="4127.3649">
            <text:p>4127.3649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9" office:value-type="float" office:value="140.51">
            <text:p>140.51</text:p>
          </table:table-cell>
          <table:table-cell table:style-name="ce9" office:value-type="float" office:value="27000000">
            <text:p>27000000</text:p>
          </table:table-cell>
          <table:table-cell table:style-name="ce9" office:value-type="float" office:value="65000000">
            <text:p>65000000</text:p>
          </table:table-cell>
          <table:table-cell table:style-name="ce9" office:value-type="float" office:value="4186.2449">
            <text:p>4186.2449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9" office:value-type="float" office:value="140.61">
            <text:p>140.61</text:p>
          </table:table-cell>
          <table:table-cell table:style-name="ce9" office:value-type="float" office:value="28000000">
            <text:p>28000000</text:p>
          </table:table-cell>
          <table:table-cell table:style-name="ce9" office:value-type="float" office:value="68000000">
            <text:p>68000000</text:p>
          </table:table-cell>
          <table:table-cell table:style-name="ce9" office:value-type="float" office:value="4254.1933">
            <text:p>4254.1933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9" office:value-type="float" office:value="140.7">
            <text:p>140.7</text:p>
          </table:table-cell>
          <table:table-cell table:style-name="ce9" office:value-type="float" office:value="28000000">
            <text:p>28000000</text:p>
          </table:table-cell>
          <table:table-cell table:style-name="ce9" office:value-type="float" office:value="71000000">
            <text:p>71000000</text:p>
          </table:table-cell>
          <table:table-cell table:style-name="ce9" office:value-type="float" office:value="4318.0774">
            <text:p>4318.0774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9" office:value-type="float" office:value="140.79">
            <text:p>140.79</text:p>
          </table:table-cell>
          <table:table-cell table:style-name="ce9" office:value-type="float" office:value="28000000">
            <text:p>28000000</text:p>
          </table:table-cell>
          <table:table-cell table:style-name="ce9" office:value-type="float" office:value="73000000">
            <text:p>73000000</text:p>
          </table:table-cell>
          <table:table-cell table:style-name="ce9" office:value-type="float" office:value="4377.85">
            <text:p>4377.85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9" office:value-type="float" office:value="140.89">
            <text:p>140.89</text:p>
          </table:table-cell>
          <table:table-cell table:style-name="ce9" office:value-type="float" office:value="28000000">
            <text:p>28000000</text:p>
          </table:table-cell>
          <table:table-cell table:style-name="ce9" office:value-type="float" office:value="76000000">
            <text:p>76000000</text:p>
          </table:table-cell>
          <table:table-cell table:style-name="ce9" office:value-type="float" office:value="4451.2699">
            <text:p>4451.2699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9" office:value-type="float" office:value="140.98">
            <text:p>140.98</text:p>
          </table:table-cell>
          <table:table-cell table:style-name="ce9" office:value-type="float" office:value="29000000">
            <text:p>29000000</text:p>
          </table:table-cell>
          <table:table-cell table:style-name="ce9" office:value-type="float" office:value="79000000">
            <text:p>79000000</text:p>
          </table:table-cell>
          <table:table-cell table:style-name="ce9" office:value-type="float" office:value="4511.64">
            <text:p>4511.64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9" office:value-type="float" office:value="141.08">
            <text:p>141.08</text:p>
          </table:table-cell>
          <table:table-cell table:style-name="ce9" office:value-type="float" office:value="29000000">
            <text:p>29000000</text:p>
          </table:table-cell>
          <table:table-cell table:style-name="ce9" office:value-type="float" office:value="81000000">
            <text:p>81000000</text:p>
          </table:table-cell>
          <table:table-cell table:style-name="ce9" office:value-type="float" office:value="4585.8125">
            <text:p>4585.8125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9" office:value-type="float" office:value="141.17">
            <text:p>141.17</text:p>
          </table:table-cell>
          <table:table-cell table:style-name="ce9" office:value-type="float" office:value="29000000">
            <text:p>29000000</text:p>
          </table:table-cell>
          <table:table-cell table:style-name="ce9" office:value-type="float" office:value="84000000">
            <text:p>84000000</text:p>
          </table:table-cell>
          <table:table-cell table:style-name="ce9" office:value-type="float" office:value="4646.78">
            <text:p>4646.78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9" office:value-type="float" office:value="141.27">
            <text:p>141.27</text:p>
          </table:table-cell>
          <table:table-cell table:style-name="ce9" office:value-type="float" office:value="29000000">
            <text:p>29000000</text:p>
          </table:table-cell>
          <table:table-cell table:style-name="ce9" office:value-type="float" office:value="87000000">
            <text:p>87000000</text:p>
          </table:table-cell>
          <table:table-cell table:style-name="ce9" office:value-type="float" office:value="4721.6675">
            <text:p>4721.6675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9" office:value-type="float" office:value="141.36">
            <text:p>141.36</text:p>
          </table:table-cell>
          <table:table-cell table:style-name="ce9" office:value-type="float" office:value="30000000">
            <text:p>30000000</text:p>
          </table:table-cell>
          <table:table-cell table:style-name="ce9" office:value-type="float" office:value="90000000">
            <text:p>90000000</text:p>
          </table:table-cell>
          <table:table-cell table:style-name="ce9" office:value-type="float" office:value="4783.23">
            <text:p>4783.23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9" office:value-type="float" office:value="141.46">
            <text:p>141.46</text:p>
          </table:table-cell>
          <table:table-cell table:style-name="ce9" office:value-type="float" office:value="30000000">
            <text:p>30000000</text:p>
          </table:table-cell>
          <table:table-cell table:style-name="ce9" office:value-type="float" office:value="93000000">
            <text:p>93000000</text:p>
          </table:table-cell>
          <table:table-cell table:style-name="ce9" office:value-type="float" office:value="4856.5566">
            <text:p>4856.5566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9" office:value-type="float" office:value="141.55">
            <text:p>141.55</text:p>
          </table:table-cell>
          <table:table-cell table:style-name="ce9" office:value-type="float" office:value="30000000">
            <text:p>30000000</text:p>
          </table:table-cell>
          <table:table-cell table:style-name="ce9" office:value-type="float" office:value="95000000">
            <text:p>95000000</text:p>
          </table:table-cell>
          <table:table-cell table:style-name="ce9" office:value-type="float" office:value="4915.468">
            <text:p>4915.468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float" office:value="96.95">
            <text:p>96.95</text:p>
          </table:table-cell>
          <table:table-cell table:style-name="ce10" office:value-type="float" office:value="8500000">
            <text:p>850000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899.07">
            <text:p>2899.07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float" office:value="96.96">
            <text:p>96.96</text:p>
          </table:table-cell>
          <table:table-cell table:style-name="ce10" office:value-type="float" office:value="8500000">
            <text:p>8500000</text:p>
          </table:table-cell>
          <table:table-cell table:style-name="ce10" office:value-type="float" office:value="84745.7627117634">
            <text:p>84745.7627117634</text:p>
          </table:table-cell>
          <table:table-cell table:style-name="ce10" office:value-type="float" office:value="2913.879">
            <text:p>2913.879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float" office:value="96.98">
            <text:p>96.98</text:p>
          </table:table-cell>
          <table:table-cell table:style-name="ce10" office:value-type="float" office:value="8500000">
            <text:p>8500000</text:p>
          </table:table-cell>
          <table:table-cell table:style-name="ce10" office:value-type="float" office:value="254237.288135529">
            <text:p>254237.288135529</text:p>
          </table:table-cell>
          <table:table-cell table:style-name="ce10" office:value-type="float" office:value="2936.18">
            <text:p>2936.18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float" office:value="96.99">
            <text:p>96.99</text:p>
          </table:table-cell>
          <table:table-cell table:style-name="ce10" office:value-type="float" office:value="8500000">
            <text:p>8500000</text:p>
          </table:table-cell>
          <table:table-cell table:style-name="ce10" office:value-type="float" office:value="338983.050847411">
            <text:p>338983.050847411</text:p>
          </table:table-cell>
          <table:table-cell table:style-name="ce10" office:value-type="float" office:value="2942.409">
            <text:p>2942.409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float" office:value="97.01">
            <text:p>97.01</text:p>
          </table:table-cell>
          <table:table-cell table:style-name="ce10" office:value-type="float" office:value="8500000">
            <text:p>8500000</text:p>
          </table:table-cell>
          <table:table-cell table:style-name="ce10" office:value-type="float" office:value="508474.576271176">
            <text:p>508474.576271176</text:p>
          </table:table-cell>
          <table:table-cell table:style-name="ce10" office:value-type="float" office:value="2967.46">
            <text:p>2967.46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float" office:value="97.02">
            <text:p>97.02</text:p>
          </table:table-cell>
          <table:table-cell table:style-name="ce10" office:value-type="float" office:value="8500000">
            <text:p>8500000</text:p>
          </table:table-cell>
          <table:table-cell table:style-name="ce10" office:value-type="float" office:value="593220.33898294">
            <text:p>593220.33898294</text:p>
          </table:table-cell>
          <table:table-cell table:style-name="ce10" office:value-type="float" office:value="2973.749">
            <text:p>2973.749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float" office:value="97.04">
            <text:p>97.04</text:p>
          </table:table-cell>
          <table:table-cell table:style-name="ce10" office:value-type="float" office:value="8500000">
            <text:p>8500000</text:p>
          </table:table-cell>
          <table:table-cell table:style-name="ce10" office:value-type="float" office:value="762711.864406824">
            <text:p>762711.864406824</text:p>
          </table:table-cell>
          <table:table-cell table:style-name="ce10" office:value-type="float" office:value="2999.06">
            <text:p>2999.06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float" office:value="97.05">
            <text:p>97.05</text:p>
          </table:table-cell>
          <table:table-cell table:style-name="ce10" office:value-type="float" office:value="8500000">
            <text:p>8500000</text:p>
          </table:table-cell>
          <table:table-cell table:style-name="ce10" office:value-type="float" office:value="847457.627118587">
            <text:p>847457.627118587</text:p>
          </table:table-cell>
          <table:table-cell table:style-name="ce10" office:value-type="float" office:value="3005.419">
            <text:p>3005.419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float" office:value="97.07">
            <text:p>97.07</text:p>
          </table:table-cell>
          <table:table-cell table:style-name="ce10" office:value-type="float" office:value="8500000">
            <text:p>8500000</text:p>
          </table:table-cell>
          <table:table-cell table:style-name="ce10" office:value-type="float" office:value="1016949.15254223">
            <text:p>1016949.15254223</text:p>
          </table:table-cell>
          <table:table-cell table:style-name="ce10" office:value-type="float" office:value="3024.559">
            <text:p>3024.559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float" office:value="97.08">
            <text:p>97.08</text:p>
          </table:table-cell>
          <table:table-cell table:style-name="ce10" office:value-type="float" office:value="8500000">
            <text:p>8500000</text:p>
          </table:table-cell>
          <table:table-cell table:style-name="ce10" office:value-type="float" office:value="1101694.91525412">
            <text:p>1101694.91525412</text:p>
          </table:table-cell>
          <table:table-cell table:style-name="ce10" office:value-type="float" office:value="3037.39">
            <text:p>3037.39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float" office:value="97.1">
            <text:p>97.1</text:p>
          </table:table-cell>
          <table:table-cell table:style-name="ce10" office:value-type="float" office:value="8600000">
            <text:p>8600000</text:p>
          </table:table-cell>
          <table:table-cell table:style-name="ce10" office:value-type="float" office:value="1271186.44067788">
            <text:p>1271186.44067788</text:p>
          </table:table-cell>
          <table:table-cell table:style-name="ce10" office:value-type="float" office:value="3056.729">
            <text:p>3056.729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float" office:value="97.11">
            <text:p>97.11</text:p>
          </table:table-cell>
          <table:table-cell table:style-name="ce10" office:value-type="float" office:value="8600000">
            <text:p>8600000</text:p>
          </table:table-cell>
          <table:table-cell table:style-name="ce10" office:value-type="float" office:value="1355932.20338976">
            <text:p>1355932.20338976</text:p>
          </table:table-cell>
          <table:table-cell table:style-name="ce10" office:value-type="float" office:value="3069.68">
            <text:p>3069.68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float" office:value="97.13">
            <text:p>97.13</text:p>
          </table:table-cell>
          <table:table-cell table:style-name="ce10" office:value-type="float" office:value="8600000">
            <text:p>8600000</text:p>
          </table:table-cell>
          <table:table-cell table:style-name="ce10" office:value-type="float" office:value="1525423.72881341">
            <text:p>1525423.72881341</text:p>
          </table:table-cell>
          <table:table-cell table:style-name="ce10" office:value-type="float" office:value="3089.199">
            <text:p>3089.199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float" office:value="97.14">
            <text:p>97.14</text:p>
          </table:table-cell>
          <table:table-cell table:style-name="ce10" office:value-type="float" office:value="8600000">
            <text:p>8600000</text:p>
          </table:table-cell>
          <table:table-cell table:style-name="ce10" office:value-type="float" office:value="1610169.49152541">
            <text:p>1610169.49152541</text:p>
          </table:table-cell>
          <table:table-cell table:style-name="ce10" office:value-type="float" office:value="3102.27">
            <text:p>3102.27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float" office:value="97.16">
            <text:p>97.16</text:p>
          </table:table-cell>
          <table:table-cell table:style-name="ce10" office:value-type="float" office:value="8600000">
            <text:p>8600000</text:p>
          </table:table-cell>
          <table:table-cell table:style-name="ce10" office:value-type="float" office:value="1779661.01694906">
            <text:p>1779661.01694906</text:p>
          </table:table-cell>
          <table:table-cell table:style-name="ce10" office:value-type="float" office:value="3121.969">
            <text:p>3121.969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float" office:value="97.17">
            <text:p>97.17</text:p>
          </table:table-cell>
          <table:table-cell table:style-name="ce10" office:value-type="float" office:value="8600000">
            <text:p>8600000</text:p>
          </table:table-cell>
          <table:table-cell table:style-name="ce10" office:value-type="float" office:value="1864406.77966094">
            <text:p>1864406.77966094</text:p>
          </table:table-cell>
          <table:table-cell table:style-name="ce10" office:value-type="float" office:value="3135.17">
            <text:p>3135.17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float" office:value="97.19">
            <text:p>97.19</text:p>
          </table:table-cell>
          <table:table-cell table:style-name="ce10" office:value-type="float" office:value="8600000">
            <text:p>8600000</text:p>
          </table:table-cell>
          <table:table-cell table:style-name="ce10" office:value-type="float" office:value="2033898.30508471">
            <text:p>2033898.30508471</text:p>
          </table:table-cell>
          <table:table-cell table:style-name="ce10" office:value-type="float" office:value="3155.039">
            <text:p>3155.039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float" office:value="97.2">
            <text:p>97.2</text:p>
          </table:table-cell>
          <table:table-cell table:style-name="ce10" office:value-type="float" office:value="8600000">
            <text:p>8600000</text:p>
          </table:table-cell>
          <table:table-cell table:style-name="ce10" office:value-type="float" office:value="2118644.06779659">
            <text:p>2118644.06779659</text:p>
          </table:table-cell>
          <table:table-cell table:style-name="ce10" office:value-type="float" office:value="3161.7">
            <text:p>3161.7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float" office:value="97.22">
            <text:p>97.22</text:p>
          </table:table-cell>
          <table:table-cell table:style-name="ce10" office:value-type="float" office:value="8600000">
            <text:p>8600000</text:p>
          </table:table-cell>
          <table:table-cell table:style-name="ce10" office:value-type="float" office:value="2288135.59322023">
            <text:p>2288135.59322023</text:p>
          </table:table-cell>
          <table:table-cell table:style-name="ce10" office:value-type="float" office:value="3188.41">
            <text:p>3188.41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float" office:value="97.24">
            <text:p>97.24</text:p>
          </table:table-cell>
          <table:table-cell table:style-name="ce10" office:value-type="float" office:value="8600000">
            <text:p>8600000</text:p>
          </table:table-cell>
          <table:table-cell table:style-name="ce10" office:value-type="float" office:value="2457627.118644">
            <text:p>2457627.118644</text:p>
          </table:table-cell>
          <table:table-cell table:style-name="ce10" office:value-type="float" office:value="3208.569">
            <text:p>3208.569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float" office:value="97.25">
            <text:p>97.25</text:p>
          </table:table-cell>
          <table:table-cell table:style-name="ce10" office:value-type="float" office:value="8600000">
            <text:p>8600000</text:p>
          </table:table-cell>
          <table:table-cell table:style-name="ce10" office:value-type="float" office:value="2542372.88135588">
            <text:p>2542372.88135588</text:p>
          </table:table-cell>
          <table:table-cell table:style-name="ce10" office:value-type="float" office:value="3222.07">
            <text:p>3222.07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float" office:value="97.27">
            <text:p>97.27</text:p>
          </table:table-cell>
          <table:table-cell table:style-name="ce10" office:value-type="float" office:value="8600000">
            <text:p>8600000</text:p>
          </table:table-cell>
          <table:table-cell table:style-name="ce10" office:value-type="float" office:value="2711864.40677953">
            <text:p>2711864.40677953</text:p>
          </table:table-cell>
          <table:table-cell table:style-name="ce10" office:value-type="float" office:value="3240.709">
            <text:p>3240.709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float" office:value="97.28">
            <text:p>97.28</text:p>
          </table:table-cell>
          <table:table-cell table:style-name="ce10" office:value-type="float" office:value="8600000">
            <text:p>8600000</text:p>
          </table:table-cell>
          <table:table-cell table:style-name="ce10" office:value-type="float" office:value="2796610.16949153">
            <text:p>2796610.16949153</text:p>
          </table:table-cell>
          <table:table-cell table:style-name="ce10" office:value-type="float" office:value="3246.85">
            <text:p>3246.85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float" office:value="97.3">
            <text:p>97.3</text:p>
          </table:table-cell>
          <table:table-cell table:style-name="ce10" office:value-type="float" office:value="8700000">
            <text:p>8700000</text:p>
          </table:table-cell>
          <table:table-cell table:style-name="ce10" office:value-type="float" office:value="2966101.69491518">
            <text:p>2966101.69491518</text:p>
          </table:table-cell>
          <table:table-cell table:style-name="ce10" office:value-type="float" office:value="3271.549">
            <text:p>3271.549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float" office:value="97.31">
            <text:p>97.31</text:p>
          </table:table-cell>
          <table:table-cell table:style-name="ce10" office:value-type="float" office:value="8700000">
            <text:p>8700000</text:p>
          </table:table-cell>
          <table:table-cell table:style-name="ce10" office:value-type="float" office:value="3050847.45762706">
            <text:p>3050847.45762706</text:p>
          </table:table-cell>
          <table:table-cell table:style-name="ce10" office:value-type="float" office:value="3277.75">
            <text:p>3277.75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float" office:value="97.33">
            <text:p>97.33</text:p>
          </table:table-cell>
          <table:table-cell table:style-name="ce10" office:value-type="float" office:value="8700000">
            <text:p>8700000</text:p>
          </table:table-cell>
          <table:table-cell table:style-name="ce10" office:value-type="float" office:value="3220338.98305082">
            <text:p>3220338.98305082</text:p>
          </table:table-cell>
          <table:table-cell table:style-name="ce10" office:value-type="float" office:value="3302.65">
            <text:p>3302.65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float" office:value="97.34">
            <text:p>97.34</text:p>
          </table:table-cell>
          <table:table-cell table:style-name="ce10" office:value-type="float" office:value="8700000">
            <text:p>8700000</text:p>
          </table:table-cell>
          <table:table-cell table:style-name="ce10" office:value-type="float" office:value="3305084.74576271">
            <text:p>3305084.74576271</text:p>
          </table:table-cell>
          <table:table-cell table:style-name="ce10" office:value-type="float" office:value="3308.89">
            <text:p>3308.89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float" office:value="97.36">
            <text:p>97.36</text:p>
          </table:table-cell>
          <table:table-cell table:style-name="ce10" office:value-type="float" office:value="8700000">
            <text:p>8700000</text:p>
          </table:table-cell>
          <table:table-cell table:style-name="ce10" office:value-type="float" office:value="3474576.27118635">
            <text:p>3474576.27118635</text:p>
          </table:table-cell>
          <table:table-cell table:style-name="ce10" office:value-type="float" office:value="3327.69">
            <text:p>3327.69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float" office:value="97.37">
            <text:p>97.37</text:p>
          </table:table-cell>
          <table:table-cell table:style-name="ce10" office:value-type="float" office:value="8700000">
            <text:p>8700000</text:p>
          </table:table-cell>
          <table:table-cell table:style-name="ce10" office:value-type="float" office:value="3559322.03389823">
            <text:p>3559322.03389823</text:p>
          </table:table-cell>
          <table:table-cell table:style-name="ce10" office:value-type="float" office:value="3340.28">
            <text:p>3340.28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float" office:value="97.39">
            <text:p>97.39</text:p>
          </table:table-cell>
          <table:table-cell table:style-name="ce10" office:value-type="float" office:value="8700000">
            <text:p>8700000</text:p>
          </table:table-cell>
          <table:table-cell table:style-name="ce10" office:value-type="float" office:value="3728813.559322">
            <text:p>3728813.559322</text:p>
          </table:table-cell>
          <table:table-cell table:style-name="ce10" office:value-type="float" office:value="3359.22">
            <text:p>3359.22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float" office:value="97.4">
            <text:p>97.4</text:p>
          </table:table-cell>
          <table:table-cell table:style-name="ce10" office:value-type="float" office:value="8700000">
            <text:p>8700000</text:p>
          </table:table-cell>
          <table:table-cell table:style-name="ce10" office:value-type="float" office:value="3813559.32203388">
            <text:p>3813559.32203388</text:p>
          </table:table-cell>
          <table:table-cell table:style-name="ce10" office:value-type="float" office:value="3371.91">
            <text:p>3371.91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float" office:value="97.42">
            <text:p>97.42</text:p>
          </table:table-cell>
          <table:table-cell table:style-name="ce10" office:value-type="float" office:value="8700000">
            <text:p>8700000</text:p>
          </table:table-cell>
          <table:table-cell table:style-name="ce10" office:value-type="float" office:value="3983050.84745753">
            <text:p>3983050.84745753</text:p>
          </table:table-cell>
          <table:table-cell table:style-name="ce10" office:value-type="float" office:value="3391">
            <text:p>3391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float" office:value="97.43">
            <text:p>97.43</text:p>
          </table:table-cell>
          <table:table-cell table:style-name="ce10" office:value-type="float" office:value="8700000">
            <text:p>8700000</text:p>
          </table:table-cell>
          <table:table-cell table:style-name="ce10" office:value-type="float" office:value="4067796.61016953">
            <text:p>4067796.61016953</text:p>
          </table:table-cell>
          <table:table-cell table:style-name="ce10" office:value-type="float" office:value="3403.77">
            <text:p>3403.77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float" office:value="97.45">
            <text:p>97.45</text:p>
          </table:table-cell>
          <table:table-cell table:style-name="ce10" office:value-type="float" office:value="8700000">
            <text:p>8700000</text:p>
          </table:table-cell>
          <table:table-cell table:style-name="ce10" office:value-type="float" office:value="4237288.13559318">
            <text:p>4237288.13559318</text:p>
          </table:table-cell>
          <table:table-cell table:style-name="ce10" office:value-type="float" office:value="3423">
            <text:p>3423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float" office:value="97.46">
            <text:p>97.46</text:p>
          </table:table-cell>
          <table:table-cell table:style-name="ce10" office:value-type="float" office:value="8700000">
            <text:p>8700000</text:p>
          </table:table-cell>
          <table:table-cell table:style-name="ce10" office:value-type="float" office:value="4322033.89830494">
            <text:p>4322033.89830494</text:p>
          </table:table-cell>
          <table:table-cell table:style-name="ce10" office:value-type="float" office:value="3435.869">
            <text:p>3435.869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float" office:value="97.48">
            <text:p>97.48</text:p>
          </table:table-cell>
          <table:table-cell table:style-name="ce10" office:value-type="float" office:value="8700000">
            <text:p>8700000</text:p>
          </table:table-cell>
          <table:table-cell table:style-name="ce10" office:value-type="float" office:value="4491525.42372882">
            <text:p>4491525.42372882</text:p>
          </table:table-cell>
          <table:table-cell table:style-name="ce10" office:value-type="float" office:value="3455.25">
            <text:p>3455.25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float" office:value="97.49">
            <text:p>97.49</text:p>
          </table:table-cell>
          <table:table-cell table:style-name="ce10" office:value-type="float" office:value="8800000">
            <text:p>8800000</text:p>
          </table:table-cell>
          <table:table-cell table:style-name="ce10" office:value-type="float" office:value="4576271.18644059">
            <text:p>4576271.18644059</text:p>
          </table:table-cell>
          <table:table-cell table:style-name="ce10" office:value-type="float" office:value="3468.199">
            <text:p>3468.199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float" office:value="97.51">
            <text:p>97.51</text:p>
          </table:table-cell>
          <table:table-cell table:style-name="ce10" office:value-type="float" office:value="8800000">
            <text:p>8800000</text:p>
          </table:table-cell>
          <table:table-cell table:style-name="ce10" office:value-type="float" office:value="4745762.71186435">
            <text:p>4745762.71186435</text:p>
          </table:table-cell>
          <table:table-cell table:style-name="ce10" office:value-type="float" office:value="3487.71">
            <text:p>3487.71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float" office:value="97.52">
            <text:p>97.52</text:p>
          </table:table-cell>
          <table:table-cell table:style-name="ce10" office:value-type="float" office:value="8800000">
            <text:p>8800000</text:p>
          </table:table-cell>
          <table:table-cell table:style-name="ce10" office:value-type="float" office:value="4830508.47457612">
            <text:p>4830508.47457612</text:p>
          </table:table-cell>
          <table:table-cell table:style-name="ce10" office:value-type="float" office:value="3494.229">
            <text:p>3494.229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float" office:value="97.54">
            <text:p>97.54</text:p>
          </table:table-cell>
          <table:table-cell table:style-name="ce10" office:value-type="float" office:value="8800000">
            <text:p>8800000</text:p>
          </table:table-cell>
          <table:table-cell table:style-name="ce10" office:value-type="float" office:value="5000000">
            <text:p>5000000</text:p>
          </table:table-cell>
          <table:table-cell table:style-name="ce10" office:value-type="float" office:value="3513.84">
            <text:p>3513.84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1" office:value-type="float" office:value="65.5">
            <text:p>65.5</text:p>
          </table:table-cell>
          <table:table-cell table:style-name="ce11" office:value-type="float" office:value="430000">
            <text:p>43000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1" office:value-type="float" office:value="65.64">
            <text:p>65.64</text:p>
          </table:table-cell>
          <table:table-cell table:style-name="ce11" office:value-type="float" office:value="440000">
            <text:p>440000</text:p>
          </table:table-cell>
          <table:table-cell table:style-name="ce11" office:value-type="float" office:value="80614.2034548894">
            <text:p>80614.2034548894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1" office:value-type="float" office:value="65.78">
            <text:p>65.78</text:p>
          </table:table-cell>
          <table:table-cell table:style-name="ce11" office:value-type="float" office:value="440000">
            <text:p>440000</text:p>
          </table:table-cell>
          <table:table-cell table:style-name="ce11" office:value-type="float" office:value="161228.406909786">
            <text:p>161228.406909786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1" office:value-type="float" office:value="65.92">
            <text:p>65.92</text:p>
          </table:table-cell>
          <table:table-cell table:style-name="ce11" office:value-type="float" office:value="450000">
            <text:p>450000</text:p>
          </table:table-cell>
          <table:table-cell table:style-name="ce11" office:value-type="float" office:value="241842.610364683">
            <text:p>241842.610364683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1" office:value-type="float" office:value="66.05">
            <text:p>66.05</text:p>
          </table:table-cell>
          <table:table-cell table:style-name="ce11" office:value-type="float" office:value="460000">
            <text:p>460000</text:p>
          </table:table-cell>
          <table:table-cell table:style-name="ce11" office:value-type="float" office:value="316698.656429939">
            <text:p>316698.656429939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1" office:value-type="float" office:value="66.19">
            <text:p>66.19</text:p>
          </table:table-cell>
          <table:table-cell table:style-name="ce11" office:value-type="float" office:value="460000">
            <text:p>460000</text:p>
          </table:table-cell>
          <table:table-cell table:style-name="ce11" office:value-type="float" office:value="397312.859884836">
            <text:p>397312.859884836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1" office:value-type="float" office:value="66.33">
            <text:p>66.33</text:p>
          </table:table-cell>
          <table:table-cell table:style-name="ce11" office:value-type="float" office:value="470000">
            <text:p>470000</text:p>
          </table:table-cell>
          <table:table-cell table:style-name="ce11" office:value-type="float" office:value="477927.063339725">
            <text:p>477927.063339725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1" office:value-type="float" office:value="66.46">
            <text:p>66.46</text:p>
          </table:table-cell>
          <table:table-cell table:style-name="ce11" office:value-type="float" office:value="480000">
            <text:p>480000</text:p>
          </table:table-cell>
          <table:table-cell table:style-name="ce11" office:value-type="float" office:value="552783.109404981">
            <text:p>552783.109404981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1" office:value-type="float" office:value="66.6">
            <text:p>66.6</text:p>
          </table:table-cell>
          <table:table-cell table:style-name="ce11" office:value-type="float" office:value="480000">
            <text:p>480000</text:p>
          </table:table-cell>
          <table:table-cell table:style-name="ce11" office:value-type="float" office:value="633397.312859878">
            <text:p>633397.312859878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1" office:value-type="float" office:value="66.74">
            <text:p>66.74</text:p>
          </table:table-cell>
          <table:table-cell table:style-name="ce11" office:value-type="float" office:value="490000">
            <text:p>490000</text:p>
          </table:table-cell>
          <table:table-cell table:style-name="ce11" office:value-type="float" office:value="714011.516314775">
            <text:p>714011.516314775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1" office:value-type="float" office:value="66.87">
            <text:p>66.87</text:p>
          </table:table-cell>
          <table:table-cell table:style-name="ce11" office:value-type="float" office:value="500000">
            <text:p>500000</text:p>
          </table:table-cell>
          <table:table-cell table:style-name="ce11" office:value-type="float" office:value="788867.562380038">
            <text:p>788867.562380038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1" office:value-type="float" office:value="67.01">
            <text:p>67.01</text:p>
          </table:table-cell>
          <table:table-cell table:style-name="ce11" office:value-type="float" office:value="500000">
            <text:p>500000</text:p>
          </table:table-cell>
          <table:table-cell table:style-name="ce11" office:value-type="float" office:value="869481.765834935">
            <text:p>869481.765834935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1" office:value-type="float" office:value="67.15">
            <text:p>67.15</text:p>
          </table:table-cell>
          <table:table-cell table:style-name="ce11" office:value-type="float" office:value="510000">
            <text:p>510000</text:p>
          </table:table-cell>
          <table:table-cell table:style-name="ce11" office:value-type="float" office:value="950095.969289832">
            <text:p>950095.969289832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1" office:value-type="float" office:value="67.29">
            <text:p>67.29</text:p>
          </table:table-cell>
          <table:table-cell table:style-name="ce11" office:value-type="float" office:value="520000">
            <text:p>520000</text:p>
          </table:table-cell>
          <table:table-cell table:style-name="ce11" office:value-type="float" office:value="1030710.17274472">
            <text:p>1030710.17274472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1" office:value-type="float" office:value="67.42">
            <text:p>67.42</text:p>
          </table:table-cell>
          <table:table-cell table:style-name="ce11" office:value-type="float" office:value="520000">
            <text:p>520000</text:p>
          </table:table-cell>
          <table:table-cell table:style-name="ce11" office:value-type="float" office:value="1105566.21880998">
            <text:p>1105566.21880998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1" office:value-type="float" office:value="67.56">
            <text:p>67.56</text:p>
          </table:table-cell>
          <table:table-cell table:style-name="ce11" office:value-type="float" office:value="530000">
            <text:p>530000</text:p>
          </table:table-cell>
          <table:table-cell table:style-name="ce11" office:value-type="float" office:value="1186180.42226487">
            <text:p>1186180.42226487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1" office:value-type="float" office:value="67.7">
            <text:p>67.7</text:p>
          </table:table-cell>
          <table:table-cell table:style-name="ce11" office:value-type="float" office:value="540000">
            <text:p>540000</text:p>
          </table:table-cell>
          <table:table-cell table:style-name="ce11" office:value-type="float" office:value="1266794.62571977">
            <text:p>1266794.62571977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1" office:value-type="float" office:value="67.83">
            <text:p>67.83</text:p>
          </table:table-cell>
          <table:table-cell table:style-name="ce11" office:value-type="float" office:value="540000">
            <text:p>540000</text:p>
          </table:table-cell>
          <table:table-cell table:style-name="ce11" office:value-type="float" office:value="1341650.67178503">
            <text:p>1341650.67178503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1" office:value-type="float" office:value="67.97">
            <text:p>67.97</text:p>
          </table:table-cell>
          <table:table-cell table:style-name="ce11" office:value-type="float" office:value="550000">
            <text:p>550000</text:p>
          </table:table-cell>
          <table:table-cell table:style-name="ce11" office:value-type="float" office:value="1422264.87523992">
            <text:p>1422264.87523992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1" office:value-type="float" office:value="68.11">
            <text:p>68.11</text:p>
          </table:table-cell>
          <table:table-cell table:style-name="ce11" office:value-type="float" office:value="550000">
            <text:p>550000</text:p>
          </table:table-cell>
          <table:table-cell table:style-name="ce11" office:value-type="float" office:value="1502879.07869481">
            <text:p>1502879.07869481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1" office:value-type="float" office:value="68.24">
            <text:p>68.24</text:p>
          </table:table-cell>
          <table:table-cell table:style-name="ce11" office:value-type="float" office:value="560000">
            <text:p>560000</text:p>
          </table:table-cell>
          <table:table-cell table:style-name="ce11" office:value-type="float" office:value="1577735.12476008">
            <text:p>1577735.12476008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1" office:value-type="float" office:value="68.38">
            <text:p>68.38</text:p>
          </table:table-cell>
          <table:table-cell table:style-name="ce11" office:value-type="float" office:value="560000">
            <text:p>560000</text:p>
          </table:table-cell>
          <table:table-cell table:style-name="ce11" office:value-type="float" office:value="1658349.32821497">
            <text:p>1658349.32821497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1" office:value-type="float" office:value="68.52">
            <text:p>68.52</text:p>
          </table:table-cell>
          <table:table-cell table:style-name="ce11" office:value-type="float" office:value="570000">
            <text:p>570000</text:p>
          </table:table-cell>
          <table:table-cell table:style-name="ce11" office:value-type="float" office:value="1738963.53166986">
            <text:p>1738963.53166986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1" office:value-type="float" office:value="68.66">
            <text:p>68.66</text:p>
          </table:table-cell>
          <table:table-cell table:style-name="ce11" office:value-type="float" office:value="570000">
            <text:p>570000</text:p>
          </table:table-cell>
          <table:table-cell table:style-name="ce11" office:value-type="float" office:value="1819577.73512476">
            <text:p>1819577.73512476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1" office:value-type="float" office:value="68.79">
            <text:p>68.79</text:p>
          </table:table-cell>
          <table:table-cell table:style-name="ce11" office:value-type="float" office:value="570000">
            <text:p>570000</text:p>
          </table:table-cell>
          <table:table-cell table:style-name="ce11" office:value-type="float" office:value="1894433.78119002">
            <text:p>1894433.78119002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1" office:value-type="float" office:value="68.93">
            <text:p>68.93</text:p>
          </table:table-cell>
          <table:table-cell table:style-name="ce11" office:value-type="float" office:value="580000">
            <text:p>580000</text:p>
          </table:table-cell>
          <table:table-cell table:style-name="ce11" office:value-type="float" office:value="1975047.98464492">
            <text:p>1975047.98464492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1" office:value-type="float" office:value="69.07">
            <text:p>69.07</text:p>
          </table:table-cell>
          <table:table-cell table:style-name="ce11" office:value-type="float" office:value="580000">
            <text:p>580000</text:p>
          </table:table-cell>
          <table:table-cell table:style-name="ce11" office:value-type="float" office:value="2055662.1880998">
            <text:p>2055662.1880998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1" office:value-type="float" office:value="69.2">
            <text:p>69.2</text:p>
          </table:table-cell>
          <table:table-cell table:style-name="ce11" office:value-type="float" office:value="580000">
            <text:p>580000</text:p>
          </table:table-cell>
          <table:table-cell table:style-name="ce11" office:value-type="float" office:value="2130518.23416506">
            <text:p>2130518.23416506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1" office:value-type="float" office:value="69.34">
            <text:p>69.34</text:p>
          </table:table-cell>
          <table:table-cell table:style-name="ce11" office:value-type="float" office:value="590000">
            <text:p>590000</text:p>
          </table:table-cell>
          <table:table-cell table:style-name="ce11" office:value-type="float" office:value="2211132.43761996">
            <text:p>2211132.43761996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1" office:value-type="float" office:value="69.48">
            <text:p>69.48</text:p>
          </table:table-cell>
          <table:table-cell table:style-name="ce11" office:value-type="float" office:value="590000">
            <text:p>590000</text:p>
          </table:table-cell>
          <table:table-cell table:style-name="ce11" office:value-type="float" office:value="2291746.64107486">
            <text:p>2291746.64107486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1" office:value-type="float" office:value="69.61">
            <text:p>69.61</text:p>
          </table:table-cell>
          <table:table-cell table:style-name="ce11" office:value-type="float" office:value="590000">
            <text:p>590000</text:p>
          </table:table-cell>
          <table:table-cell table:style-name="ce11" office:value-type="float" office:value="2366602.68714011">
            <text:p>2366602.68714011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1" office:value-type="float" office:value="69.75">
            <text:p>69.75</text:p>
          </table:table-cell>
          <table:table-cell table:style-name="ce11" office:value-type="float" office:value="590000">
            <text:p>590000</text:p>
          </table:table-cell>
          <table:table-cell table:style-name="ce11" office:value-type="float" office:value="2447216.89059501">
            <text:p>2447216.89059501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1" office:value-type="float" office:value="69.89">
            <text:p>69.89</text:p>
          </table:table-cell>
          <table:table-cell table:style-name="ce11" office:value-type="float" office:value="590000">
            <text:p>590000</text:p>
          </table:table-cell>
          <table:table-cell table:style-name="ce11" office:value-type="float" office:value="2527831.0940499">
            <text:p>2527831.0940499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1" office:value-type="float" office:value="70.02">
            <text:p>70.02</text:p>
          </table:table-cell>
          <table:table-cell table:style-name="ce11" office:value-type="float" office:value="590000">
            <text:p>590000</text:p>
          </table:table-cell>
          <table:table-cell table:style-name="ce11" office:value-type="float" office:value="2602687.14011516">
            <text:p>2602687.14011516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1" office:value-type="float" office:value="70.16">
            <text:p>70.16</text:p>
          </table:table-cell>
          <table:table-cell table:style-name="ce11" office:value-type="float" office:value="590000">
            <text:p>590000</text:p>
          </table:table-cell>
          <table:table-cell table:style-name="ce11" office:value-type="float" office:value="2683301.34357005">
            <text:p>2683301.34357005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1" office:value-type="float" office:value="70.3">
            <text:p>70.3</text:p>
          </table:table-cell>
          <table:table-cell table:style-name="ce11" office:value-type="float" office:value="580000">
            <text:p>580000</text:p>
          </table:table-cell>
          <table:table-cell table:style-name="ce11" office:value-type="float" office:value="2763915.54702495">
            <text:p>2763915.54702495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1" office:value-type="float" office:value="70.44">
            <text:p>70.44</text:p>
          </table:table-cell>
          <table:table-cell table:style-name="ce11" office:value-type="float" office:value="580000">
            <text:p>580000</text:p>
          </table:table-cell>
          <table:table-cell table:style-name="ce11" office:value-type="float" office:value="2844529.75047985">
            <text:p>2844529.75047985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1" office:value-type="float" office:value="70.57">
            <text:p>70.57</text:p>
          </table:table-cell>
          <table:table-cell table:style-name="ce11" office:value-type="float" office:value="580000">
            <text:p>580000</text:p>
          </table:table-cell>
          <table:table-cell table:style-name="ce11" office:value-type="float" office:value="2919385.7965451">
            <text:p>2919385.7965451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1" office:value-type="float" office:value="70.71">
            <text:p>70.71</text:p>
          </table:table-cell>
          <table:table-cell table:style-name="ce11" office:value-type="float" office:value="580000">
            <text:p>580000</text:p>
          </table:table-cell>
          <table:table-cell table:style-name="ce11" office:value-type="float" office:value="3000000">
            <text:p>3000000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1" table:number-rows-repeated="104837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6">00/00/0000</text:date>, <text:time style:data-style-name="N2" text:time-value="0000-00-00T16:46: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8T17:53:33</meta:creation-date>
    <meta:generator>LibreOffice/4.0.2.2$Linux_X86_64 LibreOffice_project/400m0$Build-2</meta:generator>
    <dc:date>2013-08-06T16:57:10</dc:date>
    <meta:editing-duration>P4DT6M3S</meta:editing-duration>
    <meta:editing-cycles>77</meta:editing-cycles>
    <meta:document-statistic meta:table-count="11" meta:cell-count="3163" meta:object-count="0"/>
  </office:meta>
</office:document-meta>
</file>